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0.5in" fo:margin-right="0in" fo:text-indent="0in" style:auto-text-indent="false"/>
    </style:style>
    <style:style style:name="P3" style:family="paragraph" style:parent-style-name="Preformatted_20_Text">
      <style:paragraph-properties fo:margin-left="0.5in" fo:margin-right="0in" fo:text-indent="0in" style:auto-text-indent="false"/>
    </style:style>
    <style:style style:name="P4" style:family="paragraph" style:parent-style-name="Horizontal_20_Line" style:list-style-name="L33"/>
    <style:style style:name="P5" style:family="paragraph" style:parent-style-name="Preformatted_20_Text" style:list-style-name="L25"/>
    <style:style style:name="P6" style:family="paragraph" style:parent-style-name="Preformatted_20_Text" style:list-style-name="L27"/>
    <style:style style:name="P7" style:family="paragraph" style:parent-style-name="Preformatted_20_Text" style:list-style-name="L31"/>
    <style:style style:name="P8" style:family="paragraph" style:parent-style-name="Preformatted_20_Text" style:list-style-name="L33"/>
    <style:style style:name="P9" style:family="paragraph" style:parent-style-name="Preformatted_20_Text" style:list-style-name="L35"/>
    <style:style style:name="P10" style:family="paragraph" style:parent-style-name="Preformatted_20_Text" style:list-style-name="L54"/>
    <style:style style:name="P11" style:family="paragraph" style:parent-style-name="Preformatted_20_Text" style:list-style-name="L56"/>
    <style:style style:name="P12" style:family="paragraph" style:parent-style-name="Preformatted_20_Text" style:list-style-name="L57"/>
    <style:style style:name="P13" style:family="paragraph" style:parent-style-name="Preformatted_20_Text" style:list-style-name="L65"/>
    <style:style style:name="P14" style:family="paragraph" style:parent-style-name="Preformatted_20_Text" style:list-style-name="L71"/>
    <style:style style:name="P15" style:family="paragraph" style:parent-style-name="Preformatted_20_Text" style:list-style-name="L70"/>
    <style:style style:name="P16" style:family="paragraph" style:parent-style-name="Preformatted_20_Text" style:list-style-name="L75"/>
    <style:style style:name="P17" style:family="paragraph" style:parent-style-name="Preformatted_20_Text" style:list-style-name="L76"/>
    <style:style style:name="P18" style:family="paragraph" style:parent-style-name="Preformatted_20_Text" style:list-style-name="L81"/>
    <style:style style:name="P19" style:family="paragraph" style:parent-style-name="Preformatted_20_Text" style:list-style-name="L82"/>
    <style:style style:name="P20" style:family="paragraph" style:parent-style-name="Preformatted_20_Text" style:list-style-name="L83"/>
    <style:style style:name="P21" style:family="paragraph" style:parent-style-name="Preformatted_20_Text" style:list-style-name="L88"/>
    <style:style style:name="P22" style:family="paragraph" style:parent-style-name="Preformatted_20_Text" style:list-style-name="L89"/>
    <style:style style:name="P23" style:family="paragraph" style:parent-style-name="Preformatted_20_Text" style:list-style-name="L90"/>
    <style:style style:name="P24" style:family="paragraph" style:parent-style-name="Preformatted_20_Text" style:list-style-name="L91"/>
    <style:style style:name="P25" style:family="paragraph" style:parent-style-name="Text_20_body" style:list-style-name="L2">
      <style:paragraph-properties fo:margin-top="0in" fo:margin-bottom="0in" style:contextual-spacing="false"/>
    </style:style>
    <style:style style:name="P26" style:family="paragraph" style:parent-style-name="Text_20_body" style:list-style-name="L3">
      <style:paragraph-properties fo:margin-top="0in" fo:margin-bottom="0in" style:contextual-spacing="false"/>
    </style:style>
    <style:style style:name="P27" style:family="paragraph" style:parent-style-name="Text_20_body" style:list-style-name="L4">
      <style:paragraph-properties fo:margin-top="0in" fo:margin-bottom="0in" style:contextual-spacing="false"/>
    </style:style>
    <style:style style:name="P28" style:family="paragraph" style:parent-style-name="Text_20_body" style:list-style-name="L5">
      <style:paragraph-properties fo:margin-top="0in" fo:margin-bottom="0in" style:contextual-spacing="false"/>
    </style:style>
    <style:style style:name="P29" style:family="paragraph" style:parent-style-name="Text_20_body" style:list-style-name="L6">
      <style:paragraph-properties fo:margin-top="0in" fo:margin-bottom="0in" style:contextual-spacing="false"/>
    </style:style>
    <style:style style:name="P30" style:family="paragraph" style:parent-style-name="Text_20_body" style:list-style-name="L7">
      <style:paragraph-properties fo:margin-top="0in" fo:margin-bottom="0in" style:contextual-spacing="false"/>
    </style:style>
    <style:style style:name="P31" style:family="paragraph" style:parent-style-name="Text_20_body" style:list-style-name="L8">
      <style:paragraph-properties fo:margin-top="0in" fo:margin-bottom="0in" style:contextual-spacing="false"/>
    </style:style>
    <style:style style:name="P32" style:family="paragraph" style:parent-style-name="Text_20_body" style:list-style-name="L9">
      <style:paragraph-properties fo:margin-top="0in" fo:margin-bottom="0in" style:contextual-spacing="false"/>
    </style:style>
    <style:style style:name="P33" style:family="paragraph" style:parent-style-name="Text_20_body" style:list-style-name="L10">
      <style:paragraph-properties fo:margin-top="0in" fo:margin-bottom="0in" style:contextual-spacing="false"/>
    </style:style>
    <style:style style:name="P34" style:family="paragraph" style:parent-style-name="Text_20_body" style:list-style-name="L11">
      <style:paragraph-properties fo:margin-top="0in" fo:margin-bottom="0in" style:contextual-spacing="false"/>
    </style:style>
    <style:style style:name="P35" style:family="paragraph" style:parent-style-name="Text_20_body" style:list-style-name="L12">
      <style:paragraph-properties fo:margin-top="0in" fo:margin-bottom="0in" style:contextual-spacing="false"/>
    </style:style>
    <style:style style:name="P36" style:family="paragraph" style:parent-style-name="Text_20_body" style:list-style-name="L13">
      <style:paragraph-properties fo:margin-top="0in" fo:margin-bottom="0in" style:contextual-spacing="false"/>
    </style:style>
    <style:style style:name="P37" style:family="paragraph" style:parent-style-name="Text_20_body" style:list-style-name="L14">
      <style:paragraph-properties fo:margin-top="0in" fo:margin-bottom="0in" style:contextual-spacing="false"/>
    </style:style>
    <style:style style:name="P38" style:family="paragraph" style:parent-style-name="Text_20_body" style:list-style-name="L15">
      <style:paragraph-properties fo:margin-top="0in" fo:margin-bottom="0in" style:contextual-spacing="false"/>
    </style:style>
    <style:style style:name="P39" style:family="paragraph" style:parent-style-name="Text_20_body" style:list-style-name="L16">
      <style:paragraph-properties fo:margin-top="0in" fo:margin-bottom="0in" style:contextual-spacing="false"/>
    </style:style>
    <style:style style:name="P40" style:family="paragraph" style:parent-style-name="Text_20_body" style:list-style-name="L17">
      <style:paragraph-properties fo:margin-top="0in" fo:margin-bottom="0in" style:contextual-spacing="false"/>
    </style:style>
    <style:style style:name="P41" style:family="paragraph" style:parent-style-name="Text_20_body" style:list-style-name="L18">
      <style:paragraph-properties fo:margin-top="0in" fo:margin-bottom="0in" style:contextual-spacing="false"/>
    </style:style>
    <style:style style:name="P42" style:family="paragraph" style:parent-style-name="Text_20_body" style:list-style-name="L19">
      <style:paragraph-properties fo:margin-top="0in" fo:margin-bottom="0in" style:contextual-spacing="false"/>
    </style:style>
    <style:style style:name="P43" style:family="paragraph" style:parent-style-name="Text_20_body" style:list-style-name="L20">
      <style:paragraph-properties fo:margin-top="0in" fo:margin-bottom="0in" style:contextual-spacing="false"/>
    </style:style>
    <style:style style:name="P44" style:family="paragraph" style:parent-style-name="Text_20_body" style:list-style-name="L21">
      <style:paragraph-properties fo:margin-top="0in" fo:margin-bottom="0in" style:contextual-spacing="false"/>
    </style:style>
    <style:style style:name="P45" style:family="paragraph" style:parent-style-name="Text_20_body">
      <style:text-properties fo:font-weight="bold" style:font-weight-asian="bold" style:font-weight-complex="bold"/>
    </style:style>
    <style:style style:name="P46" style:family="paragraph" style:parent-style-name="Text_20_body" style:list-style-name="L22"/>
    <style:style style:name="P47" style:family="paragraph" style:parent-style-name="Text_20_body" style:list-style-name="L23"/>
    <style:style style:name="P48" style:family="paragraph" style:parent-style-name="Text_20_body" style:list-style-name="L24">
      <style:paragraph-properties fo:margin-top="0in" fo:margin-bottom="0in" style:contextual-spacing="false"/>
    </style:style>
    <style:style style:name="P49" style:family="paragraph" style:parent-style-name="Text_20_body" style:list-style-name="L25"/>
    <style:style style:name="P50" style:family="paragraph" style:parent-style-name="Text_20_body" style:list-style-name="L26"/>
    <style:style style:name="P51" style:family="paragraph" style:parent-style-name="Text_20_body" style:list-style-name="L27"/>
    <style:style style:name="P52" style:family="paragraph" style:parent-style-name="Text_20_body" style:list-style-name="L28"/>
    <style:style style:name="P53" style:family="paragraph" style:parent-style-name="Text_20_body" style:list-style-name="L29"/>
    <style:style style:name="P54" style:family="paragraph" style:parent-style-name="Text_20_body" style:list-style-name="L30">
      <style:paragraph-properties fo:margin-top="0in" fo:margin-bottom="0in" style:contextual-spacing="false"/>
    </style:style>
    <style:style style:name="P55" style:family="paragraph" style:parent-style-name="Text_20_body" style:list-style-name="L31"/>
    <style:style style:name="P56" style:family="paragraph" style:parent-style-name="Text_20_body" style:list-style-name="L32">
      <style:paragraph-properties fo:margin-top="0in" fo:margin-bottom="0in" style:contextual-spacing="false"/>
    </style:style>
    <style:style style:name="P57" style:family="paragraph" style:parent-style-name="Text_20_body" style:list-style-name="L33"/>
    <style:style style:name="P58" style:family="paragraph" style:parent-style-name="Text_20_body" style:list-style-name="L34"/>
    <style:style style:name="P59" style:family="paragraph" style:parent-style-name="Text_20_body" style:list-style-name="L35"/>
    <style:style style:name="P60" style:family="paragraph" style:parent-style-name="Text_20_body" style:list-style-name="L36">
      <style:paragraph-properties fo:margin-top="0in" fo:margin-bottom="0in" style:contextual-spacing="false"/>
    </style:style>
    <style:style style:name="P61" style:family="paragraph" style:parent-style-name="Text_20_body" style:list-style-name="L37">
      <style:paragraph-properties fo:margin-top="0in" fo:margin-bottom="0in" style:contextual-spacing="false"/>
    </style:style>
    <style:style style:name="P62" style:family="paragraph" style:parent-style-name="Text_20_body" style:list-style-name="L38">
      <style:paragraph-properties fo:margin-top="0in" fo:margin-bottom="0in" style:contextual-spacing="false"/>
    </style:style>
    <style:style style:name="P63" style:family="paragraph" style:parent-style-name="Text_20_body" style:list-style-name="L39">
      <style:paragraph-properties fo:margin-top="0in" fo:margin-bottom="0in" style:contextual-spacing="false"/>
    </style:style>
    <style:style style:name="P64" style:family="paragraph" style:parent-style-name="Text_20_body" style:list-style-name="L40">
      <style:paragraph-properties fo:margin-top="0in" fo:margin-bottom="0in" style:contextual-spacing="false"/>
    </style:style>
    <style:style style:name="P65" style:family="paragraph" style:parent-style-name="Text_20_body" style:list-style-name="L41">
      <style:paragraph-properties fo:margin-top="0in" fo:margin-bottom="0in" style:contextual-spacing="false"/>
    </style:style>
    <style:style style:name="P66" style:family="paragraph" style:parent-style-name="Text_20_body" style:list-style-name="L42">
      <style:paragraph-properties fo:margin-top="0in" fo:margin-bottom="0in" style:contextual-spacing="false"/>
    </style:style>
    <style:style style:name="P67" style:family="paragraph" style:parent-style-name="Text_20_body" style:list-style-name="L43">
      <style:paragraph-properties fo:margin-top="0in" fo:margin-bottom="0in" style:contextual-spacing="false"/>
    </style:style>
    <style:style style:name="P68" style:family="paragraph" style:parent-style-name="Text_20_body" style:list-style-name="L44">
      <style:paragraph-properties fo:margin-top="0in" fo:margin-bottom="0in" style:contextual-spacing="false"/>
    </style:style>
    <style:style style:name="P69" style:family="paragraph" style:parent-style-name="Text_20_body" style:list-style-name="L45">
      <style:paragraph-properties fo:margin-top="0in" fo:margin-bottom="0in" style:contextual-spacing="false"/>
    </style:style>
    <style:style style:name="P70" style:family="paragraph" style:parent-style-name="Text_20_body" style:list-style-name="L46">
      <style:paragraph-properties fo:margin-top="0in" fo:margin-bottom="0in" style:contextual-spacing="false"/>
    </style:style>
    <style:style style:name="P71" style:family="paragraph" style:parent-style-name="Text_20_body" style:list-style-name="L47">
      <style:paragraph-properties fo:margin-top="0in" fo:margin-bottom="0in" style:contextual-spacing="false"/>
    </style:style>
    <style:style style:name="P72" style:family="paragraph" style:parent-style-name="Text_20_body" style:list-style-name="L48">
      <style:paragraph-properties fo:margin-top="0in" fo:margin-bottom="0in" style:contextual-spacing="false"/>
    </style:style>
    <style:style style:name="P73" style:family="paragraph" style:parent-style-name="Text_20_body" style:list-style-name="L49">
      <style:paragraph-properties fo:margin-top="0in" fo:margin-bottom="0in" style:contextual-spacing="false"/>
    </style:style>
    <style:style style:name="P74" style:family="paragraph" style:parent-style-name="Text_20_body" style:list-style-name="L50">
      <style:paragraph-properties fo:margin-top="0in" fo:margin-bottom="0in" style:contextual-spacing="false"/>
    </style:style>
    <style:style style:name="P75" style:family="paragraph" style:parent-style-name="Text_20_body" style:list-style-name="L51">
      <style:paragraph-properties fo:margin-top="0in" fo:margin-bottom="0in" style:contextual-spacing="false"/>
    </style:style>
    <style:style style:name="P76" style:family="paragraph" style:parent-style-name="Text_20_body" style:list-style-name="L52">
      <style:paragraph-properties fo:margin-top="0in" fo:margin-bottom="0in" style:contextual-spacing="false"/>
    </style:style>
    <style:style style:name="P77" style:family="paragraph" style:parent-style-name="Text_20_body" style:list-style-name="L53">
      <style:paragraph-properties fo:margin-top="0in" fo:margin-bottom="0in" style:contextual-spacing="false"/>
    </style:style>
    <style:style style:name="P78" style:family="paragraph" style:parent-style-name="Text_20_body" style:list-style-name="L54"/>
    <style:style style:name="P79" style:family="paragraph" style:parent-style-name="Text_20_body" style:list-style-name="L55">
      <style:paragraph-properties fo:margin-top="0in" fo:margin-bottom="0in" style:contextual-spacing="false"/>
    </style:style>
    <style:style style:name="P80" style:family="paragraph" style:parent-style-name="Text_20_body" style:list-style-name="L56"/>
    <style:style style:name="P81" style:family="paragraph" style:parent-style-name="Text_20_body" style:list-style-name="L57"/>
    <style:style style:name="P82" style:family="paragraph" style:parent-style-name="Text_20_body" style:list-style-name="L58">
      <style:paragraph-properties fo:margin-top="0in" fo:margin-bottom="0in" style:contextual-spacing="false"/>
    </style:style>
    <style:style style:name="P83" style:family="paragraph" style:parent-style-name="Text_20_body" style:list-style-name="L59">
      <style:paragraph-properties fo:margin-top="0in" fo:margin-bottom="0in" style:contextual-spacing="false"/>
    </style:style>
    <style:style style:name="P84" style:family="paragraph" style:parent-style-name="Text_20_body" style:list-style-name="L60"/>
    <style:style style:name="P85" style:family="paragraph" style:parent-style-name="Text_20_body" style:list-style-name="L61">
      <style:paragraph-properties fo:margin-top="0in" fo:margin-bottom="0in" style:contextual-spacing="false"/>
    </style:style>
    <style:style style:name="P86" style:family="paragraph" style:parent-style-name="Text_20_body" style:list-style-name="L62">
      <style:paragraph-properties fo:margin-top="0in" fo:margin-bottom="0in" style:contextual-spacing="false"/>
    </style:style>
    <style:style style:name="P87" style:family="paragraph" style:parent-style-name="Text_20_body" style:list-style-name="L63">
      <style:paragraph-properties fo:margin-top="0in" fo:margin-bottom="0in" style:contextual-spacing="false"/>
    </style:style>
    <style:style style:name="P88" style:family="paragraph" style:parent-style-name="Text_20_body" style:list-style-name="L64">
      <style:paragraph-properties fo:margin-top="0in" fo:margin-bottom="0in" style:contextual-spacing="false"/>
    </style:style>
    <style:style style:name="P89" style:family="paragraph" style:parent-style-name="Text_20_body" style:list-style-name="L65"/>
    <style:style style:name="P90" style:family="paragraph" style:parent-style-name="Text_20_body" style:list-style-name="L66">
      <style:paragraph-properties fo:margin-top="0in" fo:margin-bottom="0in" style:contextual-spacing="false"/>
    </style:style>
    <style:style style:name="P91" style:family="paragraph" style:parent-style-name="Text_20_body" style:list-style-name="L67">
      <style:paragraph-properties fo:margin-top="0in" fo:margin-bottom="0in" style:contextual-spacing="false"/>
    </style:style>
    <style:style style:name="P92" style:family="paragraph" style:parent-style-name="Text_20_body" style:list-style-name="L68">
      <style:paragraph-properties fo:margin-top="0in" fo:margin-bottom="0in" style:contextual-spacing="false"/>
    </style:style>
    <style:style style:name="P93" style:family="paragraph" style:parent-style-name="Text_20_body" style:list-style-name="L69">
      <style:paragraph-properties fo:margin-top="0in" fo:margin-bottom="0in" style:contextual-spacing="false"/>
    </style:style>
    <style:style style:name="P94" style:family="paragraph" style:parent-style-name="Text_20_body" style:list-style-name="L70"/>
    <style:style style:name="P95" style:family="paragraph" style:parent-style-name="Text_20_body" style:list-style-name="L71"/>
    <style:style style:name="P96" style:family="paragraph" style:parent-style-name="Text_20_body" style:list-style-name="L72">
      <style:paragraph-properties fo:margin-top="0in" fo:margin-bottom="0in" style:contextual-spacing="false"/>
    </style:style>
    <style:style style:name="P97" style:family="paragraph" style:parent-style-name="Text_20_body" style:list-style-name="L73">
      <style:paragraph-properties fo:margin-top="0in" fo:margin-bottom="0in" style:contextual-spacing="false"/>
    </style:style>
    <style:style style:name="P98" style:family="paragraph" style:parent-style-name="Text_20_body" style:list-style-name="L74">
      <style:paragraph-properties fo:margin-top="0in" fo:margin-bottom="0in" style:contextual-spacing="false"/>
    </style:style>
    <style:style style:name="P99" style:family="paragraph" style:parent-style-name="Text_20_body" style:list-style-name="L75"/>
    <style:style style:name="P100" style:family="paragraph" style:parent-style-name="Text_20_body" style:list-style-name="L76"/>
    <style:style style:name="P101" style:family="paragraph" style:parent-style-name="Text_20_body" style:list-style-name="L77">
      <style:paragraph-properties fo:margin-top="0in" fo:margin-bottom="0in" style:contextual-spacing="false"/>
    </style:style>
    <style:style style:name="P102" style:family="paragraph" style:parent-style-name="Text_20_body" style:list-style-name="L78">
      <style:paragraph-properties fo:margin-top="0in" fo:margin-bottom="0in" style:contextual-spacing="false"/>
    </style:style>
    <style:style style:name="P103" style:family="paragraph" style:parent-style-name="Text_20_body" style:list-style-name="L79">
      <style:paragraph-properties fo:margin-top="0in" fo:margin-bottom="0in" style:contextual-spacing="false"/>
    </style:style>
    <style:style style:name="P104" style:family="paragraph" style:parent-style-name="Text_20_body" style:list-style-name="L80">
      <style:paragraph-properties fo:margin-top="0in" fo:margin-bottom="0in" style:contextual-spacing="false"/>
    </style:style>
    <style:style style:name="P105" style:family="paragraph" style:parent-style-name="Text_20_body" style:list-style-name="L81"/>
    <style:style style:name="P106" style:family="paragraph" style:parent-style-name="Text_20_body" style:list-style-name="L82"/>
    <style:style style:name="P107" style:family="paragraph" style:parent-style-name="Text_20_body" style:list-style-name="L83"/>
    <style:style style:name="P108" style:family="paragraph" style:parent-style-name="Text_20_body" style:list-style-name="L84">
      <style:paragraph-properties fo:margin-top="0in" fo:margin-bottom="0in" style:contextual-spacing="false"/>
    </style:style>
    <style:style style:name="P109" style:family="paragraph" style:parent-style-name="Text_20_body" style:list-style-name="L85">
      <style:paragraph-properties fo:margin-top="0in" fo:margin-bottom="0in" style:contextual-spacing="false"/>
    </style:style>
    <style:style style:name="P110" style:family="paragraph" style:parent-style-name="Text_20_body" style:list-style-name="L86">
      <style:paragraph-properties fo:margin-top="0in" fo:margin-bottom="0in" style:contextual-spacing="false"/>
    </style:style>
    <style:style style:name="P111" style:family="paragraph" style:parent-style-name="Text_20_body" style:list-style-name="L87">
      <style:paragraph-properties fo:margin-top="0in" fo:margin-bottom="0in" style:contextual-spacing="false"/>
    </style:style>
    <style:style style:name="P112" style:family="paragraph" style:parent-style-name="Text_20_body" style:list-style-name="L88"/>
    <style:style style:name="P113" style:family="paragraph" style:parent-style-name="Text_20_body" style:list-style-name="L89"/>
    <style:style style:name="P114" style:family="paragraph" style:parent-style-name="Text_20_body" style:list-style-name="L90"/>
    <style:style style:name="P115" style:family="paragraph" style:parent-style-name="Text_20_body" style:list-style-name="L91"/>
    <style:style style:name="P116" style:family="paragraph" style:parent-style-name="Text_20_body" style:list-style-name="L92">
      <style:paragraph-properties fo:margin-top="0in" fo:margin-bottom="0in" style:contextual-spacing="false"/>
    </style:style>
    <style:style style:name="P117" style:family="paragraph" style:parent-style-name="Text_20_body" style:list-style-name="L93">
      <style:paragraph-properties fo:margin-top="0in" fo:margin-bottom="0in" style:contextual-spacing="false"/>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introduction-to-bash-scripting"/>Introduction to Bash Scripting<text:bookmark-end text:name="introduction-to-bash-scripting"/></text:h>
      <text:h text:style-name="Heading_20_2" text:outline-level="2"><text:bookmark-start text:name="introduction"/>Introduction<text:bookmark-end text:name="introduction"/></text:h>
      <text:p text:style-name="First_20_paragraph">Think of the Bash shell as the translator between you and your computer's operating system (specifically, if you're using Linux or macOS). When you type commands into the terminal, Bash is the program that understands those commands and tells the operating system what to do. It's like the command center for your computer!</text:p>
      <text:p text:style-name="Text_20_body">Why is it useful? Well, instead of clicking through menus and interfaces, Bash allows you to perform tasks quickly and efficiently using text-based commands. Imagine you want to find all the files with ".txt" in their name in a specific folder. With a few Bash commands, you can do that in seconds! This becomes incredibly powerful when you want to automate repetitive tasks.</text:p>
      <text:p text:style-name="Text_20_body">Let's look at a few basic commands you'll use all the time:</text:p>
      <text:list xml:id="list2969749574" text:style-name="L21">
        <text:list-item>
          <text:p text:style-name="P44"><text:span text:style-name="Source_5f_Text">ls</text:span>: This command lists all the files and directories in your current location. It's like opening a folder in a graphical interface.</text:p>
        </text:list-item>
        <text:list-item>
          <text:p text:style-name="P44"><text:span text:style-name="Source_5f_Text">cd</text:span>: This stands for change directory. It allows you to navigate between different folders in your file system. For example, <text:span text:style-name="Source_5f_Text">cd Documents</text:span> would take you into your "Documents" folder.</text:p>
        </text:list-item>
        <text:list-item>
          <text:p text:style-name="P44"><text:span text:style-name="Source_5f_Text">pwd</text:span>: This stands for print working directory. It shows you the full path of the directory you are currently in. Think of it as telling you "you are here" in your computer's file system.</text:p>
        </text:list-item>
      </text:list>
      <text:h text:style-name="Heading_20_2" text:outline-level="2"><text:bookmark-start text:name="getting-started-with-bash-scripting"/>Getting Started with Bash Scripting<text:bookmark-end text:name="getting-started-with-bash-scripting"/></text:h>
      <text:h text:style-name="Heading_20_3" text:outline-level="3"><text:bookmark-start text:name="hello-world"/>Hello, world<text:bookmark-end text:name="hello-world"/></text:h>
      <text:p text:style-name="First_20_paragraph">A Bash script is simply a text file that contains a series of Bash commands. When you run the script, Bash reads the commands in the file and executes them one by one. It's like writing down a recipe of commands for your computer to follow!</text:p>
      <text:p text:style-name="Text_20_body">The very first line in almost every Bash script is a special one: <text:span text:style-name="Source_5f_Text">#!/bin/bash</text:span>. This is called the <text:span text:style-name="T1">"shebang"</text:span> line. Think of it as telling your operating system, "Hey, the commands in this file should be executed using the Bash interpreter." Without this line, your system might try to run the script with a different program, and it probably wouldn't work as expected.</text:p>
      <text:p text:style-name="P45">So, how do you create a script?</text:p>
      <text:list xml:id="list847768794" text:style-name="L22">
        <text:list-item>
          <text:p text:style-name="P46"><text:span text:style-name="T3">Open a text editor</text:span>: You can use any plain text editor like <text:span text:style-name="Source_5f_Text">nano</text:span>, <text:span text:style-name="Source_5f_Text">vim</text:span>, <text:span text:style-name="Source_5f_Text">gedit</text:span> (on Linux), or even <text:span text:style-name="Source_5f_Text">TextEdit</text:span> (on macOS, just make sure to save it as plain text).</text:p>
        </text:list-item>
        <text:list-item>
          <text:p text:style-name="P46"><text:span text:style-name="T3">Type the </text:span><text:span text:style-name="T1">shebang</text:span><text:span text:style-name="T3"> line</text:span>: At the very top of your new file, type <text:span text:style-name="Source_5f_Text">#!/bin/bash</text:span>.</text:p>
        </text:list-item>
        <text:list-item>
          <text:p text:style-name="P46"><text:span text:style-name="T3">Add some commands</text:span>: On the lines below the shebang, you can write any Bash <text:soft-page-break/>commands you've learned or will learn. For a super simple first script, let's use the <text:span text:style-name="Source_5f_Text">echo</text:span> command. <text:span text:style-name="Source_5f_Text">echo</text:span> simply displays text on your terminal. Try typing <text:span text:style-name="Source_5f_Text">echo "Hello, world!"</text:span> on the second line.</text:p>
        </text:list-item>
        <text:list-item>
          <text:p text:style-name="P46"><text:span text:style-name="T3">Save the file</text:span>: Save the file with a name that ends in .sh. This is a common convention for Bash scripts, although it's not strictly required. Let's call our first script <text:span text:style-name="Source_5f_Text">hello.sh</text:span>.</text:p>
        </text:list-item>
        <text:list-item>
          <text:p text:style-name="P46"><text:span text:style-name="T3">Make it executable</text:span>: Before you can run your script, you need to tell your system that it's an executable file. Open your terminal, navigate to the directory where you saved <text:span text:style-name="Source_5f_Text">hello.sh</text:span> using the <text:span text:style-name="Source_5f_Text">cd</text:span> command, and then run the command: <text:span text:style-name="Source_5f_Text">chmod +x hello.sh</text:span>. The <text:span text:style-name="Source_5f_Text">chmod +x</text:span> command adds execute permissions to the file.</text:p>
        </text:list-item>
        <text:list-item>
          <text:p text:style-name="P46"><text:span text:style-name="T3">Run your script</text:span>: Now you can finally run your script! In the terminal, type <text:span text:style-name="Source_5f_Text">./hello.sh</text:span> and press <text:span text:style-name="Source_5f_Text">Enter</text:span>. You should see "Hello, world!" printed on your screen.</text:p>
        </text:list-item>
      </text:list>
      <text:p text:style-name="P2"><text:span text:style-name="T3">To quickly recap</text:span>:<text:line-break/>Create a new script file with nano by typing:</text:p>
      <text:p text:style-name="Preformatted_20_Text"><text:span text:style-name="NormalTok"><text:s/></text:span><text:span text:style-name="FunctionTok">nano</text:span><text:span text:style-name="NormalTok"> hello.sh</text:span> </text:p>
      <text:p text:style-name="P2">That should open the nano program, and be editing the file hello.sh.</text:p>
      <text:p text:style-name="P2"><text:span text:style-name="T3">Inside of </text:span><text:span text:style-name="Source_5f_Text">hello.sh</text:span><text:span text:style-name="T3">, add the following lines:</text:span></text:p>
      <text:p text:style-name="Preformatted_20_Text"><text:span text:style-name="CommentTok">#!/bin/bash</text:span> </text:p>
      <text:p text:style-name="Preformatted_20_Text"><text:span text:style-name="BuiltInTok">echo</text:span><text:span text:style-name="NormalTok"> </text:span><text:span text:style-name="StringTok">"Hello, world!"</text:span> </text:p>
      <text:p text:style-name="P2">Now save the script and exit with <text:span text:style-name="Source_5f_Text">Ctrl-o</text:span> and <text:span text:style-name="Source_5f_Text">Enter</text:span>, followed by <text:span text:style-name="Source_5f_Text">Ctrl-x</text:span> to exit <text:span text:style-name="Source_5f_Text">nano</text:span>. Make the script executable by running the following command in your termnial:</text:p>
      <text:p text:style-name="Preformatted_20_Text"><text:span text:style-name="FunctionTok">chmod</text:span><text:span text:style-name="NormalTok"> +x ./hello.sh</text:span> </text:p>
      <text:p text:style-name="P2">Now finally run your script, you should be in the same directory you created it in:</text:p>
      <text:p text:style-name="Preformatted_20_Text"><text:span text:style-name="ExtensionTok">./hello.sh</text:span> </text:p>
      <text:p text:style-name="P2">You should see the output:</text:p>
      <text:p text:style-name="P3">Hello, world!</text:p>
      <text:p text:style-name="First_20_paragraph">There was your first basic Bash script. That wasn't too painful now was it?</text:p>
      <text:h text:style-name="Heading_20_3" text:outline-level="3"><text:bookmark-start text:name="bash-syntax"/>Bash Syntax<text:bookmark-end text:name="bash-syntax"/></text:h>
      <text:p text:style-name="First_20_paragraph">Let's go over the Basic Syntax of Bash commands. Think of it as the grammar of the Bash language.</text:p>
      <text:p text:style-name="Text_20_body">Most Bash commands follow a general structure:</text:p>
      <text:p text:style-name="Text_20_body"><text:span text:style-name="Source_5f_Text">command [options] [arguments]</text:span></text:p>
      <text:p text:style-name="Text_20_body"><text:span text:style-name="T3">Let's break this down</text:span>:</text:p>
      <text:list xml:id="list107455513" text:style-name="L23">
        <text:list-item>
          <text:p text:style-name="P47"><text:soft-page-break/><text:span text:style-name="Source_5f_Text">command</text:span>: This is the action you want to perform, like ls, cd, or echo.</text:p>
        </text:list-item>
        <text:list-item>
          <text:p text:style-name="P47"><text:span text:style-name="Source_5f_Text">[options]</text:span>: These are like modifiers that change how the command behaves. They usually start with a hyphen (<text:span text:style-name="Source_5f_Text">-</text:span>). For example, <text:span text:style-name="Source_5f_Text">ls -l</text:span> uses the <text:span text:style-name="Source_5f_Text">-l</text:span> option to display the output in a long listing format, showing more details about the files and directories.</text:p>
        </text:list-item>
        <text:list-item>
          <text:p text:style-name="P47"><text:span text:style-name="Source_5f_Text">[arguments]</text:span>: These are the targets of the command. For example, with the <text:span text:style-name="Source_5f_Text">cd</text:span> command, the argument is the directory you want to change to (e.g., <text:span text:style-name="Source_5f_Text">cd Documents</text:span>, where "Documents" is the argument). For echo, the argument is the text you want to display (e.g., <text:span text:style-name="Source_5f_Text">echo "Hello"</text:span>, where "Hello" is the argument).</text:p>
        </text:list-item>
      </text:list>
      <text:p text:style-name="First_20_paragraph">We've already seen the echo command in action. It's super useful for displaying messages or the output of other commands.</text:p>
      <text:p text:style-name="Text_20_body">Another important concept is comments. These are notes that you can add to your scripts to explain what the code is doing. Bash ignores comments when it runs the script. To write a comment, you simply start a line with a hash symbol (<text:span text:style-name="Source_5f_Text">#</text:span>). For example:</text:p>
      <text:p text:style-name="Preformatted_20_Text"><text:span text:style-name="CommentTok">#!/bin/bash</text:span> </text:p>
      <text:p text:style-name="Preformatted_20_Text"><text:span text:style-name="CommentTok"># This is a comment explaining what the script does</text:span> </text:p>
      <text:p text:style-name="Preformatted_20_Text"><text:span text:style-name="BuiltInTok">echo</text:span><text:span text:style-name="NormalTok"> </text:span><text:span text:style-name="StringTok">"Hello, world!"</text:span><text:span text:style-name="NormalTok"> </text:span><text:span text:style-name="CommentTok"># This comment explains this specific line</text:span> </text:p>
      <text:p text:style-name="First_20_paragraph">Comments are incredibly helpful for making your scripts easier to understand, especially as they get more complex.</text:p>
      <text:h text:style-name="Heading_20_2" text:outline-level="2"><text:bookmark-start text:name="variables-and-data"/>Variables and Data<text:bookmark-end text:name="variables-and-data"/></text:h>
      <text:p text:style-name="First_20_paragraph"><text:span text:style-name="T3">Variables and Data</text:span> in Bash scripting is where you can start storing and manipulating information within your scripts, making them much more dynamic!</text:p>
      <text:p text:style-name="Text_20_body">Think of a variable as a named storage location in your computer's memory where you can hold a piece of data. It's like labeling a box so you know what's inside. In Bash, you can store different kinds of data in variables, but the most common type you'll work with initially is text, also known as a string.</text:p>
      <text:h text:style-name="Heading_20_3" text:outline-level="3"><text:bookmark-start text:name="assigning-values-to-variables"/>Assigning Values to Variables<text:bookmark-end text:name="assigning-values-to-variables"/></text:h>
      <text:p text:style-name="First_20_paragraph">To assign a value to a variable in Bash, you use the following syntax:</text:p>
      <text:p text:style-name="Preformatted_20_Text"><text:span text:style-name="VariableTok">variable_name</text:span><text:span text:style-name="OperatorTok">=</text:span><text:span text:style-name="NormalTok">value</text:span> </text:p>
      <text:p text:style-name="First_20_paragraph">It's important to note that there should be no spaces around the equals sign (=). For example:</text:p>
      <text:p text:style-name="Preformatted_20_Text"><text:span text:style-name="VariableTok">my_name</text:span><text:span text:style-name="OperatorTok">=</text:span><text:span text:style-name="StringTok">"Alice"</text:span> </text:p>
      <text:p text:style-name="Preformatted_20_Text"><text:span text:style-name="VariableTok">age</text:span><text:span text:style-name="OperatorTok">=</text:span><text:span text:style-name="NormalTok">30</text:span> </text:p>
      <text:p text:style-name="Preformatted_20_Text"><text:span text:style-name="VariableTok">message</text:span><text:span text:style-name="OperatorTok">=</text:span><text:span text:style-name="StringTok">"Hello there!"</text:span> </text:p>
      <text:p text:style-name="First_20_paragraph">In these examples, <text:span text:style-name="Source_5f_Text">my_name</text:span> holds the string "Alice", <text:span text:style-name="Source_5f_Text">age</text:span> holds the string "30", and <text:span text:style-name="Source_5f_Text">message</text:span> holds the string "Hello there!". Yes, even though age looks like a number, in Bash, it's treated as a string unless you explicitly perform arithmetic operations on it.</text:p>
      <text:h text:style-name="Heading_20_3" text:outline-level="3"><text:bookmark-start text:name="accessing-variable-values"/><text:soft-page-break/>Accessing Variable Values<text:bookmark-end text:name="accessing-variable-values"/></text:h>
      <text:p text:style-name="First_20_paragraph">To use the value stored in a variable, you need to precede the variable name with a dollar sign (<text:span text:style-name="Source_5f_Text">$</text:span>). This is called variable substitution. When Bash encounters <text:span text:style-name="Source_5f_Text">$variable_name</text:span>, it replaces it with the actual value of the variable. For example:</text:p>
      <text:p text:style-name="Preformatted_20_Text"><text:span text:style-name="CommentTok">#!/bin/bash</text:span> </text:p>
      <text:p text:style-name="Preformatted_20_Text"><text:span text:style-name="VariableTok">my_name</text:span><text:span text:style-name="OperatorTok">=</text:span><text:span text:style-name="StringTok">"Bob"</text:span> </text:p>
      <text:p text:style-name="Preformatted_20_Text"><text:span text:style-name="BuiltInTok">echo</text:span><text:span text:style-name="NormalTok"> </text:span><text:span text:style-name="StringTok">"My name is </text:span><text:span text:style-name="VariableTok">$my_name</text:span><text:span text:style-name="StringTok">"</text:span><text:span text:style-name="NormalTok"> </text:span><text:span text:style-name="CommentTok"># This will output: My name is Bob</text:span> </text:p>
      <text:p text:style-name="Preformatted_20_Text"><text:span text:style-name="BuiltInTok">echo</text:span><text:span text:style-name="NormalTok"> </text:span><text:span text:style-name="StringTok">"My age is </text:span><text:span text:style-name="VariableTok">$age</text:span><text:span text:style-name="StringTok">"</text:span><text:span text:style-name="NormalTok"> <text:s text:c="6"/></text:span><text:span text:style-name="CommentTok"># This will output: My age is 30</text:span> </text:p>
      <text:p text:style-name="First_20_paragraph">(assuming you assigned it earlier)</text:p>
      <text:p text:style-name="Text_20_body">You can also use curly braces <text:span text:style-name="Source_5f_Text">{}</text:span> around the variable name when you are embedding it within a larger string to avoid any ambiguity. For example:</text:p>
      <text:p text:style-name="Preformatted_20_Text"><text:span text:style-name="VariableTok">greeting</text:span><text:span text:style-name="OperatorTok">=</text:span><text:span text:style-name="StringTok">"Hello"</text:span> </text:p>
      <text:p text:style-name="Preformatted_20_Text"><text:span text:style-name="VariableTok">name</text:span><text:span text:style-name="OperatorTok">=</text:span><text:span text:style-name="StringTok">"Charlie"</text:span> </text:p>
      <text:p text:style-name="Preformatted_20_Text"><text:span text:style-name="BuiltInTok">echo</text:span><text:span text:style-name="NormalTok"> </text:span><text:span text:style-name="StringTok">"</text:span><text:span text:style-name="VariableTok">${greeting}</text:span><text:span text:style-name="StringTok">, </text:span><text:span text:style-name="VariableTok">${name}</text:span><text:span text:style-name="StringTok">!"</text:span><text:span text:style-name="NormalTok"> </text:span><text:span text:style-name="CommentTok"># This is often clearer than: echo "$greeting, $name!"</text:span> </text:p>
      <text:h text:style-name="Heading_20_3" text:outline-level="3"><text:bookmark-start text:name="naming-conventions"/>Naming Conventions<text:bookmark-end text:name="naming-conventions"/></text:h>
      <text:p text:style-name="First_20_paragraph">While you have some freedom in naming your variables, it's good practice to follow certain conventions to make your scripts more readable:</text:p>
      <text:list xml:id="list1496193001" text:style-name="L24">
        <text:list-item>
          <text:p text:style-name="P48">Variable names should start with a letter or an underscore (<text:span text:style-name="Source_5f_Text">_</text:span>).</text:p>
        </text:list-item>
        <text:list-item>
          <text:p text:style-name="P48">They can contain letters, numbers, and underscores.</text:p>
        </text:list-item>
        <text:list-item>
          <text:p text:style-name="P48">Avoid using spaces or special characters in variable names.</text:p>
        </text:list-item>
        <text:list-item>
          <text:p text:style-name="P48">Use descriptive names that indicate the purpose of the variable (e.g., <text:span text:style-name="Source_5f_Text">user_name</text:span> instead of just <text:span text:style-name="Source_5f_Text">n</text:span>).</text:p>
        </text:list-item>
        <text:list-item>
          <text:p text:style-name="P48">By convention, regular variable names are usually lowercase. Uppercase names are often reserved for environment variables (which we'll touch on later).</text:p>
        </text:list-item>
      </text:list>
      <text:h text:style-name="Heading_20_3" text:outline-level="3"><text:bookmark-start text:name="basic-string-manipulation"/>Basic String Manipulation<text:bookmark-end text:name="basic-string-manipulation"/></text:h>
      <text:p text:style-name="First_20_paragraph">One common operation is <text:span text:style-name="T3">concatenation</text:span>, which means joining two or more strings together. In Bash, you can do this simply by placing the variables or strings next to each other:</text:p>
      <text:p text:style-name="Preformatted_20_Text"><text:span text:style-name="CommentTok">#!/bin/bash</text:span> </text:p>
      <text:p text:style-name="Preformatted_20_Text"><text:span text:style-name="VariableTok">first_name</text:span><text:span text:style-name="OperatorTok">=</text:span><text:span text:style-name="StringTok">"John"</text:span> </text:p>
      <text:p text:style-name="Preformatted_20_Text"><text:span text:style-name="VariableTok">last_name</text:span><text:span text:style-name="OperatorTok">=</text:span><text:span text:style-name="StringTok">"Doe"</text:span> </text:p>
      <text:p text:style-name="Preformatted_20_Text"><text:span text:style-name="VariableTok">full_name</text:span><text:span text:style-name="OperatorTok">=</text:span><text:span text:style-name="StringTok">"</text:span><text:span text:style-name="VariableTok">${first_name}${last_name}</text:span><text:span text:style-name="StringTok">"</text:span><text:span text:style-name="NormalTok"> </text:span><text:span text:style-name="CommentTok"># Concatenating variables</text:span> </text:p>
      <text:p text:style-name="Preformatted_20_Text"><text:span text:style-name="BuiltInTok">echo</text:span><text:span text:style-name="NormalTok"> </text:span><text:span text:style-name="StringTok">"The full name is: </text:span><text:span text:style-name="VariableTok">$full_name</text:span><text:span text:style-name="StringTok">"</text:span><text:span text:style-name="NormalTok"> <text:s text:c="2"/></text:span><text:span text:style-name="CommentTok"># Output: The full name is: JohnDoe</text:span> </text:p>
      <text:p text:style-name="Preformatted_20_Text"/>
      <text:p text:style-name="Preformatted_20_Text"><text:span text:style-name="VariableTok">greeting</text:span><text:span text:style-name="OperatorTok">=</text:span><text:span text:style-name="StringTok">"Hello, "</text:span> </text:p>
      <text:p text:style-name="Preformatted_20_Text"><text:span text:style-name="VariableTok">user</text:span><text:span text:style-name="OperatorTok">=</text:span><text:span text:style-name="StringTok">"World"</text:span> </text:p>
      <text:p text:style-name="Preformatted_20_Text"><text:span text:style-name="VariableTok">message</text:span><text:span text:style-name="OperatorTok">=</text:span><text:span text:style-name="StringTok">"</text:span><text:span text:style-name="VariableTok">${greeting}${user}</text:span><text:span text:style-name="StringTok">!"</text:span><text:span text:style-name="NormalTok"> <text:s text:c="8"/></text:span><text:span text:style-name="CommentTok"># Another example</text:span> </text:p>
      <text:p text:style-name="Preformatted_20_Text"><text:span text:style-name="BuiltInTok">echo</text:span><text:span text:style-name="NormalTok"> </text:span><text:span text:style-name="StringTok">"</text:span><text:span text:style-name="VariableTok">$message</text:span><text:span text:style-name="StringTok">"</text:span><text:span text:style-name="NormalTok"> <text:s text:c="22"/></text:span><text:span text:style-name="CommentTok"># Output: Hello, World!</text:span> </text:p>
      <text:p text:style-name="First_20_paragraph">Notice the use of curly braces <text:span text:style-name="Source_5f_Text">{}</text:span> again. While not always necessary for simple concatenation, they can be helpful when you have variable names directly next to other text that might be <text:soft-page-break/>interpreted as part of the variable name.</text:p>
      <text:h text:style-name="Heading_20_3" text:outline-level="3"><text:bookmark-start text:name="quoting"/>Quoting<text:bookmark-end text:name="quoting"/></text:h>
      <text:p text:style-name="First_20_paragraph">Quoting is crucial when working with strings in Bash, especially when your strings contain spaces or special characters. There are three main types of quotes in Bash:</text:p>
      <text:list xml:id="list2954165668" text:style-name="L25">
        <text:list-item>
          <text:p text:style-name="P49"><text:span text:style-name="T3">Double Quotes (</text:span><text:span text:style-name="Source_5f_Text">"</text:span><text:span text:style-name="T3">)</text:span>: Double quotes allow for variable substitution and command substitution (which we'll learn about later). Most special characters within double quotes are treated literally, except for <text:span text:style-name="Source_5f_Text">$</text:span>, <text:span text:style-name="Source_5f_Text">`</text:span>, <text:span text:style-name="Source_5f_Text">\</text:span>.</text:p>
          <text:p text:style-name="P5"><text:span text:style-name="VariableTok">name</text:span><text:span text:style-name="OperatorTok">=</text:span><text:span text:style-name="StringTok">"Jane Smith"</text:span> </text:p>
          <text:p text:style-name="P5"><text:span text:style-name="BuiltInTok">echo</text:span><text:span text:style-name="NormalTok"> </text:span><text:span text:style-name="StringTok">"Hello, </text:span><text:span text:style-name="VariableTok">$name</text:span><text:span text:style-name="StringTok">!"</text:span><text:span text:style-name="NormalTok"> <text:s text:c="5"/></text:span><text:span text:style-name="CommentTok"># Output: Hello, Jane Smith!</text:span> </text:p>
          <text:p text:style-name="P5"><text:span text:style-name="BuiltInTok">echo</text:span><text:span text:style-name="NormalTok"> </text:span><text:span text:style-name="StringTok">"The current directory is: </text:span><text:span text:style-name="VariableTok">$(</text:span><text:span text:style-name="BuiltInTok">pwd</text:span><text:span text:style-name="VariableTok">)</text:span><text:span text:style-name="StringTok">"</text:span><text:span text:style-name="NormalTok"> </text:span><text:span text:style-name="CommentTok"># Command substitution within double quotes</text:span> </text:p>
        </text:list-item>
        <text:list-item>
          <text:p text:style-name="P49"><text:span text:style-name="T3">Single Quotes (</text:span><text:span text:style-name="Source_5f_Text">'</text:span><text:span text:style-name="T3">)</text:span>: Single quotes treat everything inside them literally. No variable substitution or command substitution happens within single quotes.</text:p>
          <text:p text:style-name="P5"><text:span text:style-name="VariableTok">name</text:span><text:span text:style-name="OperatorTok">=</text:span><text:span text:style-name="StringTok">"Jane Smith"</text:span> </text:p>
          <text:p text:style-name="P5"><text:span text:style-name="BuiltInTok">echo</text:span><text:span text:style-name="NormalTok"> </text:span><text:span text:style-name="StringTok">'Hello, $name!'</text:span><text:span text:style-name="NormalTok"> <text:s text:c="5"/></text:span><text:span text:style-name="CommentTok"># Output: Hello, $name! (no substitution)</text:span> </text:p>
          <text:p text:style-name="P5"><text:span text:style-name="BuiltInTok">echo</text:span><text:span text:style-name="NormalTok"> </text:span><text:span text:style-name="StringTok">'The current directory is: $(pwd)'</text:span><text:span text:style-name="NormalTok"> </text:span><text:span text:style-name="CommentTok"># No command substitution</text:span> </text:p>
        </text:list-item>
        <text:list-item>
          <text:p text:style-name="P49"><text:span text:style-name="T3">Backticks (</text:span><text:span text:style-name="Source_5f_Text">`</text:span><text:span text:style-name="T3">)</text:span>: Backticks are used for command substitution (running a command and using its output as a string). However, the <text:span text:style-name="Source_5f_Text">$()</text:span> syntax is generally preferred for command substitution as it's more readable and handles nested commands better.</text:p>
          <text:p text:style-name="P5"><text:span text:style-name="VariableTok">current_dir</text:span><text:span text:style-name="OperatorTok">=</text:span><text:span text:style-name="KeywordTok">`</text:span><text:span text:style-name="BuiltInTok">pwd</text:span><text:span text:style-name="KeywordTok">`</text:span><text:span text:style-name="NormalTok"> </text:span><text:span text:style-name="CommentTok"># Command substitution (less preferred)</text:span> </text:p>
          <text:p text:style-name="P5"><text:span text:style-name="BuiltInTok">echo</text:span><text:span text:style-name="NormalTok"> </text:span><text:span text:style-name="StringTok">"You are in: </text:span><text:span text:style-name="VariableTok">$current_dir</text:span><text:span text:style-name="StringTok">"</text:span> </text:p>
        </text:list-item>
      </text:list>
      <text:p text:style-name="First_20_paragraph">Choosing the right type of quote depends on whether you want variable or command substitution to occur and whether your string contains special characters that need to be treated literally.</text:p>
      <text:h text:style-name="Heading_20_3" text:outline-level="3"><text:bookmark-start text:name="getting-user-input-with-read"/>Getting User Input with <text:span text:style-name="Source_5f_Text">read</text:span><text:bookmark-end text:name="getting-user-input-with-read"/></text:h>
      <text:p text:style-name="First_20_paragraph">The read command is your primary tool for getting input directly from the user while a script is running. When your script encounters a <text:span text:style-name="Source_5f_Text">read</text:span> command, it will pause and wait for the user to type something into the terminal and press Enter. The text the user enters can then be stored in a variable.</text:p>
      <text:p text:style-name="Text_20_body">Here's the basic syntax:</text:p>
      <text:p text:style-name="Text_20_body"><text:span text:style-name="Source_5f_Text">read variable_name</text:span></text:p>
      <text:p text:style-name="Text_20_body">For example:</text:p>
      <text:p text:style-name="Preformatted_20_Text"><text:span text:style-name="CommentTok">#!/bin/bash</text:span> </text:p>
      <text:p text:style-name="Preformatted_20_Text"><text:span text:style-name="BuiltInTok">echo</text:span><text:span text:style-name="NormalTok"> </text:span><text:span text:style-name="StringTok">"Please enter your name:"</text:span> </text:p>
      <text:p text:style-name="Preformatted_20_Text"><text:span text:style-name="BuiltInTok">read</text:span><text:span text:style-name="NormalTok"> </text:span><text:span text:style-name="VariableTok">user_name</text:span> </text:p>
      <text:p text:style-name="Preformatted_20_Text"><text:span text:style-name="BuiltInTok">echo</text:span><text:span text:style-name="NormalTok"> </text:span><text:span text:style-name="StringTok">"Hello, </text:span><text:span text:style-name="VariableTok">$user_name</text:span><text:span text:style-name="StringTok">!"</text:span> </text:p>
      <text:p text:style-name="First_20_paragraph">In this script:</text:p>
      <text:list xml:id="list1121899020" text:style-name="L26">
        <text:list-item>
          <text:p text:style-name="P50"><text:span text:style-name="Source_5f_Text">echo "Please enter your name:"</text:span> displays a message to the user.</text:p>
        </text:list-item>
        <text:list-item>
          <text:p text:style-name="P50"><text:soft-page-break/><text:span text:style-name="Source_5f_Text">read user_name</text:span> pauses the script and waits for the user to type their name and press Enter. The entered text is then stored in the variable <text:span text:style-name="Source_5f_Text">user_name</text:span>.</text:p>
        </text:list-item>
        <text:list-item>
          <text:p text:style-name="P50"><text:span text:style-name="Source_5f_Text">echo "Hello, $user_name!"</text:span> then uses the value stored in user_name to display a personalized greeting.</text:p>
        </text:list-item>
      </text:list>
      <text:p text:style-name="First_20_paragraph">You can also provide a prompt directly within the <text:span text:style-name="Source_5f_Text">read</text:span> command using the <text:span text:style-name="Source_5f_Text">-p</text:span> option:</text:p>
      <text:p text:style-name="Preformatted_20_Text"><text:span text:style-name="CommentTok">#!/bin/bash</text:span> </text:p>
      <text:p text:style-name="Preformatted_20_Text"><text:span text:style-name="BuiltInTok">read</text:span><text:span text:style-name="NormalTok"> </text:span><text:span text:style-name="AttributeTok">-p</text:span><text:span text:style-name="NormalTok"> </text:span><text:span text:style-name="StringTok">"Enter your favorite color: "</text:span><text:span text:style-name="NormalTok"> </text:span><text:span text:style-name="VariableTok">favorite_color</text:span> </text:p>
      <text:p text:style-name="Preformatted_20_Text"><text:span text:style-name="BuiltInTok">echo</text:span><text:span text:style-name="NormalTok"> </text:span><text:span text:style-name="StringTok">"Your favorite color is: </text:span><text:span text:style-name="VariableTok">$favorite_color</text:span><text:span text:style-name="StringTok">"</text:span> </text:p>
      <text:p text:style-name="First_20_paragraph">This does the same thing as the previous example but in a more concise way.</text:p>
      <text:h text:style-name="Heading_20_3" text:outline-level="3"><text:bookmark-start text:name="redirecting-output"/>Redirecting Output<text:bookmark-end text:name="redirecting-output"/></text:h>
      <text:p text:style-name="First_20_paragraph">So far, we've mainly used echo to send output to the standard output (your terminal screen). However, Bash provides ways to redirect the output of commands to other places, like files. Here are the main redirection operators:</text:p>
      <text:list xml:id="list1889489987" text:style-name="L27">
        <text:list-item>
          <text:p text:style-name="P51"><text:span text:style-name="Source_5f_Text">&gt;</text:span><text:span text:style-name="T3"> (Output Redirection)</text:span>: This operator redirects the output of a command to a file. If the file exists, it will be overwritten. If it doesn't exist, it will be created.</text:p>
          <text:p text:style-name="P6"><text:span text:style-name="BuiltInTok">echo</text:span><text:span text:style-name="NormalTok"> </text:span><text:span text:style-name="StringTok">"This will be written to a file"</text:span><text:span text:style-name="NormalTok"> </text:span><text:span text:style-name="OperatorTok">&gt;</text:span><text:span text:style-name="NormalTok"> my_output.txt</text:span> </text:p>
          <text:p text:style-name="P6"><text:span text:style-name="FunctionTok">ls</text:span><text:span text:style-name="NormalTok"> </text:span><text:span text:style-name="AttributeTok">-l</text:span><text:span text:style-name="NormalTok"> </text:span><text:span text:style-name="OperatorTok">&gt;</text:span><text:span text:style-name="NormalTok"> file_list.txt <text:s/></text:span><text:span text:style-name="CommentTok"># Saves the long listing of files to file_list.txt</text:span> </text:p>
        </text:list-item>
        <text:list-item>
          <text:p text:style-name="P51"><text:span text:style-name="Source_5f_Text">&gt;&gt;</text:span><text:span text:style-name="T3"> (Append Redirection)</text:span>: This operator also redirects output to a file, but instead of overwriting it, it appends the output to the end of the file. If the file doesn't exist, it will be created.</text:p>
          <text:p text:style-name="P6"><text:span text:style-name="BuiltInTok">echo</text:span><text:span text:style-name="NormalTok"> </text:span><text:span text:style-name="StringTok">"Adding more info"</text:span><text:span text:style-name="NormalTok"> </text:span><text:span text:style-name="OperatorTok">&gt;&gt;</text:span><text:span text:style-name="NormalTok"> my_output.txt</text:span> </text:p>
          <text:p text:style-name="P6"><text:span text:style-name="BuiltInTok">echo</text:span><text:span text:style-name="NormalTok"> </text:span><text:span text:style-name="StringTok">"Another line"</text:span><text:span text:style-name="NormalTok"> </text:span><text:span text:style-name="OperatorTok">&gt;&gt;</text:span><text:span text:style-name="NormalTok"> file_list.txt</text:span> </text:p>
        </text:list-item>
      </text:list>
      <text:h text:style-name="Heading_20_3" text:outline-level="3"><text:bookmark-start text:name="redirecting-input"/>Redirecting Input<text:bookmark-end text:name="redirecting-input"/></text:h>
      <text:p text:style-name="First_20_paragraph">Similarly, you can redirect the input of a command to come from a file instead of the keyboard using the <text:span text:style-name="Source_5f_Text">&lt;</text:span> operator:</text:p>
      <text:list xml:id="list3042741096" text:style-name="L28">
        <text:list-item>
          <text:p text:style-name="P52"><text:span text:style-name="Source_5f_Text">&lt;</text:span><text:span text:style-name="T3"> (Input Redirection)</text:span>: This operator redirects the input of a command to come from a specified file.</text:p>
          <text:p text:style-name="P52">Let's say you have a file named names.txt with one name per line:</text:p>
          <text:p text:style-name="P52">Alice<text:line-break/>Bob<text:line-break/>Charlie</text:p>
          <text:p text:style-name="P52">You could use <text:span text:style-name="Source_5f_Text">while read name &lt; names.txt</text:span> to read each line of the file into the <text:span text:style-name="Source_5f_Text">name</text:span> variable within a loop (we'll learn about loops soon!). For now, just understand that <text:span text:style-name="Source_5f_Text">&lt;</text:span> takes the input from the file.</text:p>
        </text:list-item>
      </text:list>
      <text:p text:style-name="First_20_paragraph"><text:soft-page-break/>Understanding how to get input from users and redirect the output of your scripts is fundamental for creating more interactive and useful automation tools.</text:p>
      <text:h text:style-name="Heading_20_2" text:outline-level="2"><text:bookmark-start text:name="control-flow"/>Control Flow<text:bookmark-end text:name="control-flow"/></text:h>
      <text:p text:style-name="First_20_paragraph">Let's get into making your scripts more intelligent with Control Flow. This allows your scripts to make decisions and repeat actions based on certain conditions.</text:p>
      <text:h text:style-name="Heading_20_3" text:outline-level="3"><text:bookmark-start text:name="conditional-statements"/>Conditional Statements<text:bookmark-end text:name="conditional-statements"/></text:h>
      <text:h text:style-name="Heading_20_4" text:outline-level="4"><text:bookmark-start text:name="the-if-statement"/>The <text:span text:style-name="Source_5f_Text">if</text:span> Statement<text:bookmark-end text:name="the-if-statement"/></text:h>
      <text:p text:style-name="First_20_paragraph">Let's begin learning conditional statements with the <text:span text:style-name="Source_5f_Text">if</text:span> statement. Think of it like saying, "IF this condition is true, THEN do this."</text:p>
      <text:p text:style-name="Text_20_body">The basic structure of an if statement in Bash looks like this:</text:p>
      <text:p text:style-name="Preformatted_20_Text"><text:span text:style-name="ControlFlowTok">if</text:span><text:span text:style-name="NormalTok"> </text:span><text:span text:style-name="BuiltInTok">[</text:span><text:span text:style-name="NormalTok"> condition </text:span><text:span text:style-name="BuiltInTok">]</text:span><text:span text:style-name="KeywordTok">;</text:span><text:span text:style-name="NormalTok"> </text:span><text:span text:style-name="ControlFlowTok">then</text:span> </text:p>
      <text:p text:style-name="Preformatted_20_Text"><text:span text:style-name="NormalTok"><text:s text:c="2"/></text:span><text:span text:style-name="CommentTok"># Commands to execute if the condition is true</text:span> </text:p>
      <text:p text:style-name="Preformatted_20_Text"><text:span text:style-name="ControlFlowTok">fi</text:span> </text:p>
      <text:p text:style-name="First_20_paragraph">Let's break it down:</text:p>
      <text:list xml:id="list2252232864" text:style-name="L29">
        <text:list-item>
          <text:p text:style-name="P53"><text:span text:style-name="Source_5f_Text">if</text:span>: This keyword starts the conditional statement.</text:p>
        </text:list-item>
        <text:list-item>
          <text:p text:style-name="P53"><text:span text:style-name="Source_5f_Text">[ condition ]</text:span>: This is where you specify the condition to be evaluated. Notice the spaces around the square brackets! The <text:span text:style-name="Source_5f_Text">[</text:span> is actually a command itself (often linked to the test command), and the <text:span text:style-name="Source_5f_Text">]</text:span> is its closing argument.</text:p>
        </text:list-item>
        <text:list-item>
          <text:p text:style-name="P53"><text:span text:style-name="Source_5f_Text">then</text:span>: This keyword indicates the start of the block of code that will be executed if the condition is true.</text:p>
        </text:list-item>
        <text:list-item>
          <text:p text:style-name="P53"><text:span text:style-name="Source_5f_Text">#</text:span> <text:span text:style-name="T3">Commands to execute if the condition is true</text:span>: This is where you put the Bash commands you want to run when the condition is met.</text:p>
        </text:list-item>
        <text:list-item>
          <text:p text:style-name="P53"><text:span text:style-name="Source_5f_Text">fi</text:span>: This keyword marks the end of the if statement (it's "if" spelled backwards!).</text:p>
        </text:list-item>
      </text:list>
      <text:h text:style-name="Heading_20_5" text:outline-level="5"><text:bookmark-start text:name="conditions"/>Conditions<text:bookmark-end text:name="conditions"/></text:h>
      <text:p text:style-name="First_20_paragraph">The crucial part is the <text:span text:style-name="T3">condition</text:span> inside the square brackets. These <text:span text:style-name="T3">conditions</text:span> often involve comparing values. Here are some common <text:span text:style-name="T3">comparison operators</text:span> you can use:</text:p>
      <text:h text:style-name="Heading_20_6" text:outline-level="6"><text:bookmark-start text:name="string-comparison-operators"/>String Comparison Operators<text:bookmark-end text:name="string-comparison-operators"/></text:h>
      <text:list xml:id="list2908133749" text:style-name="L30">
        <text:list-item>
          <text:p text:style-name="P54"><text:span text:style-name="T3">String Comparisons</text:span>:</text:p>
          <text:list text:style-name="L31">
            <text:list-item>
              <text:p text:style-name="P55"><text:span text:style-name="Source_5f_Text">=</text:span><text:span text:style-name="T3"> or </text:span><text:span text:style-name="Source_5f_Text">==</text:span>: Checks if two strings are equal. (e.g., <text:span text:style-name="Source_5f_Text">[ "$name" = "Alice" ]</text:span>)</text:p>
            </text:list-item>
            <text:list-item>
              <text:p text:style-name="P55"><text:span text:style-name="Source_5f_Text">!=</text:span>: Checks if two strings are not equal. (e.g., <text:span text:style-name="Source_5f_Text">[ "$name" != "Bob" ]</text:span>)</text:p>
            </text:list-item>
            <text:list-item>
              <text:p text:style-name="P55"><text:soft-page-break/><text:span text:style-name="Source_5f_Text">-z string</text:span>: True if the length of <text:span text:style-name="Source_5f_Text">string</text:span> is zero (i.e., it's empty).</text:p>
            </text:list-item>
            <text:list-item>
              <text:p text:style-name="P55"><text:span text:style-name="Source_5f_Text">-n string</text:span>: True if the length of <text:span text:style-name="Source_5f_Text">string</text:span> is non-zero (i.e., it's not empty).</text:p>
            </text:list-item>
            <text:list-item>
              <text:p text:style-name="P55"><text:span text:style-name="Source_5f_Text">&lt;</text:span>: True if <text:span text:style-name="Source_5f_Text">string1</text:span> sorts lexicographically before <text:span text:style-name="Source_5f_Text">string2</text:span>.</text:p>
            </text:list-item>
            <text:list-item>
              <text:p text:style-name="P55"><text:span text:style-name="Source_5f_Text">&gt;</text:span>: True if <text:span text:style-name="Source_5f_Text">string1</text:span> sorts lexicographically after <text:span text:style-name="Source_5f_Text">string2</text:span>.</text:p>
              <text:p text:style-name="P55"><text:span text:style-name="T3">Examples</text:span>:</text:p>
              <text:p text:style-name="P7"><text:span text:style-name="CommentTok">#!/bin/bash</text:span> </text:p>
              <text:p text:style-name="P7"/>
              <text:p text:style-name="P7"><text:span text:style-name="VariableTok">STRING1</text:span><text:span text:style-name="OperatorTok">=</text:span><text:span text:style-name="StringTok">"hello"</text:span> </text:p>
              <text:p text:style-name="P7"><text:span text:style-name="VariableTok">STRING2</text:span><text:span text:style-name="OperatorTok">=</text:span><text:span text:style-name="StringTok">"world"</text:span> </text:p>
              <text:p text:style-name="P7"><text:span text:style-name="VariableTok">EMPTY_STRING</text:span><text:span text:style-name="OperatorTok">=</text:span><text:span text:style-name="StringTok">""</text:span> </text:p>
              <text:p text:style-name="P7"/>
              <text:p text:style-name="P7"><text:span text:style-name="ControlFlowTok">if</text:span><text:span text:style-name="NormalTok"> </text:span><text:span text:style-name="BuiltInTok">[</text:span><text:span text:style-name="NormalTok"> </text:span><text:span text:style-name="OtherTok">-z</text:span><text:span text:style-name="NormalTok"> </text:span><text:span text:style-name="StringTok">"</text:span><text:span text:style-name="VariableTok">$EMPTY_STRING</text:span><text:span text:style-name="StringTok">"</text:span><text:span text:style-name="NormalTok"> </text:span><text:span text:style-name="BuiltInTok">]</text:span><text:span text:style-name="KeywordTok">;</text:span><text:span text:style-name="NormalTok"> </text:span><text:span text:style-name="ControlFlowTok">then</text:span> </text:p>
              <text:p text:style-name="P7"><text:span text:style-name="NormalTok"><text:s text:c="2"/></text:span><text:span text:style-name="BuiltInTok">echo</text:span><text:span text:style-name="NormalTok"> </text:span><text:span text:style-name="StringTok">"The empty string is indeed empty."</text:span> </text:p>
              <text:p text:style-name="P7"><text:span text:style-name="ControlFlowTok">fi</text:span> </text:p>
              <text:p text:style-name="P7"/>
              <text:p text:style-name="P7"><text:span text:style-name="ControlFlowTok">if</text:span><text:span text:style-name="NormalTok"> </text:span><text:span text:style-name="BuiltInTok">[</text:span><text:span text:style-name="NormalTok"> </text:span><text:span text:style-name="OtherTok">-n</text:span><text:span text:style-name="NormalTok"> </text:span><text:span text:style-name="StringTok">"</text:span><text:span text:style-name="VariableTok">$STRING1</text:span><text:span text:style-name="StringTok">"</text:span><text:span text:style-name="NormalTok"> </text:span><text:span text:style-name="BuiltInTok">]</text:span><text:span text:style-name="KeywordTok">;</text:span><text:span text:style-name="NormalTok"> </text:span><text:span text:style-name="ControlFlowTok">then</text:span> </text:p>
              <text:p text:style-name="P7"><text:span text:style-name="NormalTok"><text:s text:c="2"/></text:span><text:span text:style-name="BuiltInTok">echo</text:span><text:span text:style-name="NormalTok"> </text:span><text:span text:style-name="StringTok">"</text:span><text:span text:style-name="VariableTok">$STRING1</text:span><text:span text:style-name="StringTok"> is not an empty string."</text:span> </text:p>
              <text:p text:style-name="P7"><text:span text:style-name="ControlFlowTok">fi</text:span> </text:p>
              <text:p text:style-name="P7"/>
              <text:p text:style-name="P7"><text:span text:style-name="ControlFlowTok">if</text:span><text:span text:style-name="NormalTok"> </text:span><text:span text:style-name="BuiltInTok">[</text:span><text:span text:style-name="NormalTok"> </text:span><text:span text:style-name="StringTok">"</text:span><text:span text:style-name="VariableTok">$STRING1</text:span><text:span text:style-name="StringTok">"</text:span><text:span text:style-name="NormalTok"> </text:span><text:span text:style-name="ErrorTok">&lt;</text:span><text:span text:style-name="NormalTok"> </text:span><text:span text:style-name="StringTok">"</text:span><text:span text:style-name="VariableTok">$STRING2</text:span><text:span text:style-name="StringTok">"</text:span><text:span text:style-name="NormalTok"> </text:span><text:span text:style-name="BuiltInTok">]</text:span><text:span text:style-name="KeywordTok">;</text:span><text:span text:style-name="NormalTok"> </text:span><text:span text:style-name="ControlFlowTok">then</text:span> </text:p>
              <text:p text:style-name="P7"><text:span text:style-name="NormalTok"><text:s text:c="2"/></text:span><text:span text:style-name="BuiltInTok">echo</text:span><text:span text:style-name="NormalTok"> </text:span><text:span text:style-name="StringTok">"</text:span><text:span text:style-name="VariableTok">$STRING1</text:span><text:span text:style-name="StringTok"> comes before </text:span><text:span text:style-name="VariableTok">$STRING2</text:span><text:span text:style-name="StringTok"> lexicographically."</text:span> </text:p>
              <text:p text:style-name="P7"><text:span text:style-name="ControlFlowTok">fi</text:span> </text:p>
              <text:p text:style-name="P7"/>
              <text:p text:style-name="P7"><text:span text:style-name="ControlFlowTok">if</text:span><text:span text:style-name="NormalTok"> </text:span><text:span text:style-name="BuiltInTok">[</text:span><text:span text:style-name="NormalTok"> </text:span><text:span text:style-name="StringTok">"</text:span><text:span text:style-name="VariableTok">$STRING2</text:span><text:span text:style-name="StringTok">"</text:span><text:span text:style-name="NormalTok"> </text:span><text:span text:style-name="ErrorTok">&gt;</text:span><text:span text:style-name="NormalTok"> </text:span><text:span text:style-name="StringTok">"</text:span><text:span text:style-name="VariableTok">$STRING1</text:span><text:span text:style-name="StringTok">"</text:span><text:span text:style-name="NormalTok"> </text:span><text:span text:style-name="BuiltInTok">]</text:span><text:span text:style-name="KeywordTok">;</text:span><text:span text:style-name="NormalTok"> </text:span><text:span text:style-name="ControlFlowTok">then</text:span> </text:p>
              <text:p text:style-name="P7"><text:span text:style-name="NormalTok"><text:s text:c="2"/></text:span><text:span text:style-name="BuiltInTok">echo</text:span><text:span text:style-name="NormalTok"> </text:span><text:span text:style-name="StringTok">"</text:span><text:span text:style-name="VariableTok">$STRING2</text:span><text:span text:style-name="StringTok"> comes after </text:span><text:span text:style-name="VariableTok">$STRING1</text:span><text:span text:style-name="StringTok"> lexicographically."</text:span> </text:p>
              <text:p text:style-name="P7"><text:span text:style-name="ControlFlowTok">fi</text:span> </text:p>
            </text:list-item>
          </text:list>
        </text:list-item>
      </text:list>
      <text:h text:style-name="Heading_20_6" text:outline-level="6"><text:bookmark-start text:name="numeric-comparison-operators"/>Numeric Comparison Operators<text:bookmark-end text:name="numeric-comparison-operators"/></text:h>
      <text:list xml:id="list3735170236" text:style-name="L32">
        <text:list-item>
          <text:p text:style-name="P56"><text:span text:style-name="T3">Numeric Comparisons</text:span>: For comparing numbers, you should generally use specific numeric operators:</text:p>
          <text:list text:style-name="L33">
            <text:list-item>
              <text:p text:style-name="P57"><text:span text:style-name="Source_5f_Text">-eq</text:span>: Equal to (e.g., <text:span text:style-name="Source_5f_Text">[ "$age" -eq 30 ]</text:span>)</text:p>
            </text:list-item>
            <text:list-item>
              <text:p text:style-name="P57"><text:span text:style-name="Source_5f_Text">-ne</text:span>: Not equal to (e.g., <text:span text:style-name="Source_5f_Text">[ "$age" -ne 25 ]</text:span>)</text:p>
            </text:list-item>
            <text:list-item>
              <text:p text:style-name="P57"><text:span text:style-name="Source_5f_Text">-gt</text:span>: Greater than (e.g., <text:span text:style-name="Source_5f_Text">[ "$count" -gt 10 ]</text:span>)</text:p>
            </text:list-item>
            <text:list-item>
              <text:p text:style-name="P57"><text:span text:style-name="Source_5f_Text">-lt</text:span>: Less than (e.g., <text:span text:style-name="Source_5f_Text">[ "$count" -lt 5 ]</text:span>)</text:p>
            </text:list-item>
            <text:list-item>
              <text:p text:style-name="P57"><text:span text:style-name="Source_5f_Text">-ge</text:span>: Greater than or equal to (e.g., <text:span text:style-name="Source_5f_Text">[ "$score" -ge 60 ]</text:span>)</text:p>
            </text:list-item>
            <text:list-item>
              <text:p text:style-name="P57"><text:span text:style-name="Source_5f_Text">-le</text:span>: Less than or equal to (e.g., <text:span text:style-name="Source_5f_Text">[ "$score" -le 75 ]</text:span>)</text:p>
              <text:p text:style-name="P57">Example:</text:p>
              <text:p text:style-name="P8"><text:span text:style-name="CommentTok">#!/bin/bash</text:span> </text:p>
              <text:p text:style-name="P8"><text:span text:style-name="BuiltInTok">echo</text:span><text:span text:style-name="NormalTok"> </text:span><text:span text:style-name="StringTok">"Enter your age:"</text:span> </text:p>
              <text:p text:style-name="P8"><text:span text:style-name="BuiltInTok">read</text:span><text:span text:style-name="NormalTok"> </text:span><text:span text:style-name="VariableTok">age</text:span> </text:p>
              <text:p text:style-name="P8"/>
              <text:p text:style-name="P8"><text:soft-page-break/><text:span text:style-name="ControlFlowTok">if</text:span><text:span text:style-name="NormalTok"> </text:span><text:span text:style-name="BuiltInTok">[</text:span><text:span text:style-name="NormalTok"> </text:span><text:span text:style-name="StringTok">"</text:span><text:span text:style-name="VariableTok">$age</text:span><text:span text:style-name="StringTok">"</text:span><text:span text:style-name="NormalTok"> </text:span><text:span text:style-name="OtherTok">-ge</text:span><text:span text:style-name="NormalTok"> 18 </text:span><text:span text:style-name="BuiltInTok">]</text:span><text:span text:style-name="KeywordTok">;</text:span><text:span text:style-name="NormalTok"> </text:span><text:span text:style-name="ControlFlowTok">then</text:span> </text:p>
              <text:p text:style-name="P8"><text:span text:style-name="NormalTok"><text:s text:c="2"/></text:span><text:span text:style-name="BuiltInTok">echo</text:span><text:span text:style-name="NormalTok"> </text:span><text:span text:style-name="StringTok">"You are old enough to vote."</text:span> </text:p>
              <text:p text:style-name="P8"><text:span text:style-name="ControlFlowTok">fi</text:span> </text:p>
              <text:p text:style-name="P8"/>
              <text:p text:style-name="P8"><text:span text:style-name="BuiltInTok">echo</text:span><text:span text:style-name="NormalTok"> </text:span><text:span text:style-name="StringTok">"Thank you!"</text:span> </text:p>
              <text:p text:style-name="P57">In this script, we ask for the user's age. The if condition <text:span text:style-name="Source_5f_Text">[ "$age" -ge 18 ]</text:span> checks if the value stored in the age variable is greater than or equal to 18. If it is, the message "You are old enough to vote." is displayed. Regardless of the age, the "Thank you!" message will always be shown because it's outside the if block.</text:p>
              <text:p text:style-name="P4"/>
              <text:p text:style-name="P57">Bash also provides a more C-like syntax for arithmetic comparisons using double parentheses <text:span text:style-name="Source_5f_Text">(())</text:span>. Inside <text:span text:style-name="Source_5f_Text">(())</text:span>, you can use <text:span text:style-name="T3">standard arithmetic comparison operators</text:span>:</text:p>
            </text:list-item>
            <text:list-item>
              <text:p text:style-name="P57"><text:span text:style-name="Source_5f_Text">==</text:span>: (equal to)</text:p>
            </text:list-item>
            <text:list-item>
              <text:p text:style-name="P57"><text:span text:style-name="Source_5f_Text">!=</text:span>: (not equal to)</text:p>
            </text:list-item>
            <text:list-item>
              <text:p text:style-name="P57"><text:span text:style-name="Source_5f_Text">&gt;</text:span>: (greater than)</text:p>
            </text:list-item>
            <text:list-item>
              <text:p text:style-name="P57"><text:span text:style-name="Source_5f_Text">&gt;=</text:span>: (greater than or equal to)</text:p>
            </text:list-item>
            <text:list-item>
              <text:p text:style-name="P57"><text:span text:style-name="Source_5f_Text">&lt;</text:span>: (less than)</text:p>
            </text:list-item>
            <text:list-item>
              <text:p text:style-name="P57"><text:span text:style-name="Source_5f_Text">&lt;=</text:span>: (less than or equal to)</text:p>
              <text:p text:style-name="P57"><text:span text:style-name="T3">Examples using</text:span> <text:span text:style-name="Source_5f_Text">(())</text:span>:</text:p>
              <text:p text:style-name="P8"><text:span text:style-name="CommentTok">#!/bin/bash</text:span> </text:p>
              <text:p text:style-name="P8"/>
              <text:p text:style-name="P8"><text:span text:style-name="VariableTok">NUM1</text:span><text:span text:style-name="OperatorTok">=</text:span><text:span text:style-name="NormalTok">10</text:span> </text:p>
              <text:p text:style-name="P8"><text:span text:style-name="VariableTok">NUM2</text:span><text:span text:style-name="OperatorTok">=</text:span><text:span text:style-name="NormalTok">20</text:span> </text:p>
              <text:p text:style-name="P8"/>
              <text:p text:style-name="P8"><text:span text:style-name="ControlFlowTok">if</text:span><text:span text:style-name="NormalTok"> </text:span><text:span text:style-name="KeywordTok">((</text:span><text:span text:style-name="NormalTok"> </text:span><text:span text:style-name="VariableTok">NUM1</text:span><text:span text:style-name="NormalTok"> </text:span><text:span text:style-name="OperatorTok">==</text:span><text:span text:style-name="NormalTok"> </text:span><text:span text:style-name="DecValTok">10</text:span><text:span text:style-name="NormalTok"> </text:span><text:span text:style-name="KeywordTok">));</text:span><text:span text:style-name="NormalTok"> </text:span><text:span text:style-name="ControlFlowTok">then</text:span> </text:p>
              <text:p text:style-name="P8"><text:span text:style-name="NormalTok"><text:s text:c="2"/></text:span><text:span text:style-name="BuiltInTok">echo</text:span><text:span text:style-name="NormalTok"> </text:span><text:span text:style-name="StringTok">"</text:span><text:span text:style-name="VariableTok">$NUM1</text:span><text:span text:style-name="StringTok"> is equal to 10."</text:span> </text:p>
              <text:p text:style-name="P8"><text:span text:style-name="ControlFlowTok">fi</text:span> </text:p>
              <text:p text:style-name="P8"/>
              <text:p text:style-name="P8"><text:span text:style-name="ControlFlowTok">if</text:span><text:span text:style-name="NormalTok"> </text:span><text:span text:style-name="KeywordTok">((</text:span><text:span text:style-name="NormalTok"> </text:span><text:span text:style-name="VariableTok">NUM1</text:span><text:span text:style-name="NormalTok"> </text:span><text:span text:style-name="OperatorTok">&lt;</text:span><text:span text:style-name="NormalTok"> </text:span><text:span text:style-name="VariableTok">NUM2</text:span><text:span text:style-name="NormalTok"> </text:span><text:span text:style-name="KeywordTok">));</text:span><text:span text:style-name="NormalTok"> </text:span><text:span text:style-name="ControlFlowTok">then</text:span> </text:p>
              <text:p text:style-name="P8"><text:span text:style-name="NormalTok"><text:s text:c="2"/></text:span><text:span text:style-name="BuiltInTok">echo</text:span><text:span text:style-name="NormalTok"> </text:span><text:span text:style-name="StringTok">"</text:span><text:span text:style-name="VariableTok">$NUM1</text:span><text:span text:style-name="StringTok"> is less than </text:span><text:span text:style-name="VariableTok">$NUM2</text:span><text:span text:style-name="StringTok">."</text:span> </text:p>
              <text:p text:style-name="P8"><text:span text:style-name="ControlFlowTok">fi</text:span> </text:p>
              <text:p text:style-name="P8"/>
              <text:p text:style-name="P8"><text:span text:style-name="ControlFlowTok">if</text:span><text:span text:style-name="NormalTok"> </text:span><text:span text:style-name="KeywordTok">((</text:span><text:span text:style-name="NormalTok"> </text:span><text:span text:style-name="VariableTok">NUM2</text:span><text:span text:style-name="NormalTok"> </text:span><text:span text:style-name="OperatorTok">&gt;=</text:span><text:span text:style-name="NormalTok"> </text:span><text:span text:style-name="DecValTok">20</text:span><text:span text:style-name="NormalTok"> </text:span><text:span text:style-name="KeywordTok">));</text:span><text:span text:style-name="NormalTok"> </text:span><text:span text:style-name="ControlFlowTok">then</text:span> </text:p>
              <text:p text:style-name="P8"><text:span text:style-name="NormalTok"><text:s text:c="2"/></text:span><text:span text:style-name="BuiltInTok">echo</text:span><text:span text:style-name="NormalTok"> </text:span><text:span text:style-name="StringTok">"</text:span><text:span text:style-name="VariableTok">$NUM2</text:span><text:span text:style-name="StringTok"> is greater than or equal to 20."</text:span> </text:p>
              <text:p text:style-name="P8"><text:span text:style-name="ControlFlowTok">fi</text:span> </text:p>
              <text:p text:style-name="P57">Using <text:span text:style-name="Source_5f_Text">(())</text:span> for arithmetic comparisons can often make your code cleaner and more familiar if you have programming experience</text:p>
            </text:list-item>
          </text:list>
        </text:list-item>
      </text:list>
      <text:h text:style-name="Heading_20_6" text:outline-level="6"><text:bookmark-start text:name="file-attribute-comparison-operators"/><text:soft-page-break/>File Attribute Comparison Operators<text:bookmark-end text:name="file-attribute-comparison-operators"/></text:h>
      <text:list xml:id="list355438307" text:style-name="L34">
        <text:list-item>
          <text:p text:style-name="P58"><text:span text:style-name="T3">File Attribute Comparisons</text:span>: Bash provides a set of operators that allow you to check various attributes of files and directories within your conditional statements. These are very useful for writing scripts that need to interact with the file system based on the existence, type, or properties of files.</text:p>
          <text:list text:style-name="L35">
            <text:list-item>
              <text:p text:style-name="P59"><text:span text:style-name="Source_5f_Text">-e file</text:span>: True if <text:span text:style-name="Source_5f_Text">file</text:span> exists.</text:p>
            </text:list-item>
            <text:list-item>
              <text:p text:style-name="P59"><text:span text:style-name="Source_5f_Text">-f file</text:span>: True if <text:span text:style-name="Source_5f_Text">file</text:span> exists and is a regular file (not a directory or other special file type).</text:p>
            </text:list-item>
            <text:list-item>
              <text:p text:style-name="P59"><text:span text:style-name="Source_5f_Text">-d file</text:span>: True if file exists and is a directory.</text:p>
            </text:list-item>
            <text:list-item>
              <text:p text:style-name="P59"><text:span text:style-name="Source_5f_Text">-s file</text:span>: True if <text:span text:style-name="Source_5f_Text">file</text:span> exists and has a size greater than zero (i.e., it's not empty).</text:p>
            </text:list-item>
            <text:list-item>
              <text:p text:style-name="P59"><text:span text:style-name="Source_5f_Text">-r file</text:span>: True if <text:span text:style-name="Source_5f_Text">file</text:span> exists and is readable by the current user.</text:p>
            </text:list-item>
            <text:list-item>
              <text:p text:style-name="P59"><text:span text:style-name="Source_5f_Text">-w file</text:span>: True if <text:span text:style-name="Source_5f_Text">file</text:span> exists and is writable by the current user.</text:p>
            </text:list-item>
            <text:list-item>
              <text:p text:style-name="P59"><text:span text:style-name="Source_5f_Text">-x file</text:span>: True if <text:span text:style-name="Source_5f_Text">file</text:span> exists and is executable by the current user.</text:p>
            </text:list-item>
            <text:list-item>
              <text:p text:style-name="P59"><text:span text:style-name="Source_5f_Text">-O file</text:span>: True if <text:span text:style-name="Source_5f_Text">file</text:span> exists and is owned by the current user.</text:p>
            </text:list-item>
            <text:list-item>
              <text:p text:style-name="P59"><text:span text:style-name="Source_5f_Text">-G file</text:span>: True if <text:span text:style-name="Source_5f_Text">file</text:span> exists and belongs to the same group as the current user.</text:p>
            </text:list-item>
            <text:list-item>
              <text:p text:style-name="P59"><text:span text:style-name="Source_5f_Text">-nt file1 file2</text:span>: True if <text:span text:style-name="Source_5f_Text">file1</text:span> is newer than <text:span text:style-name="Source_5f_Text">file2</text:span> (based on modification time).</text:p>
            </text:list-item>
            <text:list-item>
              <text:p text:style-name="P59"><text:span text:style-name="Source_5f_Text">-ot file1 file2</text:span>: True if <text:span text:style-name="Source_5f_Text">file1</text:span> is older than <text:span text:style-name="Source_5f_Text">file2</text:span> (based on modification time).</text:p>
              <text:p text:style-name="P59"><text:span text:style-name="T3">Examples</text:span>:</text:p>
              <text:p text:style-name="P9"><text:span text:style-name="CommentTok">#!/bin/bash</text:span> </text:p>
              <text:p text:style-name="P9"/>
              <text:p text:style-name="P9"><text:span text:style-name="VariableTok">FILE</text:span><text:span text:style-name="OperatorTok">=</text:span><text:span text:style-name="StringTok">"my_data.txt"</text:span> </text:p>
              <text:p text:style-name="P9"><text:span text:style-name="VariableTok">DIRECTORY</text:span><text:span text:style-name="OperatorTok">=</text:span><text:span text:style-name="StringTok">"my_backup_folder"</text:span> </text:p>
              <text:p text:style-name="P9"><text:span text:style-name="VariableTok">SCRIPT</text:span><text:span text:style-name="OperatorTok">=</text:span><text:span text:style-name="StringTok">"my_script.sh"</text:span> </text:p>
              <text:p text:style-name="P9"/>
              <text:p text:style-name="P9"><text:span text:style-name="ControlFlowTok">if</text:span><text:span text:style-name="NormalTok"> </text:span><text:span text:style-name="BuiltInTok">[</text:span><text:span text:style-name="NormalTok"> </text:span><text:span text:style-name="OtherTok">-e</text:span><text:span text:style-name="NormalTok"> </text:span><text:span text:style-name="StringTok">"</text:span><text:span text:style-name="VariableTok">$FILE</text:span><text:span text:style-name="StringTok">"</text:span><text:span text:style-name="NormalTok"> </text:span><text:span text:style-name="BuiltInTok">]</text:span><text:span text:style-name="KeywordTok">;</text:span><text:span text:style-name="NormalTok"> </text:span><text:span text:style-name="ControlFlowTok">then</text:span> </text:p>
              <text:p text:style-name="P9"><text:span text:style-name="NormalTok"><text:s text:c="2"/></text:span><text:span text:style-name="BuiltInTok">echo</text:span><text:span text:style-name="NormalTok"> </text:span><text:span text:style-name="StringTok">"</text:span><text:span text:style-name="VariableTok">$FILE</text:span><text:span text:style-name="StringTok"> exists."</text:span> </text:p>
              <text:p text:style-name="P9"><text:span text:style-name="ControlFlowTok">fi</text:span> </text:p>
              <text:p text:style-name="P9"/>
              <text:p text:style-name="P9"><text:span text:style-name="ControlFlowTok">if</text:span><text:span text:style-name="NormalTok"> </text:span><text:span text:style-name="BuiltInTok">[</text:span><text:span text:style-name="NormalTok"> </text:span><text:span text:style-name="OtherTok">-f</text:span><text:span text:style-name="NormalTok"> </text:span><text:span text:style-name="StringTok">"</text:span><text:span text:style-name="VariableTok">$FILE</text:span><text:span text:style-name="StringTok">"</text:span><text:span text:style-name="NormalTok"> </text:span><text:span text:style-name="BuiltInTok">]</text:span><text:span text:style-name="KeywordTok">;</text:span><text:span text:style-name="NormalTok"> </text:span><text:span text:style-name="ControlFlowTok">then</text:span> </text:p>
              <text:p text:style-name="P9"><text:span text:style-name="NormalTok"><text:s text:c="2"/></text:span><text:span text:style-name="BuiltInTok">echo</text:span><text:span text:style-name="NormalTok"> </text:span><text:span text:style-name="StringTok">"</text:span><text:span text:style-name="VariableTok">$FILE</text:span><text:span text:style-name="StringTok"> is a regular file."</text:span> </text:p>
              <text:p text:style-name="P9"><text:span text:style-name="ControlFlowTok">fi</text:span> </text:p>
              <text:p text:style-name="P9"/>
              <text:p text:style-name="P9"><text:span text:style-name="ControlFlowTok">if</text:span><text:span text:style-name="NormalTok"> </text:span><text:span text:style-name="BuiltInTok">[</text:span><text:span text:style-name="NormalTok"> </text:span><text:span text:style-name="OtherTok">-d</text:span><text:span text:style-name="NormalTok"> </text:span><text:span text:style-name="StringTok">"</text:span><text:span text:style-name="VariableTok">$DIRECTORY</text:span><text:span text:style-name="StringTok">"</text:span><text:span text:style-name="NormalTok"> </text:span><text:span text:style-name="BuiltInTok">]</text:span><text:span text:style-name="KeywordTok">;</text:span><text:span text:style-name="NormalTok"> </text:span><text:span text:style-name="ControlFlowTok">then</text:span> </text:p>
              <text:p text:style-name="P9"><text:span text:style-name="NormalTok"><text:s text:c="2"/></text:span><text:span text:style-name="BuiltInTok">echo</text:span><text:span text:style-name="NormalTok"> </text:span><text:span text:style-name="StringTok">"</text:span><text:span text:style-name="VariableTok">$DIRECTORY</text:span><text:span text:style-name="StringTok"> is a directory."</text:span> </text:p>
              <text:p text:style-name="P9"><text:span text:style-name="ControlFlowTok">fi</text:span> </text:p>
              <text:p text:style-name="P9"/>
              <text:p text:style-name="P9"><text:span text:style-name="ControlFlowTok">if</text:span><text:span text:style-name="NormalTok"> </text:span><text:span text:style-name="BuiltInTok">[</text:span><text:span text:style-name="NormalTok"> </text:span><text:span text:style-name="OtherTok">-s</text:span><text:span text:style-name="NormalTok"> </text:span><text:span text:style-name="StringTok">"</text:span><text:span text:style-name="VariableTok">$FILE</text:span><text:span text:style-name="StringTok">"</text:span><text:span text:style-name="NormalTok"> </text:span><text:span text:style-name="BuiltInTok">]</text:span><text:span text:style-name="KeywordTok">;</text:span><text:span text:style-name="NormalTok"> </text:span><text:span text:style-name="ControlFlowTok">then</text:span> </text:p>
              <text:p text:style-name="P9"><text:span text:style-name="NormalTok"><text:s text:c="2"/></text:span><text:span text:style-name="BuiltInTok">echo</text:span><text:span text:style-name="NormalTok"> </text:span><text:span text:style-name="StringTok">"</text:span><text:span text:style-name="VariableTok">$FILE</text:span><text:span text:style-name="StringTok"> is not empty."</text:span> </text:p>
              <text:p text:style-name="P9"><text:span text:style-name="ControlFlowTok">else</text:span> </text:p>
              <text:p text:style-name="P9"><text:span text:style-name="NormalTok"><text:s text:c="2"/></text:span><text:span text:style-name="BuiltInTok">echo</text:span><text:span text:style-name="NormalTok"> </text:span><text:span text:style-name="StringTok">"</text:span><text:span text:style-name="VariableTok">$FILE</text:span><text:span text:style-name="StringTok"> is empty or does not exist."</text:span> </text:p>
              <text:p text:style-name="P9"><text:soft-page-break/><text:span text:style-name="ControlFlowTok">fi</text:span> </text:p>
              <text:p text:style-name="P9"/>
              <text:p text:style-name="P9"><text:span text:style-name="ControlFlowTok">if</text:span><text:span text:style-name="NormalTok"> </text:span><text:span text:style-name="BuiltInTok">[</text:span><text:span text:style-name="NormalTok"> </text:span><text:span text:style-name="OtherTok">-r</text:span><text:span text:style-name="NormalTok"> </text:span><text:span text:style-name="StringTok">"</text:span><text:span text:style-name="VariableTok">$FILE</text:span><text:span text:style-name="StringTok">"</text:span><text:span text:style-name="NormalTok"> </text:span><text:span text:style-name="BuiltInTok">]</text:span><text:span text:style-name="KeywordTok">;</text:span><text:span text:style-name="NormalTok"> </text:span><text:span text:style-name="ControlFlowTok">then</text:span> </text:p>
              <text:p text:style-name="P9"><text:span text:style-name="NormalTok"><text:s text:c="2"/></text:span><text:span text:style-name="BuiltInTok">echo</text:span><text:span text:style-name="NormalTok"> </text:span><text:span text:style-name="StringTok">"</text:span><text:span text:style-name="VariableTok">$FILE</text:span><text:span text:style-name="StringTok"> is readable."</text:span> </text:p>
              <text:p text:style-name="P9"><text:span text:style-name="ControlFlowTok">fi</text:span> </text:p>
              <text:p text:style-name="P9"/>
              <text:p text:style-name="P9"><text:span text:style-name="ControlFlowTok">if</text:span><text:span text:style-name="NormalTok"> </text:span><text:span text:style-name="BuiltInTok">[</text:span><text:span text:style-name="NormalTok"> </text:span><text:span text:style-name="OtherTok">-w</text:span><text:span text:style-name="NormalTok"> </text:span><text:span text:style-name="StringTok">"</text:span><text:span text:style-name="VariableTok">$FILE</text:span><text:span text:style-name="StringTok">"</text:span><text:span text:style-name="NormalTok"> </text:span><text:span text:style-name="BuiltInTok">]</text:span><text:span text:style-name="KeywordTok">;</text:span><text:span text:style-name="NormalTok"> </text:span><text:span text:style-name="ControlFlowTok">then</text:span> </text:p>
              <text:p text:style-name="P9"><text:span text:style-name="NormalTok"><text:s text:c="2"/></text:span><text:span text:style-name="BuiltInTok">echo</text:span><text:span text:style-name="NormalTok"> </text:span><text:span text:style-name="StringTok">"</text:span><text:span text:style-name="VariableTok">$FILE</text:span><text:span text:style-name="StringTok"> is writable."</text:span> </text:p>
              <text:p text:style-name="P9"><text:span text:style-name="ControlFlowTok">fi</text:span> </text:p>
              <text:p text:style-name="P9"/>
              <text:p text:style-name="P9"><text:span text:style-name="ControlFlowTok">if</text:span><text:span text:style-name="NormalTok"> </text:span><text:span text:style-name="BuiltInTok">[</text:span><text:span text:style-name="NormalTok"> </text:span><text:span text:style-name="OtherTok">-x</text:span><text:span text:style-name="NormalTok"> </text:span><text:span text:style-name="StringTok">"</text:span><text:span text:style-name="VariableTok">$SCRIPT</text:span><text:span text:style-name="StringTok">"</text:span><text:span text:style-name="NormalTok"> </text:span><text:span text:style-name="BuiltInTok">]</text:span><text:span text:style-name="KeywordTok">;</text:span><text:span text:style-name="NormalTok"> </text:span><text:span text:style-name="ControlFlowTok">then</text:span> </text:p>
              <text:p text:style-name="P9"><text:span text:style-name="NormalTok"><text:s text:c="2"/></text:span><text:span text:style-name="BuiltInTok">echo</text:span><text:span text:style-name="NormalTok"> </text:span><text:span text:style-name="StringTok">"</text:span><text:span text:style-name="VariableTok">$SCRIPT</text:span><text:span text:style-name="StringTok"> is executable."</text:span> </text:p>
              <text:p text:style-name="P9"><text:span text:style-name="ControlFlowTok">fi</text:span> </text:p>
              <text:p text:style-name="P9"/>
              <text:p text:style-name="P9"><text:span text:style-name="ControlFlowTok">if</text:span><text:span text:style-name="NormalTok"> </text:span><text:span text:style-name="BuiltInTok">[</text:span><text:span text:style-name="NormalTok"> </text:span><text:span text:style-name="OtherTok">-O</text:span><text:span text:style-name="NormalTok"> </text:span><text:span text:style-name="StringTok">"</text:span><text:span text:style-name="VariableTok">$FILE</text:span><text:span text:style-name="StringTok">"</text:span><text:span text:style-name="NormalTok"> </text:span><text:span text:style-name="BuiltInTok">]</text:span><text:span text:style-name="KeywordTok">;</text:span><text:span text:style-name="NormalTok"> </text:span><text:span text:style-name="ControlFlowTok">then</text:span> </text:p>
              <text:p text:style-name="P9"><text:span text:style-name="NormalTok"><text:s text:c="2"/></text:span><text:span text:style-name="BuiltInTok">echo</text:span><text:span text:style-name="NormalTok"> </text:span><text:span text:style-name="StringTok">"You are the owner of </text:span><text:span text:style-name="VariableTok">$FILE</text:span><text:span text:style-name="StringTok">."</text:span> </text:p>
              <text:p text:style-name="P9"><text:span text:style-name="ControlFlowTok">fi</text:span> </text:p>
              <text:p text:style-name="P9"/>
              <text:p text:style-name="P9"><text:span text:style-name="ControlFlowTok">if</text:span><text:span text:style-name="NormalTok"> </text:span><text:span text:style-name="BuiltInTok">[</text:span><text:span text:style-name="NormalTok"> </text:span><text:span text:style-name="OtherTok">-G</text:span><text:span text:style-name="NormalTok"> </text:span><text:span text:style-name="StringTok">"</text:span><text:span text:style-name="VariableTok">$DIRECTORY</text:span><text:span text:style-name="StringTok">"</text:span><text:span text:style-name="NormalTok"> </text:span><text:span text:style-name="BuiltInTok">]</text:span><text:span text:style-name="KeywordTok">;</text:span><text:span text:style-name="NormalTok"> </text:span><text:span text:style-name="ControlFlowTok">then</text:span> </text:p>
              <text:p text:style-name="P9"><text:span text:style-name="NormalTok"><text:s text:c="2"/></text:span><text:span text:style-name="BuiltInTok">echo</text:span><text:span text:style-name="NormalTok"> </text:span><text:span text:style-name="StringTok">"</text:span><text:span text:style-name="VariableTok">$DIRECTORY</text:span><text:span text:style-name="StringTok"> belongs to your group."</text:span> </text:p>
              <text:p text:style-name="P9"><text:span text:style-name="ControlFlowTok">fi</text:span> </text:p>
              <text:p text:style-name="P9"/>
              <text:p text:style-name="P9"><text:span text:style-name="ControlFlowTok">if</text:span><text:span text:style-name="NormalTok"> </text:span><text:span text:style-name="BuiltInTok">[</text:span><text:span text:style-name="NormalTok"> </text:span><text:span text:style-name="StringTok">"</text:span><text:span text:style-name="VariableTok">$FILE</text:span><text:span text:style-name="StringTok">"</text:span><text:span text:style-name="NormalTok"> </text:span><text:span text:style-name="OtherTok">-nt</text:span><text:span text:style-name="NormalTok"> </text:span><text:span text:style-name="StringTok">"</text:span><text:span text:style-name="VariableTok">$SCRIPT</text:span><text:span text:style-name="StringTok">"</text:span><text:span text:style-name="NormalTok"> </text:span><text:span text:style-name="BuiltInTok">]</text:span><text:span text:style-name="KeywordTok">;</text:span><text:span text:style-name="NormalTok"> </text:span><text:span text:style-name="ControlFlowTok">then</text:span> </text:p>
              <text:p text:style-name="P9"><text:span text:style-name="NormalTok"><text:s text:c="2"/></text:span><text:span text:style-name="BuiltInTok">echo</text:span><text:span text:style-name="NormalTok"> </text:span><text:span text:style-name="StringTok">"</text:span><text:span text:style-name="VariableTok">$FILE</text:span><text:span text:style-name="StringTok"> is newer than </text:span><text:span text:style-name="VariableTok">$SCRIPT</text:span><text:span text:style-name="StringTok">."</text:span> </text:p>
              <text:p text:style-name="P9"><text:span text:style-name="ControlFlowTok">fi</text:span> </text:p>
            </text:list-item>
          </text:list>
        </text:list-item>
      </text:list>
      <text:h text:style-name="Heading_20_4" text:outline-level="4"><text:bookmark-start text:name="the-else-statement"/>The <text:span text:style-name="Source_5f_Text">else</text:span> Statement<text:bookmark-end text:name="the-else-statement"/></text:h>
      <text:p text:style-name="First_20_paragraph">The <text:span text:style-name="Source_5f_Text">else</text:span> statement provides an alternative block of code to execute if the <text:span text:style-name="Source_5f_Text">if</text:span> condition is false. Its structure looks like this:</text:p>
      <text:p text:style-name="Preformatted_20_Text"><text:span text:style-name="ControlFlowTok">if</text:span><text:span text:style-name="NormalTok"> </text:span><text:span text:style-name="BuiltInTok">[</text:span><text:span text:style-name="NormalTok"> condition </text:span><text:span text:style-name="BuiltInTok">]</text:span><text:span text:style-name="KeywordTok">;</text:span><text:span text:style-name="NormalTok"> </text:span><text:span text:style-name="ControlFlowTok">then</text:span> </text:p>
      <text:p text:style-name="Preformatted_20_Text"><text:span text:style-name="NormalTok"><text:s text:c="2"/></text:span><text:span text:style-name="CommentTok"># Commands to execute if the condition is true</text:span> </text:p>
      <text:p text:style-name="Preformatted_20_Text"><text:span text:style-name="ControlFlowTok">else</text:span> </text:p>
      <text:p text:style-name="Preformatted_20_Text"><text:span text:style-name="NormalTok"><text:s text:c="2"/></text:span><text:span text:style-name="CommentTok"># Commands to execute if the condition is false</text:span> </text:p>
      <text:p text:style-name="Preformatted_20_Text"><text:span text:style-name="ControlFlowTok">fi</text:span> </text:p>
      <text:p text:style-name="First_20_paragraph"><text:span text:style-name="T3">Example</text:span>:</text:p>
      <text:p text:style-name="Preformatted_20_Text"><text:span text:style-name="CommentTok">#!/bin/bash</text:span> </text:p>
      <text:p text:style-name="Preformatted_20_Text"><text:span text:style-name="BuiltInTok">echo</text:span><text:span text:style-name="NormalTok"> </text:span><text:span text:style-name="StringTok">"Enter a number:"</text:span> </text:p>
      <text:p text:style-name="Preformatted_20_Text"><text:span text:style-name="BuiltInTok">read</text:span><text:span text:style-name="NormalTok"> </text:span><text:span text:style-name="VariableTok">number</text:span> </text:p>
      <text:p text:style-name="Preformatted_20_Text"/>
      <text:p text:style-name="Preformatted_20_Text"><text:span text:style-name="ControlFlowTok">if</text:span><text:span text:style-name="NormalTok"> </text:span><text:span text:style-name="BuiltInTok">[</text:span><text:span text:style-name="NormalTok"> </text:span><text:span text:style-name="StringTok">"</text:span><text:span text:style-name="VariableTok">$number</text:span><text:span text:style-name="StringTok">"</text:span><text:span text:style-name="NormalTok"> </text:span><text:span text:style-name="OtherTok">-gt</text:span><text:span text:style-name="NormalTok"> 10 </text:span><text:span text:style-name="BuiltInTok">]</text:span><text:span text:style-name="KeywordTok">;</text:span><text:span text:style-name="NormalTok"> </text:span><text:span text:style-name="ControlFlowTok">then</text:span> </text:p>
      <text:p text:style-name="Preformatted_20_Text"><text:span text:style-name="NormalTok"><text:s text:c="2"/></text:span><text:span text:style-name="BuiltInTok">echo</text:span><text:span text:style-name="NormalTok"> </text:span><text:span text:style-name="StringTok">"The number you entered is greater than 10."</text:span> </text:p>
      <text:p text:style-name="Preformatted_20_Text"><text:span text:style-name="ControlFlowTok">else</text:span> </text:p>
      <text:p text:style-name="Preformatted_20_Text"><text:span text:style-name="NormalTok"><text:s text:c="2"/></text:span><text:span text:style-name="BuiltInTok">echo</text:span><text:span text:style-name="NormalTok"> </text:span><text:span text:style-name="StringTok">"The number you entered is 10 or less."</text:span> </text:p>
      <text:p text:style-name="Preformatted_20_Text"><text:span text:style-name="ControlFlowTok">fi</text:span> </text:p>
      <text:p text:style-name="First_20_paragraph">In this script, if the entered number is greater than 10, the first message is displayed. Otherwise (if it's 10 or less), the message in the <text:span text:style-name="Source_5f_Text">else</text:span> block is shown.</text:p>
      <text:h text:style-name="Heading_20_4" text:outline-level="4"><text:bookmark-start text:name="the-elif-statement"/><text:soft-page-break/>The <text:span text:style-name="Source_5f_Text">elif</text:span> Statement<text:bookmark-end text:name="the-elif-statement"/></text:h>
      <text:p text:style-name="First_20_paragraph">The <text:span text:style-name="Source_5f_Text">elif</text:span> (short for "else if") statement allows you to check multiple conditions in sequence. If the initial <text:span text:style-name="Source_5f_Text">if</text:span> condition is false, the <text:span text:style-name="Source_5f_Text">elif</text:span> condition is evaluated. If that's also false, the next <text:span text:style-name="Source_5f_Text">elif</text:span> (if any) is checked, and so on. Finally, an optional <text:span text:style-name="Source_5f_Text">else</text:span> block can be included at the end to handle cases where none of the preceding conditions are true.</text:p>
      <text:p text:style-name="Text_20_body">The structure looks like this:</text:p>
      <text:p text:style-name="Preformatted_20_Text"><text:span text:style-name="ControlFlowTok">if</text:span><text:span text:style-name="NormalTok"> </text:span><text:span text:style-name="BuiltInTok">[</text:span><text:span text:style-name="NormalTok"> condition1 </text:span><text:span text:style-name="BuiltInTok">]</text:span><text:span text:style-name="KeywordTok">;</text:span><text:span text:style-name="NormalTok"> </text:span><text:span text:style-name="ControlFlowTok">then</text:span> </text:p>
      <text:p text:style-name="Preformatted_20_Text"><text:span text:style-name="NormalTok"><text:s text:c="2"/></text:span><text:span text:style-name="CommentTok"># Commands to execute if condition1 is true</text:span> </text:p>
      <text:p text:style-name="Preformatted_20_Text"><text:span text:style-name="ControlFlowTok">elif</text:span><text:span text:style-name="NormalTok"> </text:span><text:span text:style-name="BuiltInTok">[</text:span><text:span text:style-name="NormalTok"> condition2 </text:span><text:span text:style-name="BuiltInTok">]</text:span><text:span text:style-name="KeywordTok">;</text:span><text:span text:style-name="NormalTok"> </text:span><text:span text:style-name="ControlFlowTok">then</text:span> </text:p>
      <text:p text:style-name="Preformatted_20_Text"><text:span text:style-name="NormalTok"><text:s text:c="2"/></text:span><text:span text:style-name="CommentTok"># Commands to execute if condition1 is false AND condition2 is true</text:span> </text:p>
      <text:p text:style-name="Preformatted_20_Text"><text:span text:style-name="ControlFlowTok">elif</text:span><text:span text:style-name="NormalTok"> </text:span><text:span text:style-name="BuiltInTok">[</text:span><text:span text:style-name="NormalTok"> condition3 </text:span><text:span text:style-name="BuiltInTok">]</text:span><text:span text:style-name="KeywordTok">;</text:span><text:span text:style-name="NormalTok"> </text:span><text:span text:style-name="ControlFlowTok">then</text:span> </text:p>
      <text:p text:style-name="Preformatted_20_Text"><text:span text:style-name="NormalTok"><text:s text:c="2"/></text:span><text:span text:style-name="CommentTok"># Commands to execute if condition1 and condition2 are false AND condition3 is true</text:span> </text:p>
      <text:p text:style-name="Preformatted_20_Text"><text:span text:style-name="ControlFlowTok">else</text:span> </text:p>
      <text:p text:style-name="Preformatted_20_Text"><text:span text:style-name="NormalTok"><text:s text:c="2"/></text:span><text:span text:style-name="CommentTok"># Commands to execute if none of the above conditions are true</text:span> </text:p>
      <text:p text:style-name="Preformatted_20_Text"><text:span text:style-name="ControlFlowTok">fi</text:span> </text:p>
      <text:p text:style-name="First_20_paragraph"><text:span text:style-name="T3">Example</text:span>:</text:p>
      <text:p text:style-name="Preformatted_20_Text"><text:span text:style-name="CommentTok">#!/bin/bash</text:span> </text:p>
      <text:p text:style-name="Preformatted_20_Text"><text:span text:style-name="BuiltInTok">echo</text:span><text:span text:style-name="NormalTok"> </text:span><text:span text:style-name="StringTok">"Enter your grade (A, B, C, D, or F):"</text:span> </text:p>
      <text:p text:style-name="Preformatted_20_Text"><text:span text:style-name="BuiltInTok">read</text:span><text:span text:style-name="NormalTok"> </text:span><text:span text:style-name="VariableTok">grade</text:span> </text:p>
      <text:p text:style-name="Preformatted_20_Text"/>
      <text:p text:style-name="Preformatted_20_Text"><text:span text:style-name="ControlFlowTok">if</text:span><text:span text:style-name="NormalTok"> </text:span><text:span text:style-name="BuiltInTok">[</text:span><text:span text:style-name="NormalTok"> </text:span><text:span text:style-name="StringTok">"</text:span><text:span text:style-name="VariableTok">$grade</text:span><text:span text:style-name="StringTok">"</text:span><text:span text:style-name="NormalTok"> </text:span><text:span text:style-name="OtherTok">=</text:span><text:span text:style-name="NormalTok"> </text:span><text:span text:style-name="StringTok">"A"</text:span><text:span text:style-name="NormalTok"> </text:span><text:span text:style-name="BuiltInTok">]</text:span><text:span text:style-name="KeywordTok">;</text:span><text:span text:style-name="NormalTok"> </text:span><text:span text:style-name="ControlFlowTok">then</text:span> </text:p>
      <text:p text:style-name="Preformatted_20_Text"><text:span text:style-name="NormalTok"><text:s text:c="2"/></text:span><text:span text:style-name="BuiltInTok">echo</text:span><text:span text:style-name="NormalTok"> </text:span><text:span text:style-name="StringTok">"Excellent!"</text:span> </text:p>
      <text:p text:style-name="Preformatted_20_Text"><text:span text:style-name="ControlFlowTok">elif</text:span><text:span text:style-name="NormalTok"> </text:span><text:span text:style-name="BuiltInTok">[</text:span><text:span text:style-name="NormalTok"> </text:span><text:span text:style-name="StringTok">"</text:span><text:span text:style-name="VariableTok">$grade</text:span><text:span text:style-name="StringTok">"</text:span><text:span text:style-name="NormalTok"> </text:span><text:span text:style-name="OtherTok">=</text:span><text:span text:style-name="NormalTok"> </text:span><text:span text:style-name="StringTok">"B"</text:span><text:span text:style-name="NormalTok"> </text:span><text:span text:style-name="BuiltInTok">]</text:span><text:span text:style-name="KeywordTok">;</text:span><text:span text:style-name="NormalTok"> </text:span><text:span text:style-name="ControlFlowTok">then</text:span> </text:p>
      <text:p text:style-name="Preformatted_20_Text"><text:span text:style-name="NormalTok"><text:s text:c="2"/></text:span><text:span text:style-name="BuiltInTok">echo</text:span><text:span text:style-name="NormalTok"> </text:span><text:span text:style-name="StringTok">"Good job!"</text:span> </text:p>
      <text:p text:style-name="Preformatted_20_Text"><text:span text:style-name="ControlFlowTok">elif</text:span><text:span text:style-name="NormalTok"> </text:span><text:span text:style-name="BuiltInTok">[</text:span><text:span text:style-name="NormalTok"> </text:span><text:span text:style-name="StringTok">"</text:span><text:span text:style-name="VariableTok">$grade</text:span><text:span text:style-name="StringTok">"</text:span><text:span text:style-name="NormalTok"> </text:span><text:span text:style-name="OtherTok">=</text:span><text:span text:style-name="NormalTok"> </text:span><text:span text:style-name="StringTok">"C"</text:span><text:span text:style-name="NormalTok"> </text:span><text:span text:style-name="BuiltInTok">]</text:span><text:span text:style-name="KeywordTok">;</text:span><text:span text:style-name="NormalTok"> </text:span><text:span text:style-name="ControlFlowTok">then</text:span> </text:p>
      <text:p text:style-name="Preformatted_20_Text"><text:span text:style-name="NormalTok"><text:s text:c="2"/></text:span><text:span text:style-name="BuiltInTok">echo</text:span><text:span text:style-name="NormalTok"> </text:span><text:span text:style-name="StringTok">"Satisfactory."</text:span> </text:p>
      <text:p text:style-name="Preformatted_20_Text"><text:span text:style-name="ControlFlowTok">elif</text:span><text:span text:style-name="NormalTok"> </text:span><text:span text:style-name="BuiltInTok">[</text:span><text:span text:style-name="NormalTok"> </text:span><text:span text:style-name="StringTok">"</text:span><text:span text:style-name="VariableTok">$grade</text:span><text:span text:style-name="StringTok">"</text:span><text:span text:style-name="NormalTok"> </text:span><text:span text:style-name="OtherTok">=</text:span><text:span text:style-name="NormalTok"> </text:span><text:span text:style-name="StringTok">"D"</text:span><text:span text:style-name="NormalTok"> </text:span><text:span text:style-name="BuiltInTok">]</text:span><text:span text:style-name="KeywordTok">;</text:span><text:span text:style-name="NormalTok"> </text:span><text:span text:style-name="ControlFlowTok">then</text:span> </text:p>
      <text:p text:style-name="Preformatted_20_Text"><text:span text:style-name="NormalTok"><text:s text:c="2"/></text:span><text:span text:style-name="BuiltInTok">echo</text:span><text:span text:style-name="NormalTok"> </text:span><text:span text:style-name="StringTok">"Needs improvement."</text:span> </text:p>
      <text:p text:style-name="Preformatted_20_Text"><text:span text:style-name="ControlFlowTok">else</text:span> </text:p>
      <text:p text:style-name="Preformatted_20_Text"><text:span text:style-name="NormalTok"><text:s text:c="2"/></text:span><text:span text:style-name="BuiltInTok">echo</text:span><text:span text:style-name="NormalTok"> </text:span><text:span text:style-name="StringTok">"Failing grade."</text:span> </text:p>
      <text:p text:style-name="Preformatted_20_Text"><text:span text:style-name="ControlFlowTok">fi</text:span> </text:p>
      <text:p text:style-name="Preformatted_20_Text"/>
      <text:p text:style-name="Preformatted_20_Text"><text:span text:style-name="BuiltInTok">echo</text:span><text:span text:style-name="NormalTok"> </text:span><text:span text:style-name="StringTok">"Thank you for your input."</text:span> </text:p>
      <text:p text:style-name="First_20_paragraph">In this script, we check the entered grade against several possibilities using <text:span text:style-name="Source_5f_Text">elif</text:span> statements. If none of the <text:span text:style-name="Source_5f_Text">elif</text:span> conditions are met (meaning the grade is not A, B, C, or D), the <text:span text:style-name="Source_5f_Text">else</text:span> block is executed.</text:p>
      <text:p text:style-name="Text_20_body">These <text:span text:style-name="Source_5f_Text">if</text:span>, <text:span text:style-name="Source_5f_Text">elif</text:span>, and <text:span text:style-name="Source_5f_Text">else</text:span> statements provide you with powerful tools to create scripts that can react differently based on various inputs and conditions.</text:p>
      <text:h text:style-name="Heading_20_3" text:outline-level="3"><text:bookmark-start text:name="looping-structures"/>Looping Structures<text:bookmark-end text:name="looping-structures"/></text:h>
      <text:p text:style-name="First_20_paragraph">There are a few main types of loops in Bash: <text:span text:style-name="Source_5f_Text">for</text:span>, <text:span text:style-name="Source_5f_Text">while</text:span>, and <text:span text:style-name="Source_5f_Text">until</text:span>.</text:p>
      <text:h text:style-name="Heading_20_4" text:outline-level="4"><text:bookmark-start text:name="the-for-loop"/><text:soft-page-break/>The <text:span text:style-name="Source_5f_Text">for</text:span> Loop<text:bookmark-end text:name="the-for-loop"/></text:h>
      <text:h text:style-name="Heading_20_5" text:outline-level="5"><text:bookmark-start text:name="the-for-loop-iterating-through-a-list"/>The <text:span text:style-name="Source_5f_Text">for</text:span> Loop (Iterating through a list)<text:bookmark-end text:name="the-for-loop-iterating-through-a-list"/></text:h>
      <text:p text:style-name="First_20_paragraph">The basic structure of a for loop that iterates through a list looks like this:</text:p>
      <text:p text:style-name="Preformatted_20_Text"><text:span text:style-name="ControlFlowTok">for</text:span><text:span text:style-name="NormalTok"> variable </text:span><text:span text:style-name="KeywordTok">in</text:span><text:span text:style-name="NormalTok"> item1 item2 ... itemN</text:span><text:span text:style-name="KeywordTok">;</text:span><text:span text:style-name="NormalTok"> </text:span><text:span text:style-name="ControlFlowTok">do</text:span> </text:p>
      <text:p text:style-name="Preformatted_20_Text"><text:span text:style-name="NormalTok"><text:s text:c="2"/></text:span><text:span text:style-name="CommentTok"># Commands to execute for each item</text:span> </text:p>
      <text:p text:style-name="Preformatted_20_Text"><text:span text:style-name="ControlFlowTok">done</text:span> </text:p>
      <text:p text:style-name="First_20_paragraph">Let's break it down:</text:p>
      <text:list xml:id="list833703345" text:style-name="L36">
        <text:list-item>
          <text:p text:style-name="P60"><text:span text:style-name="Source_5f_Text">for variable in item1 item2 ... itemN</text:span>: This part defines the loop.</text:p>
          <text:list text:style-name="L37">
            <text:list-item>
              <text:p text:style-name="P61"><text:span text:style-name="Source_5f_Text">variable</text:span>: This is a variable that will take on the value of each item in the list during each iteration of the loop.</text:p>
            </text:list-item>
            <text:list-item>
              <text:p text:style-name="P61"><text:span text:style-name="Source_5f_Text">in item1 item2 ... itemN</text:span>: This specifies the list of items you want to loop through. The items are usually separated by spaces.</text:p>
            </text:list-item>
          </text:list>
        </text:list-item>
        <text:list-item>
          <text:p text:style-name="P60"><text:span text:style-name="Source_5f_Text">do</text:span>: This keyword marks the beginning of the block of commands that will be executed in each iteration.</text:p>
        </text:list-item>
        <text:list-item>
          <text:p text:style-name="P60"><text:span text:style-name="Source_5f_Text"># Commands to execute for each item</text:span>: Here you put the commands that you want to run for each item in the list. The current item can be accessed using the $variable.</text:p>
        </text:list-item>
        <text:list-item>
          <text:p text:style-name="P60"><text:span text:style-name="Source_5f_Text">done</text:span>: This keyword marks the end of the for loop.</text:p>
        </text:list-item>
      </text:list>
      <text:p text:style-name="First_20_paragraph">Example:</text:p>
      <text:p text:style-name="Preformatted_20_Text"/>
      <text:p text:style-name="Preformatted_20_Text"><text:span text:style-name="CommentTok">#!/bin/bash</text:span> </text:p>
      <text:p text:style-name="Preformatted_20_Text"><text:span text:style-name="VariableTok">fruits</text:span><text:span text:style-name="OperatorTok">=</text:span><text:span text:style-name="StringTok">"apple banana cherry"</text:span> </text:p>
      <text:p text:style-name="Preformatted_20_Text"/>
      <text:p text:style-name="Preformatted_20_Text"><text:span text:style-name="ControlFlowTok">for</text:span><text:span text:style-name="NormalTok"> fruit </text:span><text:span text:style-name="KeywordTok">in</text:span><text:span text:style-name="NormalTok"> </text:span><text:span text:style-name="VariableTok">$fruits</text:span><text:span text:style-name="KeywordTok">;</text:span><text:span text:style-name="NormalTok"> </text:span><text:span text:style-name="ControlFlowTok">do</text:span> </text:p>
      <text:p text:style-name="Preformatted_20_Text"><text:span text:style-name="NormalTok"><text:s text:c="2"/></text:span><text:span text:style-name="BuiltInTok">echo</text:span><text:span text:style-name="NormalTok"> </text:span><text:span text:style-name="StringTok">"I like </text:span><text:span text:style-name="VariableTok">$fruit</text:span><text:span text:style-name="StringTok">"</text:span> </text:p>
      <text:p text:style-name="Preformatted_20_Text"><text:span text:style-name="ControlFlowTok">done</text:span> </text:p>
      <text:p text:style-name="First_20_paragraph">In this script:</text:p>
      <text:list xml:id="list4070864238" text:style-name="L38">
        <text:list-item>
          <text:p text:style-name="P62">We define a variable <text:span text:style-name="Source_5f_Text">fruits</text:span> containing a list of fruit names separated by spaces.</text:p>
        </text:list-item>
        <text:list-item>
          <text:p text:style-name="P62">The <text:span text:style-name="Source_5f_Text">for</text:span> loop iterates through each word in the <text:span text:style-name="Source_5f_Text">$fruits</text:span> variable.</text:p>
        </text:list-item>
        <text:list-item>
          <text:p text:style-name="P62">In each iteration, the current fruit name is assigned to the <text:span text:style-name="Source_5f_Text">fruit</text:span> variable.</text:p>
        </text:list-item>
        <text:list-item>
          <text:p text:style-name="P62">The <text:span text:style-name="Source_5f_Text">echo</text:span> command then prints "I like" followed by the current fruit.</text:p>
        </text:list-item>
      </text:list>
      <text:p text:style-name="First_20_paragraph">The output of this script would be:</text:p>
      <text:p text:style-name="Preformatted_20_Text">I like apple</text:p>
      <text:p text:style-name="Preformatted_20_Text">I like banana</text:p>
      <text:p text:style-name="Preformatted_20_Text">I like cherry</text:p>
      <text:h text:style-name="Heading_20_5" text:outline-level="5"><text:bookmark-start text:name="the-for-loop-iterating-through-a-range"/>The <text:span text:style-name="Source_5f_Text">for</text:span> Loop (Iterating through a range)<text:bookmark-end text:name="the-for-loop-iterating-through-a-range"/></text:h>
      <text:p text:style-name="First_20_paragraph">You can also use for loops to iterate through a sequence of numbers using brace expansion:</text:p>
      <text:p text:style-name="Preformatted_20_Text"><text:span text:style-name="ControlFlowTok">for</text:span><text:span text:style-name="NormalTok"> i </text:span><text:span text:style-name="KeywordTok">in</text:span><text:span text:style-name="NormalTok"> </text:span><text:span text:style-name="DataTypeTok">{</text:span><text:span text:style-name="DecValTok">1</text:span><text:span text:style-name="DataTypeTok">..</text:span><text:span text:style-name="DecValTok">5</text:span><text:span text:style-name="DataTypeTok">}</text:span><text:span text:style-name="KeywordTok">;</text:span><text:span text:style-name="NormalTok"> </text:span><text:span text:style-name="ControlFlowTok">do</text:span> </text:p>
      <text:p text:style-name="Preformatted_20_Text"><text:span text:style-name="NormalTok"><text:s text:c="2"/></text:span><text:span text:style-name="BuiltInTok">echo</text:span><text:span text:style-name="NormalTok"> </text:span><text:span text:style-name="StringTok">"The current number is: </text:span><text:span text:style-name="VariableTok">$i</text:span><text:span text:style-name="StringTok">"</text:span> </text:p>
      <text:p text:style-name="Preformatted_20_Text"><text:span text:style-name="ControlFlowTok">done</text:span> </text:p>
      <text:p text:style-name="First_20_paragraph">This loop will iterate through the numbers 1 to 5 (inclusive), and the output will be:</text:p>
      <text:p text:style-name="Preformatted_20_Text"><text:soft-page-break/>The current number is: 1</text:p>
      <text:p text:style-name="Preformatted_20_Text">The current number is: 2</text:p>
      <text:p text:style-name="Preformatted_20_Text">The current number is: 3</text:p>
      <text:p text:style-name="Preformatted_20_Text">The current number is: 4</text:p>
      <text:p text:style-name="Preformatted_20_Text">The current number is: 5</text:p>
      <text:h text:style-name="Heading_20_5" text:outline-level="5"><text:bookmark-start text:name="the-for-loop-iterating-with-steps"/>The <text:span text:style-name="Source_5f_Text">for</text:span> Loop (Iterating with steps)<text:bookmark-end text:name="the-for-loop-iterating-with-steps"/></text:h>
      <text:p text:style-name="First_20_paragraph">When you use brace expansion with two numbers like <text:span text:style-name="Source_5f_Text">{start..end}</text:span>, Bash assumes a step of 1. However, you can also specify a different step value using the syntax <text:span text:style-name="Source_5f_Text">{start..end..step}</text:span>.</text:p>
      <text:p text:style-name="Text_20_body">For example, to iterate through even numbers from 2 to 10:</text:p>
      <text:p text:style-name="Preformatted_20_Text"><text:span text:style-name="CommentTok">#!/bin/bash</text:span> </text:p>
      <text:p text:style-name="Preformatted_20_Text"><text:span text:style-name="ControlFlowTok">for</text:span><text:span text:style-name="NormalTok"> i </text:span><text:span text:style-name="KeywordTok">in</text:span><text:span text:style-name="NormalTok"> </text:span><text:span text:style-name="DataTypeTok">{</text:span><text:span text:style-name="DecValTok">2</text:span><text:span text:style-name="DataTypeTok">..</text:span><text:span text:style-name="DecValTok">10</text:span><text:span text:style-name="DataTypeTok">..</text:span><text:span text:style-name="DecValTok">2</text:span><text:span text:style-name="DataTypeTok">}</text:span><text:span text:style-name="KeywordTok">;</text:span><text:span text:style-name="NormalTok"> </text:span><text:span text:style-name="ControlFlowTok">do</text:span> </text:p>
      <text:p text:style-name="Preformatted_20_Text"><text:span text:style-name="NormalTok"><text:s text:c="2"/></text:span><text:span text:style-name="BuiltInTok">echo</text:span><text:span text:style-name="NormalTok"> </text:span><text:span text:style-name="StringTok">"The current even number is: </text:span><text:span text:style-name="VariableTok">$i</text:span><text:span text:style-name="StringTok">"</text:span> </text:p>
      <text:p text:style-name="Preformatted_20_Text"><text:span text:style-name="ControlFlowTok">done</text:span> </text:p>
      <text:p text:style-name="First_20_paragraph">This will output:</text:p>
      <text:p text:style-name="Preformatted_20_Text">The current even number is: 2</text:p>
      <text:p text:style-name="Preformatted_20_Text">The current even number is: 4</text:p>
      <text:p text:style-name="Preformatted_20_Text">The current even number is: 6</text:p>
      <text:p text:style-name="Preformatted_20_Text">The current even number is: 8</text:p>
      <text:p text:style-name="Preformatted_20_Text">The current even number is: 10</text:p>
      <text:p text:style-name="First_20_paragraph">Similarly, you can count down:</text:p>
      <text:p text:style-name="Preformatted_20_Text"><text:span text:style-name="CommentTok">#!/bin/bash</text:span> </text:p>
      <text:p text:style-name="Preformatted_20_Text"><text:span text:style-name="ControlFlowTok">for</text:span><text:span text:style-name="NormalTok"> i </text:span><text:span text:style-name="KeywordTok">in</text:span><text:span text:style-name="NormalTok"> </text:span><text:span text:style-name="DataTypeTok">{</text:span><text:span text:style-name="DecValTok">5</text:span><text:span text:style-name="DataTypeTok">..</text:span><text:span text:style-name="DecValTok">1</text:span><text:span text:style-name="DataTypeTok">..</text:span><text:span text:style-name="DecValTok">1</text:span><text:span text:style-name="DataTypeTok">}</text:span><text:span text:style-name="KeywordTok">;</text:span><text:span text:style-name="NormalTok"> </text:span><text:span text:style-name="ControlFlowTok">do</text:span><text:span text:style-name="NormalTok"> </text:span><text:span text:style-name="CommentTok"># Or simply {5..1} for a step of -1 (implied)</text:span> </text:p>
      <text:p text:style-name="Preformatted_20_Text"><text:span text:style-name="NormalTok"><text:s text:c="2"/></text:span><text:span text:style-name="BuiltInTok">echo</text:span><text:span text:style-name="NormalTok"> </text:span><text:span text:style-name="StringTok">"Counting down: </text:span><text:span text:style-name="VariableTok">$i</text:span><text:span text:style-name="StringTok">"</text:span> </text:p>
      <text:p text:style-name="Preformatted_20_Text"><text:span text:style-name="ControlFlowTok">done</text:span> </text:p>
      <text:p text:style-name="First_20_paragraph">Output:</text:p>
      <text:p text:style-name="Preformatted_20_Text">Counting down: 5</text:p>
      <text:p text:style-name="Preformatted_20_Text">Counting down: 4</text:p>
      <text:p text:style-name="Preformatted_20_Text">Counting down: 3</text:p>
      <text:p text:style-name="Preformatted_20_Text">Counting down: 2</text:p>
      <text:p text:style-name="Preformatted_20_Text">Counting down: 1</text:p>
      <text:h text:style-name="Heading_20_5" text:outline-level="5"><text:bookmark-start text:name="the-for-loop-iterating-through-characters"/>The <text:span text:style-name="Source_5f_Text">for</text:span> Loop (Iterating through Characters)<text:bookmark-end text:name="the-for-loop-iterating-through-characters"/></text:h>
      <text:p text:style-name="First_20_paragraph">Interestingly, you can also use brace expansion to iterate through a sequence of characters! This works similarly to numbers, based on their ASCII values.</text:p>
      <text:p text:style-name="Text_20_body">To iterate through uppercase letters from A to D:</text:p>
      <text:p text:style-name="Preformatted_20_Text"><text:span text:style-name="CommentTok">#!/bin/bash</text:span> </text:p>
      <text:p text:style-name="Preformatted_20_Text"><text:span text:style-name="ControlFlowTok">for</text:span><text:span text:style-name="NormalTok"> char </text:span><text:span text:style-name="KeywordTok">in</text:span><text:span text:style-name="NormalTok"> </text:span><text:span text:style-name="DataTypeTok">{</text:span><text:span text:style-name="NormalTok">A</text:span><text:span text:style-name="DataTypeTok">..</text:span><text:span text:style-name="NormalTok">D</text:span><text:span text:style-name="DataTypeTok">}</text:span><text:span text:style-name="KeywordTok">;</text:span><text:span text:style-name="NormalTok"> </text:span><text:span text:style-name="ControlFlowTok">do</text:span> </text:p>
      <text:p text:style-name="Preformatted_20_Text"><text:span text:style-name="NormalTok"><text:s text:c="2"/></text:span><text:span text:style-name="BuiltInTok">echo</text:span><text:span text:style-name="NormalTok"> </text:span><text:span text:style-name="StringTok">"The current letter is: </text:span><text:span text:style-name="VariableTok">$char</text:span><text:span text:style-name="StringTok">"</text:span> </text:p>
      <text:p text:style-name="Preformatted_20_Text"><text:span text:style-name="ControlFlowTok">done</text:span> </text:p>
      <text:p text:style-name="First_20_paragraph">Output:</text:p>
      <text:p text:style-name="Preformatted_20_Text">The current letter is: A</text:p>
      <text:p text:style-name="Preformatted_20_Text">The current letter is: B</text:p>
      <text:p text:style-name="Preformatted_20_Text">The current letter is: C</text:p>
      <text:p text:style-name="Preformatted_20_Text"><text:soft-page-break/>The current letter is: D</text:p>
      <text:p text:style-name="First_20_paragraph">You can do the same with lowercase letters:</text:p>
      <text:p text:style-name="Preformatted_20_Text"><text:span text:style-name="CommentTok">#!/bin/bash</text:span> </text:p>
      <text:p text:style-name="Preformatted_20_Text"><text:span text:style-name="ControlFlowTok">for</text:span><text:span text:style-name="NormalTok"> letter </text:span><text:span text:style-name="KeywordTok">in</text:span><text:span text:style-name="NormalTok"> </text:span><text:span text:style-name="DataTypeTok">{</text:span><text:span text:style-name="NormalTok">a</text:span><text:span text:style-name="DataTypeTok">..</text:span><text:span text:style-name="NormalTok">c</text:span><text:span text:style-name="DataTypeTok">}</text:span><text:span text:style-name="KeywordTok">;</text:span><text:span text:style-name="NormalTok"> </text:span><text:span text:style-name="ControlFlowTok">do</text:span> </text:p>
      <text:p text:style-name="Preformatted_20_Text"><text:span text:style-name="NormalTok"><text:s text:c="2"/></text:span><text:span text:style-name="BuiltInTok">echo</text:span><text:span text:style-name="NormalTok"> </text:span><text:span text:style-name="StringTok">"The lowercase letter is: </text:span><text:span text:style-name="VariableTok">$letter</text:span><text:span text:style-name="StringTok">"</text:span> </text:p>
      <text:p text:style-name="Preformatted_20_Text"><text:span text:style-name="ControlFlowTok">done</text:span> </text:p>
      <text:p text:style-name="First_20_paragraph">Output:</text:p>
      <text:p text:style-name="Preformatted_20_Text">The lowercase letter is: a</text:p>
      <text:p text:style-name="Preformatted_20_Text">The lowercase letter is: b</text:p>
      <text:p text:style-name="Preformatted_20_Text">The lowercase letter is: c</text:p>
      <text:p text:style-name="First_20_paragraph">Keep in mind that the stepping with characters might not always produce intuitive results unless you're iterating through a contiguous block of the alphabet. For example, {A..Z..2} would give you A, C, E, and so on.</text:p>
      <text:h text:style-name="Heading_20_4" text:outline-level="4"><text:bookmark-start text:name="the-while-loop"/>The <text:span text:style-name="Source_5f_Text">while</text:span> Loop<text:bookmark-end text:name="the-while-loop"/></text:h>
      <text:p text:style-name="First_20_paragraph">Think of a for loop as doing something a specific number of times or for each item in a list. A while loop, on the other hand, continues to execute a block of code <text:span text:style-name="T3">as long as a certain condition is true</text:span>.</text:p>
      <text:p text:style-name="Text_20_body">The basic structure of a while loop looks like this:</text:p>
      <text:p text:style-name="Preformatted_20_Text"><text:span text:style-name="ControlFlowTok">while</text:span><text:span text:style-name="NormalTok"> </text:span><text:span text:style-name="BuiltInTok">[</text:span><text:span text:style-name="NormalTok"> condition </text:span><text:span text:style-name="BuiltInTok">]</text:span><text:span text:style-name="KeywordTok">;</text:span><text:span text:style-name="NormalTok"> </text:span><text:span text:style-name="ControlFlowTok">do</text:span> </text:p>
      <text:p text:style-name="Preformatted_20_Text"><text:span text:style-name="NormalTok"><text:s text:c="2"/></text:span><text:span text:style-name="CommentTok"># Commands to execute as long as the condition is true</text:span> </text:p>
      <text:p text:style-name="Preformatted_20_Text"><text:span text:style-name="ControlFlowTok">done</text:span> </text:p>
      <text:p text:style-name="First_20_paragraph">Let's break it down:</text:p>
      <text:list xml:id="list3376652189" text:style-name="L39">
        <text:list-item>
          <text:p text:style-name="P63"><text:span text:style-name="Source_5f_Text">while [ condition ]</text:span>: This is the start of the loop. The <text:span text:style-name="Source_5f_Text">condition</text:span> inside the square brackets is evaluated before each iteration. If the condition is true, the commands inside the loop are executed. If it's false, the loop terminates, and the script moves on to the next command after <text:span text:style-name="Source_5f_Text">done</text:span>.</text:p>
        </text:list-item>
        <text:list-item>
          <text:p text:style-name="P63"><text:span text:style-name="Source_5f_Text">do</text:span>: Marks the beginning of the code block to be repeated.</text:p>
        </text:list-item>
        <text:list-item>
          <text:p text:style-name="P63"><text:span text:style-name="Source_5f_Text"># Commands to execute as long as the condition is true</text:span>: These are the commands that will be executed in each iteration of the loop, as long as the <text:span text:style-name="Source_5f_Text">condition</text:span> remains true.</text:p>
        </text:list-item>
        <text:list-item>
          <text:p text:style-name="P63"><text:span text:style-name="Source_5f_Text">done</text:span>: Marks the end of the <text:span text:style-name="Source_5f_Text">while</text:span> loop.</text:p>
        </text:list-item>
      </text:list>
      <text:p text:style-name="P2"><text:span text:style-name="T3">Important Note</text:span>: Inside the <text:span text:style-name="Source_5f_Text">while</text:span> loop, you need to make sure that something happens that will eventually make the <text:span text:style-name="Source_5f_Text">condition</text:span> false. If the condition never becomes false, you'll end up with an <text:span text:style-name="T3">infinite loop</text:span>, and your script will run forever (or until you manually stop it, usually by pressing <text:span text:style-name="Source_5f_Text">Ctrl+C</text:span> in the terminal).</text:p>
      <text:p text:style-name="First_20_paragraph"><text:span text:style-name="T3">Example</text:span>:</text:p>
      <text:p text:style-name="Text_20_body">Let's create a script that counts down from 5 to 1:</text:p>
      <text:p text:style-name="Preformatted_20_Text"><text:span text:style-name="CommentTok">#!/bin/bash</text:span> </text:p>
      <text:p text:style-name="Preformatted_20_Text"><text:span text:style-name="VariableTok">count</text:span><text:span text:style-name="OperatorTok">=</text:span><text:span text:style-name="NormalTok">5</text:span> </text:p>
      <text:p text:style-name="Preformatted_20_Text"><text:soft-page-break/></text:p>
      <text:p text:style-name="Preformatted_20_Text"><text:span text:style-name="ControlFlowTok">while</text:span><text:span text:style-name="NormalTok"> </text:span><text:span text:style-name="BuiltInTok">[</text:span><text:span text:style-name="NormalTok"> </text:span><text:span text:style-name="StringTok">"</text:span><text:span text:style-name="VariableTok">$count</text:span><text:span text:style-name="StringTok">"</text:span><text:span text:style-name="NormalTok"> </text:span><text:span text:style-name="OtherTok">-gt</text:span><text:span text:style-name="NormalTok"> 0 </text:span><text:span text:style-name="BuiltInTok">]</text:span><text:span text:style-name="KeywordTok">;</text:span><text:span text:style-name="NormalTok"> </text:span><text:span text:style-name="ControlFlowTok">do</text:span> </text:p>
      <text:p text:style-name="Preformatted_20_Text"><text:span text:style-name="NormalTok"><text:s text:c="2"/></text:span><text:span text:style-name="BuiltInTok">echo</text:span><text:span text:style-name="NormalTok"> </text:span><text:span text:style-name="StringTok">"The count is: </text:span><text:span text:style-name="VariableTok">$count</text:span><text:span text:style-name="StringTok">"</text:span> </text:p>
      <text:p text:style-name="Preformatted_20_Text"><text:span text:style-name="NormalTok"><text:s text:c="2"/></text:span><text:span text:style-name="VariableTok">count</text:span><text:span text:style-name="OperatorTok">=</text:span><text:span text:style-name="VariableTok">$((count</text:span><text:span text:style-name="NormalTok"> </text:span><text:span text:style-name="OperatorTok">-</text:span><text:span text:style-name="NormalTok"> </text:span><text:span text:style-name="DecValTok">1</text:span><text:span text:style-name="VariableTok">))</text:span><text:span text:style-name="NormalTok"> </text:span><text:span text:style-name="CommentTok"># Decrement the count variable</text:span> </text:p>
      <text:p text:style-name="Preformatted_20_Text"><text:span text:style-name="ControlFlowTok">done</text:span> </text:p>
      <text:p text:style-name="Preformatted_20_Text"/>
      <text:p text:style-name="Preformatted_20_Text"><text:span text:style-name="BuiltInTok">echo</text:span><text:span text:style-name="NormalTok"> </text:span><text:span text:style-name="StringTok">"Blast off!"</text:span> </text:p>
      <text:p text:style-name="First_20_paragraph">In this script:</text:p>
      <text:list xml:id="list3103582180" text:style-name="L40">
        <text:list-item>
          <text:p text:style-name="P64">We initialize a variable <text:span text:style-name="Source_5f_Text">count</text:span> to 5.</text:p>
        </text:list-item>
        <text:list-item>
          <text:p text:style-name="P64">The <text:span text:style-name="Source_5f_Text">while</text:span> loop continues as long as the value of <text:span text:style-name="Source_5f_Text">$count</text:span> is greater than 0 (<text:span text:style-name="Source_5f_Text">-gt 0</text:span>).</text:p>
        </text:list-item>
        <text:list-item>
          <text:p text:style-name="P64">Inside the loop, we first print the current value of <text:span text:style-name="Source_5f_Text">count</text:span>.</text:p>
        </text:list-item>
        <text:list-item>
          <text:p text:style-name="P64">Then, we use <text:span text:style-name="Source_5f_Text">$((count - 1))</text:span> to perform arithmetic subtraction and update the <text:span text:style-name="Source_5f_Text">count</text:span> variable by decrementing it by 1. This is crucial to eventually make the condition false.</text:p>
        </text:list-item>
        <text:list-item>
          <text:p text:style-name="P64">Once <text:span text:style-name="Source_5f_Text">count</text:span> becomes 0, the condition <text:span text:style-name="Source_5f_Text">[ "$count" -gt 0 ]</text:span> becomes false, and the loop terminates.</text:p>
        </text:list-item>
        <text:list-item>
          <text:p text:style-name="P64">Finally, "Blast off!" is printed.</text:p>
        </text:list-item>
      </text:list>
      <text:h text:style-name="Heading_20_4" text:outline-level="4"><text:bookmark-start text:name="the-until-loop"/>The <text:span text:style-name="Source_5f_Text">until</text:span> Loop<text:bookmark-end text:name="the-until-loop"/></text:h>
      <text:p text:style-name="First_20_paragraph">The <text:span text:style-name="Source_5f_Text">until</text:span> loop is somewhat the opposite of the <text:span text:style-name="Source_5f_Text">while</text:span> loop. It continues to execute a block of code <text:span text:style-name="T3">as long as a certain condition is false</text:span>. The loop terminates when the condition becomes true.</text:p>
      <text:p text:style-name="Text_20_body">The basic structure of an <text:span text:style-name="Source_5f_Text">until</text:span> loop looks like this:</text:p>
      <text:p text:style-name="Preformatted_20_Text"><text:span text:style-name="ControlFlowTok">until</text:span><text:span text:style-name="NormalTok"> </text:span><text:span text:style-name="BuiltInTok">[</text:span><text:span text:style-name="NormalTok"> condition </text:span><text:span text:style-name="BuiltInTok">]</text:span><text:span text:style-name="KeywordTok">;</text:span><text:span text:style-name="NormalTok"> </text:span><text:span text:style-name="ControlFlowTok">do</text:span> </text:p>
      <text:p text:style-name="Preformatted_20_Text"><text:span text:style-name="NormalTok"><text:s text:c="2"/></text:span><text:span text:style-name="CommentTok"># Commands to execute as long as the condition is false</text:span> </text:p>
      <text:p text:style-name="Preformatted_20_Text"><text:span text:style-name="ControlFlowTok">done</text:span> </text:p>
      <text:p text:style-name="First_20_paragraph">Let's break it down:</text:p>
      <text:list xml:id="list2997458196" text:style-name="L41">
        <text:list-item>
          <text:p text:style-name="P65"><text:span text:style-name="Source_5f_Text">until [ condition ]</text:span>: This is the start of the loop. The <text:span text:style-name="Source_5f_Text">condition</text:span> inside the square brackets is evaluated before each iteration. If the condition is false, the commands inside the loop are executed. If it's true, the loop terminates.</text:p>
        </text:list-item>
        <text:list-item>
          <text:p text:style-name="P65"><text:span text:style-name="Source_5f_Text">do</text:span>: Marks the beginning of the code block to be repeated.</text:p>
        </text:list-item>
        <text:list-item>
          <text:p text:style-name="P65"><text:span text:style-name="Source_5f_Text"># Commands to execute as long as the condition is false</text:span>: These are the commands that will be executed in each iteration of the loop, as long as the <text:span text:style-name="Source_5f_Text">condition</text:span> remains false.</text:p>
        </text:list-item>
        <text:list-item>
          <text:p text:style-name="P65"><text:span text:style-name="Source_5f_Text">done</text:span>: Marks the end of the <text:span text:style-name="Source_5f_Text">until</text:span> loop.</text:p>
        </text:list-item>
      </text:list>
      <text:p text:style-name="P2">Just like with <text:span text:style-name="Source_5f_Text">while</text:span> loops, it's crucial to ensure that something inside the <text:span text:style-name="Source_5f_Text">until</text:span> loop will eventually make the <text:span text:style-name="Source_5f_Text">condition</text:span> true, otherwise you'll run into an infinite loop!</text:p>
      <text:p text:style-name="First_20_paragraph">Example:</text:p>
      <text:p text:style-name="Text_20_body">Let's rewrite our countdown script using an <text:span text:style-name="Source_5f_Text">until</text:span> loop:</text:p>
      <text:p text:style-name="Preformatted_20_Text"><text:span text:style-name="CommentTok">#!/bin/bash</text:span> </text:p>
      <text:p text:style-name="Preformatted_20_Text"><text:span text:style-name="VariableTok">count</text:span><text:span text:style-name="OperatorTok">=</text:span><text:span text:style-name="NormalTok">1</text:span> </text:p>
      <text:p text:style-name="Preformatted_20_Text"/>
      <text:p text:style-name="Preformatted_20_Text"><text:soft-page-break/><text:span text:style-name="ControlFlowTok">until</text:span><text:span text:style-name="NormalTok"> </text:span><text:span text:style-name="BuiltInTok">[</text:span><text:span text:style-name="NormalTok"> </text:span><text:span text:style-name="StringTok">"</text:span><text:span text:style-name="VariableTok">$count</text:span><text:span text:style-name="StringTok">"</text:span><text:span text:style-name="NormalTok"> </text:span><text:span text:style-name="OtherTok">-gt</text:span><text:span text:style-name="NormalTok"> 5 </text:span><text:span text:style-name="BuiltInTok">]</text:span><text:span text:style-name="KeywordTok">;</text:span><text:span text:style-name="NormalTok"> </text:span><text:span text:style-name="ControlFlowTok">do</text:span> </text:p>
      <text:p text:style-name="Preformatted_20_Text"><text:span text:style-name="NormalTok"><text:s text:c="2"/></text:span><text:span text:style-name="BuiltInTok">echo</text:span><text:span text:style-name="NormalTok"> </text:span><text:span text:style-name="StringTok">"The count is: </text:span><text:span text:style-name="VariableTok">$count</text:span><text:span text:style-name="StringTok">"</text:span> </text:p>
      <text:p text:style-name="Preformatted_20_Text"><text:span text:style-name="NormalTok"><text:s text:c="2"/></text:span><text:span text:style-name="VariableTok">count</text:span><text:span text:style-name="OperatorTok">=</text:span><text:span text:style-name="VariableTok">$((count</text:span><text:span text:style-name="NormalTok"> </text:span><text:span text:style-name="OperatorTok">+</text:span><text:span text:style-name="NormalTok"> </text:span><text:span text:style-name="DecValTok">1</text:span><text:span text:style-name="VariableTok">))</text:span><text:span text:style-name="NormalTok"> </text:span><text:span text:style-name="CommentTok"># Increment the count variable</text:span> </text:p>
      <text:p text:style-name="Preformatted_20_Text"><text:span text:style-name="ControlFlowTok">done</text:span> </text:p>
      <text:p text:style-name="Preformatted_20_Text"/>
      <text:p text:style-name="Preformatted_20_Text"><text:span text:style-name="BuiltInTok">echo</text:span><text:span text:style-name="NormalTok"> </text:span><text:span text:style-name="StringTok">"We reached 6!"</text:span> </text:p>
      <text:p text:style-name="First_20_paragraph">In this script:</text:p>
      <text:list xml:id="list4139670464" text:style-name="L42">
        <text:list-item>
          <text:p text:style-name="P66">We initialize a variable <text:span text:style-name="Source_5f_Text">count</text:span> to 1.</text:p>
        </text:list-item>
        <text:list-item>
          <text:p text:style-name="P66">The <text:span text:style-name="Source_5f_Text">until</text:span> loop continues as long as the value of <text:span text:style-name="Source_5f_Text">$count</text:span> is not greater than 5 (<text:span text:style-name="Source_5f_Text">-gt 5</text:span> is false).</text:p>
        </text:list-item>
        <text:list-item>
          <text:p text:style-name="P66">Inside the loop, we print the current value of <text:span text:style-name="Source_5f_Text">count</text:span>.</text:p>
        </text:list-item>
        <text:list-item>
          <text:p text:style-name="P66">Then, we increment the <text:span text:style-name="Source_5f_Text">count</text:span> variable by 1. This will eventually make the condition true.</text:p>
        </text:list-item>
        <text:list-item>
          <text:p text:style-name="P66">Once <text:span text:style-name="Source_5f_Text">count</text:span> becomes 6, the condition <text:span text:style-name="Source_5f_Text">[ "$count" -gt 5 ]</text:span> becomes true, and the loop terminates.</text:p>
        </text:list-item>
        <text:list-item>
          <text:p text:style-name="P66">Finally, "We reached 6!" is printed.</text:p>
        </text:list-item>
      </text:list>
      <text:p text:style-name="First_20_paragraph">Notice how the logic is slightly different from the <text:span text:style-name="Source_5f_Text">while</text:span> loop. The <text:span text:style-name="Source_5f_Text">until</text:span> loop keeps going until the condition is met.</text:p>
      <text:h text:style-name="Heading_20_3" text:outline-level="3"><text:bookmark-start text:name="the-case-statement"/>The <text:span text:style-name="Source_5f_Text">case</text:span> Statement<text:bookmark-end text:name="the-case-statement"/></text:h>
      <text:p text:style-name="First_20_paragraph">Think of a <text:span text:style-name="Source_5f_Text">case</text:span> statement as a more structured and often more readable alternative to a series of <text:span text:style-name="Source_5f_Text">if-elif-else</text:span> statements, especially when you're checking a single variable against multiple specific values.</text:p>
      <text:p text:style-name="Text_20_body">The basic structure of a case statement looks like this:</text:p>
      <text:p text:style-name="Preformatted_20_Text"><text:span text:style-name="ControlFlowTok">case</text:span><text:span text:style-name="NormalTok"> variable </text:span><text:span text:style-name="KeywordTok">in</text:span> </text:p>
      <text:p text:style-name="Preformatted_20_Text"><text:span text:style-name="NormalTok"><text:s text:c="2"/></text:span><text:span text:style-name="SpecialStringTok">pattern1</text:span><text:span text:style-name="KeywordTok">)</text:span> </text:p>
      <text:p text:style-name="Preformatted_20_Text"><text:span text:style-name="NormalTok"><text:s text:c="4"/></text:span><text:span text:style-name="CommentTok"># Commands to execute if variable matches pattern1</text:span> </text:p>
      <text:p text:style-name="Preformatted_20_Text"><text:span text:style-name="NormalTok"><text:s text:c="4"/></text:span><text:span text:style-name="ControlFlowTok">;;</text:span><text:span text:style-name="NormalTok"> </text:span><text:span text:style-name="CommentTok"># Note the double semicolon to terminate the case</text:span> </text:p>
      <text:p text:style-name="Preformatted_20_Text"><text:span text:style-name="NormalTok"><text:s text:c="2"/></text:span><text:span text:style-name="SpecialStringTok">pattern2</text:span><text:span text:style-name="KeywordTok">)</text:span> </text:p>
      <text:p text:style-name="Preformatted_20_Text"><text:span text:style-name="NormalTok"><text:s text:c="4"/></text:span><text:span text:style-name="CommentTok"># Commands to execute if variable matches pattern2</text:span> </text:p>
      <text:p text:style-name="Preformatted_20_Text"><text:span text:style-name="NormalTok"><text:s text:c="4"/></text:span><text:span text:style-name="ControlFlowTok">;;</text:span> </text:p>
      <text:p text:style-name="Preformatted_20_Text"><text:span text:style-name="NormalTok"><text:s text:c="2"/></text:span><text:span text:style-name="SpecialStringTok">pattern3</text:span><text:span text:style-name="KeywordTok">)</text:span> </text:p>
      <text:p text:style-name="Preformatted_20_Text"><text:span text:style-name="NormalTok"><text:s text:c="4"/></text:span><text:span text:style-name="CommentTok"># Commands to execute if variable matches pattern3</text:span> </text:p>
      <text:p text:style-name="Preformatted_20_Text"><text:span text:style-name="NormalTok"><text:s text:c="4"/></text:span><text:span text:style-name="ControlFlowTok">;;</text:span> </text:p>
      <text:p text:style-name="Preformatted_20_Text"><text:span text:style-name="NormalTok"><text:s text:c="2"/></text:span><text:span text:style-name="PreprocessorTok">*</text:span><text:span text:style-name="KeywordTok">)</text:span><text:span text:style-name="NormalTok"> </text:span><text:span text:style-name="CommentTok"># Optional: Default case if no other pattern matches</text:span> </text:p>
      <text:p text:style-name="Preformatted_20_Text"><text:span text:style-name="NormalTok"><text:s text:c="4"/></text:span><text:span text:style-name="CommentTok"># Commands to execute if none of the above patterns match</text:span> </text:p>
      <text:p text:style-name="Preformatted_20_Text"><text:span text:style-name="NormalTok"><text:s text:c="4"/></text:span><text:span text:style-name="ControlFlowTok">;;</text:span> </text:p>
      <text:p text:style-name="Preformatted_20_Text"><text:span text:style-name="ControlFlowTok">esac</text:span><text:span text:style-name="NormalTok"> </text:span><text:span text:style-name="CommentTok"># Case spelled backwards marks the end of the statement</text:span> </text:p>
      <text:p text:style-name="First_20_paragraph">Let's break it down:</text:p>
      <text:list xml:id="list3754414812" text:style-name="L43">
        <text:list-item>
          <text:p text:style-name="P67"><text:span text:style-name="Source_5f_Text">case variable in</text:span>: This starts the <text:span text:style-name="Source_5f_Text">case</text:span> statement and specifies the <text:span text:style-name="Source_5f_Text">variable</text:span> you want to test against different patterns.</text:p>
        </text:list-item>
        <text:list-item>
          <text:p text:style-name="P67"><text:span text:style-name="Source_5f_Text">pattern1), pattern2)</text:span>, etc.: These are the patterns you want to compare against the value of the <text:span text:style-name="Source_5f_Text">variable</text:span>. Patterns can be literal strings, wildcards (<text:span text:style-name="Source_5f_Text">*</text:span>, <text:span text:style-name="Source_5f_Text">?</text:span>, <text:span text:style-name="Source_5f_Text">[]</text:span>), or a combination of them.</text:p>
        </text:list-item>
        <text:list-item>
          <text:p text:style-name="P67"><text:soft-page-break/><text:span text:style-name="Source_5f_Text"># Commands to execute if variable matches pattern</text:span>: The commands listed here will be executed if the <text:span text:style-name="Source_5f_Text">variable</text:span> matches the corresponding <text:span text:style-name="Source_5f_Text">pattern</text:span>.</text:p>
        </text:list-item>
        <text:list-item>
          <text:p text:style-name="P67"><text:span text:style-name="Source_5f_Text">;;</text:span> <text:span text:style-name="T3">(Double Semicolon)</text:span>: This is crucial! It marks the end of the command block for a particular pattern. Once a match is found and the commands are executed, the <text:span text:style-name="Source_5f_Text">case</text:span> statement exits (it doesn't fall through to the next pattern).</text:p>
        </text:list-item>
        <text:list-item>
          <text:p text:style-name="P67"><text:span text:style-name="Source_5f_Text">*)</text:span> <text:span text:style-name="T3">(Wildcard)</text:span>: This is an optional "default" pattern. The asterisk <text:span text:style-name="Source_5f_Text">*</text:span> matches any string, so if none of the preceding patterns match the <text:span text:style-name="Source_5f_Text">variable</text:span>, the commands under <text:span text:style-name="Source_5f_Text">*)</text:span> will be executed. It's similar to the <text:span text:style-name="Source_5f_Text">else</text:span> in an <text:span text:style-name="Source_5f_Text">if-elif-else</text:span> structure.</text:p>
        </text:list-item>
        <text:list-item>
          <text:p text:style-name="P67"><text:span text:style-name="Source_5f_Text">esac</text:span>: This keyword (case spelled backwards) marks the end of the <text:span text:style-name="Source_5f_Text">case</text:span> statement.</text:p>
        </text:list-item>
      </text:list>
      <text:p text:style-name="First_20_paragraph">Example:</text:p>
      <text:p text:style-name="Text_20_body">Let's create a script that tells you what kind of pet you have based on your input:</text:p>
      <text:p text:style-name="Preformatted_20_Text"><text:span text:style-name="CommentTok">#!/bin/bash</text:span> </text:p>
      <text:p text:style-name="Preformatted_20_Text"><text:span text:style-name="BuiltInTok">echo</text:span><text:span text:style-name="NormalTok"> </text:span><text:span text:style-name="StringTok">"What kind of pet do you have (dog, cat, bird, fish)? "</text:span> </text:p>
      <text:p text:style-name="Preformatted_20_Text"><text:span text:style-name="BuiltInTok">read</text:span><text:span text:style-name="NormalTok"> </text:span><text:span text:style-name="VariableTok">pet</text:span> </text:p>
      <text:p text:style-name="Preformatted_20_Text"/>
      <text:p text:style-name="Preformatted_20_Text"><text:span text:style-name="ControlFlowTok">case</text:span><text:span text:style-name="NormalTok"> </text:span><text:span text:style-name="StringTok">"</text:span><text:span text:style-name="VariableTok">$pet</text:span><text:span text:style-name="StringTok">"</text:span><text:span text:style-name="NormalTok"> </text:span><text:span text:style-name="KeywordTok">in</text:span> </text:p>
      <text:p text:style-name="Preformatted_20_Text"><text:span text:style-name="NormalTok"><text:s text:c="2"/></text:span><text:span text:style-name="SpecialStringTok">dog</text:span><text:span text:style-name="KeywordTok">)</text:span> </text:p>
      <text:p text:style-name="Preformatted_20_Text"><text:span text:style-name="NormalTok"><text:s text:c="4"/></text:span><text:span text:style-name="BuiltInTok">echo</text:span><text:span text:style-name="NormalTok"> </text:span><text:span text:style-name="StringTok">"Woof! A loyal companion."</text:span> </text:p>
      <text:p text:style-name="Preformatted_20_Text"><text:span text:style-name="NormalTok"><text:s text:c="4"/></text:span><text:span text:style-name="ControlFlowTok">;;</text:span> </text:p>
      <text:p text:style-name="Preformatted_20_Text"><text:span text:style-name="NormalTok"><text:s text:c="2"/></text:span><text:span text:style-name="SpecialStringTok">cat</text:span><text:span text:style-name="KeywordTok">)</text:span> </text:p>
      <text:p text:style-name="Preformatted_20_Text"><text:span text:style-name="NormalTok"><text:s text:c="4"/></text:span><text:span text:style-name="BuiltInTok">echo</text:span><text:span text:style-name="NormalTok"> </text:span><text:span text:style-name="StringTok">"Meow! Independent and cuddly."</text:span> </text:p>
      <text:p text:style-name="Preformatted_20_Text"><text:span text:style-name="NormalTok"><text:s text:c="4"/></text:span><text:span text:style-name="ControlFlowTok">;;</text:span> </text:p>
      <text:p text:style-name="Preformatted_20_Text"><text:span text:style-name="NormalTok"><text:s text:c="2"/></text:span><text:span text:style-name="SpecialStringTok">bird</text:span><text:span text:style-name="KeywordTok">)</text:span> </text:p>
      <text:p text:style-name="Preformatted_20_Text"><text:span text:style-name="NormalTok"><text:s text:c="4"/></text:span><text:span text:style-name="BuiltInTok">echo</text:span><text:span text:style-name="NormalTok"> </text:span><text:span text:style-name="StringTok">"Chirp! A feathered friend."</text:span> </text:p>
      <text:p text:style-name="Preformatted_20_Text"><text:span text:style-name="NormalTok"><text:s text:c="4"/></text:span><text:span text:style-name="ControlFlowTok">;;</text:span> </text:p>
      <text:p text:style-name="Preformatted_20_Text"><text:span text:style-name="NormalTok"><text:s text:c="2"/></text:span><text:span text:style-name="SpecialStringTok">fish</text:span><text:span text:style-name="KeywordTok">)</text:span> </text:p>
      <text:p text:style-name="Preformatted_20_Text"><text:span text:style-name="NormalTok"><text:s text:c="4"/></text:span><text:span text:style-name="BuiltInTok">echo</text:span><text:span text:style-name="NormalTok"> </text:span><text:span text:style-name="StringTok">"Blub blub! A silent observer."</text:span> </text:p>
      <text:p text:style-name="Preformatted_20_Text"><text:span text:style-name="NormalTok"><text:s text:c="4"/></text:span><text:span text:style-name="ControlFlowTok">;;</text:span> </text:p>
      <text:p text:style-name="Preformatted_20_Text"><text:span text:style-name="NormalTok"><text:s text:c="2"/></text:span><text:span text:style-name="PreprocessorTok">*</text:span><text:span text:style-name="KeywordTok">)</text:span> </text:p>
      <text:p text:style-name="Preformatted_20_Text"><text:span text:style-name="NormalTok"><text:s text:c="4"/></text:span><text:span text:style-name="BuiltInTok">echo</text:span><text:span text:style-name="NormalTok"> </text:span><text:span text:style-name="StringTok">"Hmm, I'm not familiar with that kind of pet."</text:span> </text:p>
      <text:p text:style-name="Preformatted_20_Text"><text:span text:style-name="NormalTok"><text:s text:c="4"/></text:span><text:span text:style-name="ControlFlowTok">;;</text:span> </text:p>
      <text:p text:style-name="Preformatted_20_Text"><text:span text:style-name="ControlFlowTok">esac</text:span> </text:p>
      <text:p text:style-name="Preformatted_20_Text"/>
      <text:p text:style-name="Preformatted_20_Text"><text:span text:style-name="BuiltInTok">echo</text:span><text:span text:style-name="NormalTok"> </text:span><text:span text:style-name="StringTok">"Thanks for telling me!"</text:span> </text:p>
      <text:p text:style-name="First_20_paragraph">In this script:</text:p>
      <text:list xml:id="list4100697823" text:style-name="L44">
        <text:list-item>
          <text:p text:style-name="P68">We ask the user for the type of pet they have and store it in the <text:span text:style-name="Source_5f_Text">pet</text:span> variable.</text:p>
        </text:list-item>
        <text:list-item>
          <text:p text:style-name="P68">The <text:span text:style-name="Source_5f_Text">case</text:span> statement then checks the value of <text:span text:style-name="Source_5f_Text">$pet</text:span> against different patterns: "dog", "cat", "bird", and "fish".</text:p>
        </text:list-item>
        <text:list-item>
          <text:p text:style-name="P68">If there's a match, the corresponding <text:span text:style-name="Source_5f_Text">echo</text:span> command is executed, and the <text:span text:style-name="Source_5f_Text">;;</text:span> terminates the <text:span text:style-name="Source_5f_Text">case</text:span> statement.</text:p>
        </text:list-item>
        <text:list-item>
          <text:p text:style-name="P68">If the user enters something that doesn't match any of the specific patterns, the <text:span text:style-name="Source_5f_Text">*)</text:span> pattern is matched, and the default message is displayed.</text:p>
        </text:list-item>
      </text:list>
      <text:h text:style-name="Heading_20_2" text:outline-level="2"><text:bookmark-start text:name="functions"/>Functions<text:bookmark-end text:name="functions"/></text:h>
      <text:p text:style-name="First_20_paragraph">Think of a function as a mini-program within your main script. It's a reusable block of code that <text:soft-page-break/>performs a specific task. Functions help you organize your scripts, make them more readable, and avoid repeating the same code in multiple places. It's like having your own custom commands!</text:p>
      <text:h text:style-name="Heading_20_3" text:outline-level="3"><text:bookmark-start text:name="defining-a-function"/>Defining a Function<text:bookmark-end text:name="defining-a-function"/></text:h>
      <text:p text:style-name="First_20_paragraph">There are two main ways to define a function in Bash:</text:p>
      <text:h text:style-name="Heading_20_4" text:outline-level="4"><text:bookmark-start text:name="using-the-function-keyword"/>Using the <text:span text:style-name="Source_5f_Text">function</text:span> keyword<text:bookmark-end text:name="using-the-function-keyword"/></text:h>
      <text:p text:style-name="First_20_paragraph"><text:span text:style-name="T3">Method 1</text:span>: Using the function keyword:</text:p>
      <text:p text:style-name="Preformatted_20_Text"><text:span text:style-name="KeywordTok">function</text:span><text:span text:style-name="FunctionTok"> function_name</text:span><text:span text:style-name="NormalTok"> </text:span><text:span text:style-name="KeywordTok">{</text:span> </text:p>
      <text:p text:style-name="Preformatted_20_Text"><text:span text:style-name="NormalTok"><text:s text:c="2"/></text:span><text:span text:style-name="CommentTok"># Commands to be executed inside the function</text:span> </text:p>
      <text:p text:style-name="Preformatted_20_Text"><text:span text:style-name="KeywordTok">}</text:span> </text:p>
      <text:h text:style-name="Heading_20_4" text:outline-level="4"><text:bookmark-start text:name="using-the-function-name-followed-by-parantheses"/>Using the <text:span text:style-name="Source_5f_Text">function</text:span> name followed by parantheses<text:bookmark-end text:name="using-the-function-name-followed-by-parantheses"/></text:h>
      <text:p text:style-name="First_20_paragraph"><text:span text:style-name="T3">Method 2</text:span>: Using just the function name followed by parentheses:</text:p>
      <text:p text:style-name="Preformatted_20_Text"><text:span text:style-name="FunctionTok">function_name ()</text:span><text:span text:style-name="NormalTok"> </text:span><text:span text:style-name="KeywordTok">{</text:span> </text:p>
      <text:p text:style-name="Preformatted_20_Text"><text:span text:style-name="NormalTok"><text:s text:c="2"/></text:span><text:span text:style-name="CommentTok"># Commands to be executed inside the function</text:span> </text:p>
      <text:p text:style-name="Preformatted_20_Text"><text:span text:style-name="KeywordTok">}</text:span> </text:p>
      <text:p text:style-name="First_20_paragraph">Both methods achieve the same result. Choose the one you find more readable or stick to a consistent style in your scripts.</text:p>
      <text:list xml:id="list3820259199" text:style-name="L45">
        <text:list-item>
          <text:p text:style-name="P69"><text:span text:style-name="Source_5f_Text">function_name</text:span>: This is the name you give to your function. It should be descriptive of what the function does. Follow similar naming conventions as for variables (start with a letter or underscore, can contain letters, numbers, and underscores).</text:p>
        </text:list-item>
        <text:list-item>
          <text:p text:style-name="P69"><text:span text:style-name="Source_5f_Text">{ ... }</text:span>: The curly braces enclose the block of code that will be executed when the function is called.</text:p>
        </text:list-item>
      </text:list>
      <text:h text:style-name="Heading_20_3" text:outline-level="3"><text:bookmark-start text:name="calling-a-function"/>Calling a Function<text:bookmark-end text:name="calling-a-function"/></text:h>
      <text:p text:style-name="First_20_paragraph">To execute the code inside a function, you simply use its name as if it were a regular Bash command:</text:p>
      <text:p text:style-name="Preformatted_20_Text"><text:span text:style-name="KeywordTok">function</text:span><text:span text:style-name="FunctionTok"> greet</text:span><text:span text:style-name="NormalTok"> </text:span><text:span text:style-name="KeywordTok">{</text:span> </text:p>
      <text:p text:style-name="Preformatted_20_Text"><text:span text:style-name="NormalTok"><text:s text:c="2"/></text:span><text:span text:style-name="BuiltInTok">echo</text:span><text:span text:style-name="NormalTok"> </text:span><text:span text:style-name="StringTok">"Hello from the greet function!"</text:span> </text:p>
      <text:p text:style-name="Preformatted_20_Text"><text:span text:style-name="KeywordTok">}</text:span> </text:p>
      <text:p text:style-name="Preformatted_20_Text"/>
      <text:p text:style-name="Preformatted_20_Text"><text:span text:style-name="CommentTok"># Call the function:</text:span> </text:p>
      <text:p text:style-name="Preformatted_20_Text"><text:span text:style-name="ExtensionTok">greet</text:span> </text:p>
      <text:p text:style-name="First_20_paragraph">When you run this script, it will output:</text:p>
      <text:p text:style-name="Preformatted_20_Text">Hello from the greet function!</text:p>
      <text:p text:style-name="First_20_paragraph">Functions should be defined in your script before they are called. It's common practice to place function definitions at the beginning of your script.</text:p>
      <text:p text:style-name="Text_20_body"><text:span text:style-name="T3">Example with a bit more action</text:span>:</text:p>
      <text:p text:style-name="Preformatted_20_Text"><text:soft-page-break/><text:span text:style-name="CommentTok">#!/bin/bash</text:span> </text:p>
      <text:p text:style-name="Preformatted_20_Text"/>
      <text:p text:style-name="Preformatted_20_Text"><text:span text:style-name="KeywordTok">function</text:span><text:span text:style-name="FunctionTok"> print_report</text:span><text:span text:style-name="NormalTok"> </text:span><text:span text:style-name="KeywordTok">{</text:span> </text:p>
      <text:p text:style-name="Preformatted_20_Text"><text:span text:style-name="NormalTok"><text:s text:c="2"/></text:span><text:span text:style-name="BuiltInTok">echo</text:span><text:span text:style-name="NormalTok"> </text:span><text:span text:style-name="StringTok">"--------------------"</text:span> </text:p>
      <text:p text:style-name="Preformatted_20_Text"><text:span text:style-name="NormalTok"><text:s text:c="2"/></text:span><text:span text:style-name="BuiltInTok">echo</text:span><text:span text:style-name="NormalTok"> </text:span><text:span text:style-name="StringTok">" <text:s text:c="4"/>Report Start <text:s text:c="4"/>"</text:span> </text:p>
      <text:p text:style-name="Preformatted_20_Text"><text:span text:style-name="NormalTok"><text:s text:c="2"/></text:span><text:span text:style-name="BuiltInTok">echo</text:span><text:span text:style-name="NormalTok"> </text:span><text:span text:style-name="StringTok">"--------------------"</text:span> </text:p>
      <text:p text:style-name="Preformatted_20_Text"><text:span text:style-name="NormalTok"><text:s text:c="2"/></text:span><text:span text:style-name="BuiltInTok">echo</text:span><text:span text:style-name="NormalTok"> </text:span><text:span text:style-name="StringTok">"Processing complete."</text:span> </text:p>
      <text:p text:style-name="Preformatted_20_Text"><text:span text:style-name="NormalTok"><text:s text:c="2"/></text:span><text:span text:style-name="BuiltInTok">echo</text:span><text:span text:style-name="NormalTok"> </text:span><text:span text:style-name="StringTok">"--------------------"</text:span> </text:p>
      <text:p text:style-name="Preformatted_20_Text"><text:span text:style-name="KeywordTok">}</text:span> </text:p>
      <text:p text:style-name="Preformatted_20_Text"/>
      <text:p text:style-name="Preformatted_20_Text"><text:span text:style-name="BuiltInTok">echo</text:span><text:span text:style-name="NormalTok"> </text:span><text:span text:style-name="StringTok">"Starting the main part of the script..."</text:span> </text:p>
      <text:p text:style-name="Preformatted_20_Text"><text:span text:style-name="ExtensionTok">print_report</text:span><text:span text:style-name="NormalTok"> </text:span><text:span text:style-name="CommentTok"># Calling the function</text:span> </text:p>
      <text:p text:style-name="Preformatted_20_Text"><text:span text:style-name="BuiltInTok">echo</text:span><text:span text:style-name="NormalTok"> </text:span><text:span text:style-name="StringTok">"Main script continues..."</text:span> </text:p>
      <text:p text:style-name="Preformatted_20_Text"><text:span text:style-name="ExtensionTok">print_report</text:span><text:span text:style-name="NormalTok"> </text:span><text:span text:style-name="CommentTok"># Calling the function again</text:span> </text:p>
      <text:p text:style-name="First_20_paragraph">This example shows how you can define a function print_report that displays a formatted message and then call it multiple times within your script, reusing the same block of code.</text:p>
      <text:h text:style-name="Heading_20_3" text:outline-level="3"><text:bookmark-start text:name="passing-arguments-to-functions"/>Passing Arguments to Functions<text:bookmark-end text:name="passing-arguments-to-functions"/></text:h>
      <text:p text:style-name="First_20_paragraph">Just like you can pass arguments to regular Bash commands (like <text:span text:style-name="Source_5f_Text">ls -l</text:span> where <text:span text:style-name="Source_5f_Text">-l</text:span> is an argument), you can also pass values to your own functions. These values are then accessible within the function as special variables.</text:p>
      <text:p text:style-name="Text_20_body">When you call a function with arguments, the arguments are separated by spaces, just like with regular commands. Inside the function, these arguments are accessed using positional parameters:</text:p>
      <text:list xml:id="list4010956491" text:style-name="L46">
        <text:list-item>
          <text:p text:style-name="P70"><text:span text:style-name="Source_5f_Text">$1</text:span>: Represents the first argument passed to the function.</text:p>
        </text:list-item>
        <text:list-item>
          <text:p text:style-name="P70"><text:span text:style-name="Source_5f_Text">$2</text:span>: Represents the second argument.</text:p>
        </text:list-item>
        <text:list-item>
          <text:p text:style-name="P70"><text:span text:style-name="Source_5f_Text">$3</text:span>: Represents the third argument, and so on.</text:p>
        </text:list-item>
        <text:list-item>
          <text:p text:style-name="P70"><text:span text:style-name="Source_5f_Text">$#</text:span>: Contains the total number of arguments passed to the function.</text:p>
        </text:list-item>
        <text:list-item>
          <text:p text:style-name="P70"><text:span text:style-name="Source_5f_Text">$*</text:span>: Contains all the arguments as a single string, separated by spaces.</text:p>
        </text:list-item>
        <text:list-item>
          <text:p text:style-name="P70"><text:span text:style-name="Source_5f_Text">$@</text:span>: Contains all the arguments as separate words (this is generally safer to use than <text:span text:style-name="Source_5f_Text">$*</text:span> when you need to iterate through arguments).</text:p>
        </text:list-item>
      </text:list>
      <text:p text:style-name="First_20_paragraph"><text:span text:style-name="T3">Example</text:span>:</text:p>
      <text:p text:style-name="Text_20_body">Let's create a function that greets a specific name:</text:p>
      <text:p text:style-name="Preformatted_20_Text"><text:span text:style-name="CommentTok">#!/bin/bash</text:span> </text:p>
      <text:p text:style-name="Preformatted_20_Text"/>
      <text:p text:style-name="Preformatted_20_Text"><text:span text:style-name="KeywordTok">function</text:span><text:span text:style-name="FunctionTok"> greet_name</text:span><text:span text:style-name="NormalTok"> </text:span><text:span text:style-name="KeywordTok">{</text:span> </text:p>
      <text:p text:style-name="Preformatted_20_Text"><text:span text:style-name="NormalTok"><text:s text:c="2"/></text:span><text:span text:style-name="BuiltInTok">local</text:span><text:span text:style-name="NormalTok"> </text:span><text:span text:style-name="VariableTok">name</text:span><text:span text:style-name="OperatorTok">=</text:span><text:span text:style-name="StringTok">"</text:span><text:span text:style-name="VariableTok">$1</text:span><text:span text:style-name="StringTok">"</text:span><text:span text:style-name="NormalTok"> </text:span><text:span text:style-name="CommentTok"># It's good practice to assign arguments to local variables</text:span> </text:p>
      <text:p text:style-name="Preformatted_20_Text"><text:span text:style-name="NormalTok"><text:s text:c="2"/></text:span><text:span text:style-name="BuiltInTok">echo</text:span><text:span text:style-name="NormalTok"> </text:span><text:span text:style-name="StringTok">"Hello, </text:span><text:span text:style-name="VariableTok">$name</text:span><text:span text:style-name="StringTok">!"</text:span> </text:p>
      <text:p text:style-name="Preformatted_20_Text"><text:span text:style-name="KeywordTok">}</text:span> </text:p>
      <text:p text:style-name="Preformatted_20_Text"/>
      <text:p text:style-name="Preformatted_20_Text"><text:span text:style-name="ExtensionTok">greet_name</text:span><text:span text:style-name="NormalTok"> </text:span><text:span text:style-name="StringTok">"Alice"</text:span><text:span text:style-name="NormalTok"> <text:s/></text:span><text:span text:style-name="CommentTok"># Calling the function with "Alice" as the first argument</text:span> </text:p>
      <text:p text:style-name="Preformatted_20_Text"><text:span text:style-name="ExtensionTok">greet_name</text:span><text:span text:style-name="NormalTok"> </text:span><text:span text:style-name="StringTok">"Bob"</text:span><text:span text:style-name="NormalTok"> <text:s text:c="3"/></text:span><text:span text:style-name="CommentTok"># Calling it again with "Bob"</text:span> </text:p>
      <text:p text:style-name="First_20_paragraph">In this script:</text:p>
      <text:list xml:id="list218478545" text:style-name="L47">
        <text:list-item>
          <text:p text:style-name="P71">We define a function <text:span text:style-name="Source_5f_Text">greet_name</text:span>.</text:p>
        </text:list-item>
        <text:list-item>
          <text:p text:style-name="P71"><text:soft-page-break/>Inside the function, <text:span text:style-name="Source_5f_Text">$1</text:span> holds the first argument passed to it. We assign this to a local variable <text:span text:style-name="Source_5f_Text">name</text:span> (we'll talk about <text:span text:style-name="Source_5f_Text">local</text:span> variables in a bit).</text:p>
        </text:list-item>
        <text:list-item>
          <text:p text:style-name="P71">The function then prints a greeting using the provided name.</text:p>
        </text:list-item>
        <text:list-item>
          <text:p text:style-name="P71">We call <text:span text:style-name="Source_5f_Text">greet_name</text:span> twice, each time passing a different name as an argument.</text:p>
        </text:list-item>
      </text:list>
      <text:p text:style-name="First_20_paragraph">The output would be:</text:p>
      <text:p text:style-name="Preformatted_20_Text">Hello, Alice!</text:p>
      <text:p text:style-name="Preformatted_20_Text">Hello, Bob!</text:p>
      <text:p text:style-name="First_20_paragraph"><text:span text:style-name="T3">Another Example with Multiple Arguments</text:span>:</text:p>
      <text:p text:style-name="Preformatted_20_Text"><text:span text:style-name="CommentTok">#!/bin/bash</text:span> </text:p>
      <text:p text:style-name="Preformatted_20_Text"/>
      <text:p text:style-name="Preformatted_20_Text"><text:span text:style-name="KeywordTok">function</text:span><text:span text:style-name="FunctionTok"> describe_pet</text:span><text:span text:style-name="NormalTok"> </text:span><text:span text:style-name="KeywordTok">{</text:span> </text:p>
      <text:p text:style-name="Preformatted_20_Text"><text:span text:style-name="NormalTok"><text:s text:c="2"/></text:span><text:span text:style-name="BuiltInTok">local</text:span><text:span text:style-name="NormalTok"> </text:span><text:span text:style-name="VariableTok">animal</text:span><text:span text:style-name="OperatorTok">=</text:span><text:span text:style-name="StringTok">"</text:span><text:span text:style-name="VariableTok">$1</text:span><text:span text:style-name="StringTok">"</text:span> </text:p>
      <text:p text:style-name="Preformatted_20_Text"><text:span text:style-name="NormalTok"><text:s text:c="2"/></text:span><text:span text:style-name="BuiltInTok">local</text:span><text:span text:style-name="NormalTok"> </text:span><text:span text:style-name="VariableTok">color</text:span><text:span text:style-name="OperatorTok">=</text:span><text:span text:style-name="StringTok">"</text:span><text:span text:style-name="VariableTok">$2</text:span><text:span text:style-name="StringTok">"</text:span> </text:p>
      <text:p text:style-name="Preformatted_20_Text"><text:span text:style-name="NormalTok"><text:s text:c="2"/></text:span><text:span text:style-name="BuiltInTok">echo</text:span><text:span text:style-name="NormalTok"> </text:span><text:span text:style-name="StringTok">"You have a </text:span><text:span text:style-name="VariableTok">$color</text:span><text:span text:style-name="StringTok"> </text:span><text:span text:style-name="VariableTok">$animal</text:span><text:span text:style-name="StringTok">."</text:span> </text:p>
      <text:p text:style-name="Preformatted_20_Text"><text:span text:style-name="KeywordTok">}</text:span> </text:p>
      <text:p text:style-name="Preformatted_20_Text"/>
      <text:p text:style-name="Preformatted_20_Text"><text:span text:style-name="ExtensionTok">describe_pet</text:span><text:span text:style-name="NormalTok"> </text:span><text:span text:style-name="StringTok">"cat"</text:span><text:span text:style-name="NormalTok"> </text:span><text:span text:style-name="StringTok">"black"</text:span><text:span text:style-name="NormalTok"> <text:s text:c="2"/></text:span><text:span text:style-name="CommentTok"># First argument is "cat", second is "black"</text:span> </text:p>
      <text:p text:style-name="Preformatted_20_Text"><text:span text:style-name="ExtensionTok">describe_pet</text:span><text:span text:style-name="NormalTok"> </text:span><text:span text:style-name="StringTok">"dog"</text:span><text:span text:style-name="NormalTok"> </text:span><text:span text:style-name="StringTok">"brown"</text:span><text:span text:style-name="NormalTok"> <text:s text:c="2"/></text:span><text:span text:style-name="CommentTok"># First is "dog", second is "brown"</text:span> </text:p>
      <text:p text:style-name="First_20_paragraph"><text:span text:style-name="T3">Output</text:span>:</text:p>
      <text:p text:style-name="Preformatted_20_Text">You have a black cat.</text:p>
      <text:p text:style-name="Preformatted_20_Text">You have a brown dog.</text:p>
      <text:p text:style-name="First_20_paragraph">Using arguments makes your functions much more versatile because they can operate on different data each time they are called.</text:p>
      <text:h text:style-name="Heading_20_4" text:outline-level="4"><text:bookmark-start text:name="processing-function-arguments-with---and-"/>Processing Function Arguments with <text:span text:style-name="Source_5f_Text">$#</text:span>, <text:span text:style-name="Source_5f_Text">$*</text:span>, and <text:span text:style-name="Source_5f_Text">$@</text:span><text:bookmark-end text:name="processing-function-arguments-with---and-"/></text:h>
      <text:p text:style-name="First_20_paragraph">It's important to understand how <text:span text:style-name="Source_5f_Text">$#</text:span>, <text:span text:style-name="Source_5f_Text">$*</text:span>, and <text:span text:style-name="Source_5f_Text">$@</text:span> work with function parameters. Let's extend our previous example:</text:p>
      <text:p text:style-name="Preformatted_20_Text"><text:span text:style-name="CommentTok">#!/bin/bash</text:span> </text:p>
      <text:p text:style-name="Preformatted_20_Text"/>
      <text:p text:style-name="Preformatted_20_Text"><text:span text:style-name="KeywordTok">function</text:span><text:span text:style-name="FunctionTok"> process_arguments</text:span><text:span text:style-name="NormalTok"> </text:span><text:span text:style-name="KeywordTok">{</text:span> </text:p>
      <text:p text:style-name="Preformatted_20_Text"><text:span text:style-name="NormalTok"><text:s text:c="2"/></text:span><text:span text:style-name="BuiltInTok">echo</text:span><text:span text:style-name="NormalTok"> </text:span><text:span text:style-name="StringTok">"Number of arguments: </text:span><text:span text:style-name="VariableTok">$#</text:span><text:span text:style-name="StringTok">"</text:span> </text:p>
      <text:p text:style-name="Preformatted_20_Text"><text:span text:style-name="NormalTok"><text:s text:c="2"/></text:span><text:span text:style-name="BuiltInTok">echo</text:span><text:span text:style-name="NormalTok"> </text:span><text:span text:style-name="StringTok">"All arguments as a single string (</text:span><text:span text:style-name="VariableTok">$*</text:span><text:span text:style-name="StringTok">): </text:span><text:span text:style-name="VariableTok">$*</text:span><text:span text:style-name="StringTok">"</text:span> </text:p>
      <text:p text:style-name="Preformatted_20_Text"><text:span text:style-name="NormalTok"><text:s text:c="2"/></text:span><text:span text:style-name="BuiltInTok">echo</text:span><text:span text:style-name="NormalTok"> </text:span><text:span text:style-name="StringTok">"All arguments as separate words (</text:span><text:span text:style-name="VariableTok">$@</text:span><text:span text:style-name="StringTok">): </text:span><text:span text:style-name="VariableTok">$@</text:span><text:span text:style-name="StringTok">"</text:span> </text:p>
      <text:p text:style-name="Preformatted_20_Text"/>
      <text:p text:style-name="Preformatted_20_Text"><text:span text:style-name="NormalTok"><text:s text:c="2"/></text:span><text:span text:style-name="BuiltInTok">echo</text:span><text:span text:style-name="NormalTok"> </text:span><text:span text:style-name="StringTok">"Iterating through arguments using </text:span><text:span text:style-name="DataTypeTok">\$</text:span><text:span text:style-name="StringTok">@:"</text:span> </text:p>
      <text:p text:style-name="Preformatted_20_Text"><text:span text:style-name="NormalTok"><text:s text:c="2"/></text:span><text:span text:style-name="ControlFlowTok">for</text:span><text:span text:style-name="NormalTok"> arg </text:span><text:span text:style-name="KeywordTok">in</text:span><text:span text:style-name="NormalTok"> </text:span><text:span text:style-name="StringTok">"</text:span><text:span text:style-name="VariableTok">$@</text:span><text:span text:style-name="StringTok">"</text:span><text:span text:style-name="KeywordTok">;</text:span><text:span text:style-name="NormalTok"> </text:span><text:span text:style-name="ControlFlowTok">do</text:span> </text:p>
      <text:p text:style-name="Preformatted_20_Text"><text:span text:style-name="NormalTok"><text:s text:c="4"/></text:span><text:span text:style-name="BuiltInTok">echo</text:span><text:span text:style-name="NormalTok"> </text:span><text:span text:style-name="StringTok">" <text:s/>Argument: </text:span><text:span text:style-name="VariableTok">$arg</text:span><text:span text:style-name="StringTok">"</text:span> </text:p>
      <text:p text:style-name="Preformatted_20_Text"><text:span text:style-name="NormalTok"><text:s text:c="2"/></text:span><text:span text:style-name="ControlFlowTok">done</text:span> </text:p>
      <text:p text:style-name="Preformatted_20_Text"/>
      <text:p text:style-name="Preformatted_20_Text"><text:span text:style-name="NormalTok"><text:s text:c="2"/></text:span><text:span text:style-name="BuiltInTok">echo</text:span><text:span text:style-name="NormalTok"> </text:span><text:span text:style-name="StringTok">"Iterating through arguments using </text:span><text:span text:style-name="DataTypeTok">\$</text:span><text:span text:style-name="StringTok">*:"</text:span> </text:p>
      <text:p text:style-name="Preformatted_20_Text"><text:span text:style-name="NormalTok"><text:s text:c="2"/></text:span><text:span text:style-name="ControlFlowTok">for</text:span><text:span text:style-name="NormalTok"> arg </text:span><text:span text:style-name="KeywordTok">in</text:span><text:span text:style-name="NormalTok"> </text:span><text:span text:style-name="VariableTok">$*</text:span><text:span text:style-name="KeywordTok">;</text:span><text:span text:style-name="NormalTok"> </text:span><text:span text:style-name="ControlFlowTok">do</text:span> </text:p>
      <text:p text:style-name="Preformatted_20_Text"><text:span text:style-name="NormalTok"><text:s text:c="4"/></text:span><text:span text:style-name="BuiltInTok">echo</text:span><text:span text:style-name="NormalTok"> </text:span><text:span text:style-name="StringTok">" <text:s/>Argument: </text:span><text:span text:style-name="VariableTok">$arg</text:span><text:span text:style-name="StringTok">"</text:span> </text:p>
      <text:p text:style-name="Preformatted_20_Text"><text:span text:style-name="NormalTok"><text:s text:c="2"/></text:span><text:span text:style-name="ControlFlowTok">done</text:span> </text:p>
      <text:p text:style-name="Preformatted_20_Text"><text:span text:style-name="KeywordTok">}</text:span> </text:p>
      <text:p text:style-name="Preformatted_20_Text"/>
      <text:p text:style-name="Preformatted_20_Text"><text:span text:style-name="ExtensionTok">process_arguments</text:span><text:span text:style-name="NormalTok"> </text:span><text:span text:style-name="StringTok">"apple"</text:span><text:span text:style-name="NormalTok"> </text:span><text:span text:style-name="StringTok">"banana"</text:span><text:span text:style-name="NormalTok"> </text:span><text:span text:style-name="StringTok">"cherry"</text:span> </text:p>
      <text:p text:style-name="Preformatted_20_Text"><text:span text:style-name="ExtensionTok">process_arguments</text:span><text:span text:style-name="NormalTok"> </text:span><text:span text:style-name="StringTok">"one two"</text:span><text:span text:style-name="NormalTok"> </text:span><text:span text:style-name="StringTok">"three"</text:span> </text:p>
      <text:p text:style-name="First_20_paragraph"><text:soft-page-break/>Let's break down what happens when we run this:</text:p>
      <text:p text:style-name="Text_20_body"><text:span text:style-name="T3">First call</text:span>: <text:span text:style-name="Source_5f_Text">process_arguments "apple" "banana" "cherry"</text:span></text:p>
      <text:list xml:id="list720446609" text:style-name="L48">
        <text:list-item>
          <text:p text:style-name="P72"><text:span text:style-name="Source_5f_Text">$#</text:span> inside the function will be <text:span text:style-name="Source_5f_Text">3</text:span> (there are three arguments).</text:p>
        </text:list-item>
        <text:list-item>
          <text:p text:style-name="P72"><text:span text:style-name="Source_5f_Text">$*</text:span> will be <text:span text:style-name="Source_5f_Text">"apple banana cherry"</text:span> (all arguments joined into one space-separated string).</text:p>
        </text:list-item>
        <text:list-item>
          <text:p text:style-name="P72"><text:span text:style-name="Source_5f_Text">$@</text:span> will be <text:span text:style-name="Source_5f_Text">"apple" "banana" "cherry"</text:span> (each argument treated as a separate word, even if it contains spaces).</text:p>
        </text:list-item>
      </text:list>
      <text:p text:style-name="First_20_paragraph">The output for the first call will be:</text:p>
      <text:p text:style-name="Preformatted_20_Text">Number of arguments: 3</text:p>
      <text:p text:style-name="Preformatted_20_Text">All arguments as a single string ($*): apple banana cherry</text:p>
      <text:p text:style-name="Preformatted_20_Text">All arguments as separate words ($@): apple banana cherry</text:p>
      <text:p text:style-name="Preformatted_20_Text">Iterating through arguments using $@:</text:p>
      <text:p text:style-name="Preformatted_20_Text"><text:s text:c="2"/>Argument: apple</text:p>
      <text:p text:style-name="Preformatted_20_Text"><text:s text:c="2"/>Argument: banana</text:p>
      <text:p text:style-name="Preformatted_20_Text"><text:s text:c="2"/>Argument: cherry</text:p>
      <text:p text:style-name="Preformatted_20_Text">Iterating through arguments using $*:</text:p>
      <text:p text:style-name="Preformatted_20_Text"><text:s text:c="2"/>Argument: apple</text:p>
      <text:p text:style-name="Preformatted_20_Text"><text:s text:c="2"/>Argument: banana</text:p>
      <text:p text:style-name="Preformatted_20_Text"><text:s text:c="2"/>Argument: cherry</text:p>
      <text:p text:style-name="First_20_paragraph"><text:span text:style-name="T3">Second call</text:span>: <text:span text:style-name="Source_5f_Text">process_arguments "one two" "three"</text:span></text:p>
      <text:list xml:id="list3822317466" text:style-name="L49">
        <text:list-item>
          <text:p text:style-name="P73"><text:span text:style-name="Source_5f_Text">$#</text:span> will be <text:span text:style-name="Source_5f_Text">2</text:span> (there are two arguments).</text:p>
        </text:list-item>
        <text:list-item>
          <text:p text:style-name="P73"><text:span text:style-name="Source_5f_Text">$*</text:span> will be <text:span text:style-name="Source_5f_Text">"one two three"</text:span> (all joined into one string).</text:p>
        </text:list-item>
        <text:list-item>
          <text:p text:style-name="P73"><text:span text:style-name="Source_5f_Text">$@</text:span> will be <text:span text:style-name="Source_5f_Text">"one two"</text:span> <text:span text:style-name="Source_5f_Text">"three"</text:span> (notice how "one two" is treated as a single argument because it was quoted in the function call).</text:p>
        </text:list-item>
      </text:list>
      <text:p text:style-name="First_20_paragraph">The output for the second call will be:</text:p>
      <text:p text:style-name="Preformatted_20_Text">Number of arguments: 2</text:p>
      <text:p text:style-name="Preformatted_20_Text">All arguments as a single string ($*): one two three</text:p>
      <text:p text:style-name="Preformatted_20_Text">All arguments as separate words ($@): one two three</text:p>
      <text:p text:style-name="Preformatted_20_Text">Iterating through arguments using $@:</text:p>
      <text:p text:style-name="Preformatted_20_Text"><text:s text:c="2"/>Argument: one two</text:p>
      <text:p text:style-name="Preformatted_20_Text"><text:s text:c="2"/>Argument: three</text:p>
      <text:p text:style-name="Preformatted_20_Text">Iterating through arguments using $*:</text:p>
      <text:p text:style-name="Preformatted_20_Text"><text:s text:c="2"/>Argument: one</text:p>
      <text:p text:style-name="Preformatted_20_Text"><text:s text:c="2"/>Argument: two</text:p>
      <text:p text:style-name="Preformatted_20_Text"><text:s text:c="2"/>Argument: three</text:p>
      <text:list xml:id="list2259916756" text:style-name="L50">
        <text:list-item>
          <text:p text:style-name="P74"><text:span text:style-name="Source_5f_Text">$*</text:span> treats all arguments as a single string. This can sometimes lead to unexpected behavior when iterating, especially if arguments contain spaces.</text:p>
        </text:list-item>
        <text:list-item>
          <text:p text:style-name="P74"><text:span text:style-name="Source_5f_Text">$@</text:span> is generally safer to use when you need to iterate through the arguments, as it preserves the individual arguments even if they contain spaces (as long as they were quoted when the function was called).</text:p>
        </text:list-item>
      </text:list>
      <text:p text:style-name="First_20_paragraph">It's a good practice to use <text:span text:style-name="Source_5f_Text">$@</text:span> within your functions when you intend to loop through the arguments to ensure each argument is handled correctly.</text:p>
      <text:h text:style-name="Heading_20_3" text:outline-level="3"><text:bookmark-start text:name="local-variables-in-functions"/><text:soft-page-break/>Local Variables in Functions<text:bookmark-end text:name="local-variables-in-functions"/></text:h>
      <text:p text:style-name="First_20_paragraph">When you declare a variable inside a Bash function, by default, it has global scope. This means it can be accessed and modified from anywhere in your script, even outside the function. While this can sometimes be useful, it can also lead to unintended side effects and make your code harder to manage, especially in larger scripts.</text:p>
      <text:p text:style-name="Text_20_body">To limit the scope of a variable to the function in which it's defined, you use the <text:span text:style-name="Source_5f_Text">local</text:span> keyword. When you declare a variable with <text:span text:style-name="Source_5f_Text">local</text:span>, it becomes a <text:span text:style-name="T3">local variable</text:span>. This means:</text:p>
      <text:list xml:id="list3833713822" text:style-name="L51">
        <text:list-item>
          <text:p text:style-name="P75"><text:span text:style-name="T3">Scope</text:span>: It is only accessible within the function where it is defined.</text:p>
        </text:list-item>
        <text:list-item>
          <text:p text:style-name="P75"><text:span text:style-name="T3">Lifetime</text:span>: It exists only while the function is being executed. Once the function finishes, the local variable is destroyed.</text:p>
        </text:list-item>
        <text:list-item>
          <text:p text:style-name="P75"><text:span text:style-name="T3">Name Shadowing</text:span>: If a local variable has the same name as a global variable, the local variable will "shadow" or hide the global variable within the function. Any changes made to the local variable will not affect the global variable.</text:p>
        </text:list-item>
      </text:list>
      <text:p text:style-name="First_20_paragraph"><text:span text:style-name="T3">Example</text:span>:</text:p>
      <text:p text:style-name="Preformatted_20_Text"><text:span text:style-name="CommentTok">#!/bin/bash</text:span> </text:p>
      <text:p text:style-name="Preformatted_20_Text"/>
      <text:p text:style-name="Preformatted_20_Text"><text:span text:style-name="VariableTok">GLOBAL_VAR</text:span><text:span text:style-name="OperatorTok">=</text:span><text:span text:style-name="StringTok">"I am global"</text:span> </text:p>
      <text:p text:style-name="Preformatted_20_Text"/>
      <text:p text:style-name="Preformatted_20_Text"><text:span text:style-name="FunctionTok">my_function()</text:span><text:span text:style-name="NormalTok"> </text:span><text:span text:style-name="KeywordTok">{</text:span> </text:p>
      <text:p text:style-name="Preformatted_20_Text"><text:span text:style-name="NormalTok"><text:s text:c="2"/></text:span><text:span text:style-name="BuiltInTok">local</text:span><text:span text:style-name="NormalTok"> </text:span><text:span text:style-name="VariableTok">LOCAL_VAR</text:span><text:span text:style-name="OperatorTok">=</text:span><text:span text:style-name="StringTok">"I am local to the function"</text:span> </text:p>
      <text:p text:style-name="Preformatted_20_Text"><text:span text:style-name="NormalTok"><text:s text:c="2"/></text:span><text:span text:style-name="BuiltInTok">echo</text:span><text:span text:style-name="NormalTok"> </text:span><text:span text:style-name="StringTok">"Inside the function:"</text:span> </text:p>
      <text:p text:style-name="Preformatted_20_Text"><text:span text:style-name="NormalTok"><text:s text:c="2"/></text:span><text:span text:style-name="BuiltInTok">echo</text:span><text:span text:style-name="NormalTok"> </text:span><text:span text:style-name="StringTok">" <text:s/>Global variable: </text:span><text:span text:style-name="VariableTok">$GLOBAL_VAR</text:span><text:span text:style-name="StringTok">"</text:span> </text:p>
      <text:p text:style-name="Preformatted_20_Text"><text:span text:style-name="NormalTok"><text:s text:c="2"/></text:span><text:span text:style-name="BuiltInTok">echo</text:span><text:span text:style-name="NormalTok"> </text:span><text:span text:style-name="StringTok">" <text:s/>Local variable: </text:span><text:span text:style-name="VariableTok">$LOCAL_VAR</text:span><text:span text:style-name="StringTok">"</text:span> </text:p>
      <text:p text:style-name="Preformatted_20_Text"><text:span text:style-name="NormalTok"><text:s text:c="2"/></text:span><text:span text:style-name="VariableTok">GLOBAL_VAR</text:span><text:span text:style-name="OperatorTok">=</text:span><text:span text:style-name="StringTok">"Global variable modified inside function"</text:span> </text:p>
      <text:p text:style-name="Preformatted_20_Text"><text:span text:style-name="NormalTok"><text:s text:c="2"/></text:span><text:span text:style-name="VariableTok">LOCAL_VAR</text:span><text:span text:style-name="OperatorTok">=</text:span><text:span text:style-name="StringTok">"Local variable modified inside function"</text:span> </text:p>
      <text:p text:style-name="Preformatted_20_Text"><text:span text:style-name="NormalTok"><text:s text:c="2"/></text:span><text:span text:style-name="BuiltInTok">echo</text:span><text:span text:style-name="NormalTok"> </text:span><text:span text:style-name="StringTok">" <text:s/>Global variable after modification: </text:span><text:span text:style-name="VariableTok">$GLOBAL_VAR</text:span><text:span text:style-name="StringTok">"</text:span> </text:p>
      <text:p text:style-name="Preformatted_20_Text"><text:span text:style-name="NormalTok"><text:s text:c="2"/></text:span><text:span text:style-name="BuiltInTok">echo</text:span><text:span text:style-name="NormalTok"> </text:span><text:span text:style-name="StringTok">" <text:s/>Local variable after modification: </text:span><text:span text:style-name="VariableTok">$LOCAL_VAR</text:span><text:span text:style-name="StringTok">"</text:span> </text:p>
      <text:p text:style-name="Preformatted_20_Text"><text:span text:style-name="KeywordTok">}</text:span> </text:p>
      <text:p text:style-name="Preformatted_20_Text"/>
      <text:p text:style-name="Preformatted_20_Text"><text:span text:style-name="BuiltInTok">echo</text:span><text:span text:style-name="NormalTok"> </text:span><text:span text:style-name="StringTok">"Before calling the function:"</text:span> </text:p>
      <text:p text:style-name="Preformatted_20_Text"><text:span text:style-name="BuiltInTok">echo</text:span><text:span text:style-name="NormalTok"> </text:span><text:span text:style-name="StringTok">" <text:s/>Global variable: </text:span><text:span text:style-name="VariableTok">$GLOBAL_VAR</text:span><text:span text:style-name="StringTok">"</text:span> </text:p>
      <text:p text:style-name="Preformatted_20_Text"><text:span text:style-name="CommentTok"># Trying to access LOCAL_VAR here will result in an empty string or an error</text:span> </text:p>
      <text:p text:style-name="Preformatted_20_Text"/>
      <text:p text:style-name="Preformatted_20_Text"><text:span text:style-name="ExtensionTok">my_function</text:span> </text:p>
      <text:p text:style-name="Preformatted_20_Text"/>
      <text:p text:style-name="Preformatted_20_Text"><text:span text:style-name="BuiltInTok">echo</text:span><text:span text:style-name="NormalTok"> </text:span><text:span text:style-name="StringTok">"After calling the function:"</text:span> </text:p>
      <text:p text:style-name="Preformatted_20_Text"><text:span text:style-name="BuiltInTok">echo</text:span><text:span text:style-name="NormalTok"> </text:span><text:span text:style-name="StringTok">" <text:s/>Global variable: </text:span><text:span text:style-name="VariableTok">$GLOBAL_VAR</text:span><text:span text:style-name="StringTok">"</text:span><text:span text:style-name="NormalTok"> </text:span><text:span text:style-name="CommentTok"># The global variable has been modified</text:span> </text:p>
      <text:p text:style-name="Preformatted_20_Text"><text:span text:style-name="CommentTok"># LOCAL_VAR no longer exists here</text:span> </text:p>
      <text:p text:style-name="First_20_paragraph">In this example:</text:p>
      <text:list xml:id="list2894901664" text:style-name="L52">
        <text:list-item>
          <text:p text:style-name="P76"><text:span text:style-name="Source_5f_Text">GLOBAL_VAR</text:span> is defined outside the function, making it a global variable.</text:p>
        </text:list-item>
        <text:list-item>
          <text:p text:style-name="P76">Inside <text:span text:style-name="Source_5f_Text">my_function</text:span>, <text:span text:style-name="Source_5f_Text">LOCAL_VAR</text:span> is declared using local. It can only be accessed within <text:span text:style-name="Source_5f_Text">my_function</text:span>.</text:p>
        </text:list-item>
        <text:list-item>
          <text:p text:style-name="P76">When <text:span text:style-name="Source_5f_Text">my_function</text:span> modifies both <text:span text:style-name="Source_5f_Text">GLOBAL_VAR</text:span> and <text:span text:style-name="Source_5f_Text">LOCAL_VAR</text:span>, the changes to <text:span text:style-name="Source_5f_Text">LOCAL_VAR</text:span> are confined to the function. The global <text:span text:style-name="Source_5f_Text">GLOBAL_VAR</text:span>, however, is indeed changed.</text:p>
        </text:list-item>
        <text:list-item>
          <text:p text:style-name="P76"><text:soft-page-break/>Outside the function, we can see the modified global variable, but we cannot access <text:span text:style-name="Source_5f_Text">LOCAL_VAR</text:span>.</text:p>
        </text:list-item>
      </text:list>
      <text:p text:style-name="First_20_paragraph"><text:span text:style-name="T3">Why use</text:span> <text:span text:style-name="Source_5f_Text">local</text:span><text:span text:style-name="T3">?</text:span></text:p>
      <text:list xml:id="list30100459" text:style-name="L53">
        <text:list-item>
          <text:p text:style-name="P77"><text:span text:style-name="T3">Preventing Side Effects</text:span>: Using <text:span text:style-name="Source_5f_Text">local</text:span> helps ensure that your functions don't accidentally modify global variables in unexpected ways, making your code more predictable.</text:p>
        </text:list-item>
        <text:list-item>
          <text:p text:style-name="P77"><text:span text:style-name="T3">Code Clarity</text:span>: It makes it clearer which variables are intended for internal use within a function, improving the readability and maintainability of your scripts.</text:p>
        </text:list-item>
        <text:list-item>
          <text:p text:style-name="P77"><text:span text:style-name="T3">Avoiding Naming Conflicts</text:span>: If you use the same variable name in different functions, declaring them as <text:span text:style-name="Source_5f_Text">local</text:span> prevents them from interfering with each other or with global variables.</text:p>
        </text:list-item>
      </text:list>
      <text:p text:style-name="First_20_paragraph">It's generally a good practice to declare any variables that are only needed within a function as <text:span text:style-name="Source_5f_Text">local</text:span>.</text:p>
      <text:h text:style-name="Heading_20_3" text:outline-level="3"><text:bookmark-start text:name="returning-values-from-functions"/>Returning Values from Functions<text:bookmark-end text:name="returning-values-from-functions"/></text:h>
      <text:p text:style-name="First_20_paragraph">There are a couple of common ways for a Bash function to "return" a value:</text:p>
      <text:list xml:id="list4278682290" text:style-name="L54">
        <text:list-item>
          <text:p text:style-name="P78"><text:span text:style-name="T3">Using </text:span><text:span text:style-name="Source_5f_Text">echo</text:span><text:span text:style-name="T3"> and Command Substitution</text:span>:</text:p>
          <text:p text:style-name="P78">The most straightforward way is for a function to echo the value you want to return to the standard output. Then, when you call the function, you can capture this output using command substitution (using $() or backticks `).</text:p>
          <text:p text:style-name="P78"><text:span text:style-name="T3">Example</text:span>:</text:p>
          <text:p text:style-name="P10"><text:span text:style-name="CommentTok">#!/bin/bash</text:span> </text:p>
          <text:p text:style-name="P10"/>
          <text:p text:style-name="P10"><text:span text:style-name="KeywordTok">function</text:span><text:span text:style-name="FunctionTok"> add_numbers</text:span><text:span text:style-name="NormalTok"> </text:span><text:span text:style-name="KeywordTok">{</text:span> </text:p>
          <text:p text:style-name="P10"><text:span text:style-name="NormalTok"><text:s text:c="2"/></text:span><text:span text:style-name="BuiltInTok">local</text:span><text:span text:style-name="NormalTok"> </text:span><text:span text:style-name="VariableTok">num1</text:span><text:span text:style-name="OperatorTok">=</text:span><text:span text:style-name="StringTok">"</text:span><text:span text:style-name="VariableTok">$1</text:span><text:span text:style-name="StringTok">"</text:span> </text:p>
          <text:p text:style-name="P10"><text:span text:style-name="NormalTok"><text:s text:c="2"/></text:span><text:span text:style-name="BuiltInTok">local</text:span><text:span text:style-name="NormalTok"> </text:span><text:span text:style-name="VariableTok">num2</text:span><text:span text:style-name="OperatorTok">=</text:span><text:span text:style-name="StringTok">"</text:span><text:span text:style-name="VariableTok">$2</text:span><text:span text:style-name="StringTok">"</text:span> </text:p>
          <text:p text:style-name="P10"><text:span text:style-name="NormalTok"><text:s text:c="2"/></text:span><text:span text:style-name="BuiltInTok">local</text:span><text:span text:style-name="NormalTok"> </text:span><text:span text:style-name="VariableTok">sum</text:span><text:span text:style-name="OperatorTok">=</text:span><text:span text:style-name="VariableTok">$((num1</text:span><text:span text:style-name="NormalTok"> </text:span><text:span text:style-name="OperatorTok">+</text:span><text:span text:style-name="NormalTok"> </text:span><text:span text:style-name="VariableTok">num2))</text:span> </text:p>
          <text:p text:style-name="P10"><text:span text:style-name="NormalTok"><text:s text:c="2"/></text:span><text:span text:style-name="BuiltInTok">echo</text:span><text:span text:style-name="NormalTok"> </text:span><text:span text:style-name="StringTok">"</text:span><text:span text:style-name="VariableTok">$sum</text:span><text:span text:style-name="StringTok">"</text:span><text:span text:style-name="NormalTok"> </text:span><text:span text:style-name="CommentTok"># The function "returns" the sum by echoing it</text:span> </text:p>
          <text:p text:style-name="P10"><text:span text:style-name="KeywordTok">}</text:span> </text:p>
          <text:p text:style-name="P10"/>
          <text:p text:style-name="P10"><text:span text:style-name="VariableTok">result</text:span><text:span text:style-name="OperatorTok">=</text:span><text:span text:style-name="VariableTok">$(</text:span><text:span text:style-name="ExtensionTok">add_numbers</text:span><text:span text:style-name="NormalTok"> 5 3</text:span><text:span text:style-name="VariableTok">)</text:span><text:span text:style-name="NormalTok"> </text:span><text:span text:style-name="CommentTok"># Capture the output of the function into the 'result' variable</text:span> </text:p>
          <text:p text:style-name="P10"><text:span text:style-name="BuiltInTok">echo</text:span><text:span text:style-name="NormalTok"> </text:span><text:span text:style-name="StringTok">"The sum is: </text:span><text:span text:style-name="VariableTok">$result</text:span><text:span text:style-name="StringTok">"</text:span> </text:p>
          <text:p text:style-name="P10"/>
          <text:p text:style-name="P10"><text:span text:style-name="VariableTok">another_result</text:span><text:span text:style-name="OperatorTok">=</text:span><text:span text:style-name="KeywordTok">`</text:span><text:span text:style-name="ExtensionTok">add_numbers</text:span><text:span text:style-name="NormalTok"> 10 7</text:span><text:span text:style-name="KeywordTok">`</text:span><text:span text:style-name="NormalTok"> </text:span><text:span text:style-name="CommentTok"># Using backticks for command substitution</text:span> </text:p>
          <text:p text:style-name="P10"><text:span text:style-name="BuiltInTok">echo</text:span><text:span text:style-name="NormalTok"> </text:span><text:span text:style-name="StringTok">"Another sum is: </text:span><text:span text:style-name="VariableTok">$another_result</text:span><text:span text:style-name="StringTok">"</text:span> </text:p>
          <text:p text:style-name="P78">In this script:</text:p>
          <text:list>
            <text:list-item>
              <text:p text:style-name="P78">The <text:span text:style-name="Source_5f_Text">add_numbers</text:span> function takes two arguments, calculates their sum, and then uses <text:span text:style-name="Source_5f_Text">echo</text:span> to send the result to the standard output.</text:p>
            </text:list-item>
            <text:list-item>
              <text:p text:style-name="P78">When we call <text:span text:style-name="Source_5f_Text">add_numbers 5 3</text:span>, the output "8" is captured by <text:span text:style-name="Source_5f_Text">$()</text:span> and stored in the <text:span text:style-name="Source_5f_Text">result</text:span> variable.</text:p>
            </text:list-item>
            <text:list-item>
              <text:p text:style-name="P78"><text:soft-page-break/>Similarly, when we call <text:span text:style-name="Source_5f_Text">add_numbers 10 7</text:span>, the output "17" is captured by backticks and stored in <text:span text:style-name="Source_5f_Text">another_result</text:span>.</text:p>
            </text:list-item>
            <text:list-item>
              <text:p text:style-name="P78">Finally, we print the captured results.</text:p>
            </text:list-item>
          </text:list>
        </text:list-item>
        <text:list-item>
          <text:p text:style-name="P78"><text:span text:style-name="T3">Using the </text:span><text:span text:style-name="Source_5f_Text">return</text:span><text:span text:style-name="T3"> Statement (for Exit Status)</text:span>:</text:p>
          <text:p text:style-name="P78">The <text:span text:style-name="Source_5f_Text">return</text:span> statement in Bash functions is primarily used to indicate the exit status of the function. The exit status is an integer between 0 and 255, where 0 typically indicates success, and any non-zero value indicates an error or some other specific outcome.</text:p>
          <text:p text:style-name="P78">While you <text:span text:style-name="T2">can</text:span> technically use <text:span text:style-name="Source_5f_Text">return</text:span> to pass small integer values back, it's not the standard way to return general data like strings or larger numbers. The exit status is more useful for signaling success or failure to other parts of your script or to other programs.</text:p>
          <text:p text:style-name="P78">You can access the exit status of the last executed command (including a function call) using the special variable <text:span text:style-name="Source_5f_Text">$?</text:span>.</text:p>
          <text:p text:style-name="P78"><text:span text:style-name="T3">Example using </text:span><text:span text:style-name="Source_5f_Text">return</text:span><text:span text:style-name="T3"> for exit status</text:span>:</text:p>
          <text:p text:style-name="P10"><text:span text:style-name="CommentTok">#!/bin/bash</text:span> </text:p>
          <text:p text:style-name="P10"/>
          <text:p text:style-name="P10"><text:span text:style-name="KeywordTok">function</text:span><text:span text:style-name="FunctionTok"> check_value</text:span><text:span text:style-name="NormalTok"> </text:span><text:span text:style-name="KeywordTok">{</text:span> </text:p>
          <text:p text:style-name="P10"><text:span text:style-name="NormalTok"><text:s text:c="2"/></text:span><text:span text:style-name="BuiltInTok">local</text:span><text:span text:style-name="NormalTok"> </text:span><text:span text:style-name="VariableTok">num</text:span><text:span text:style-name="OperatorTok">=</text:span><text:span text:style-name="StringTok">"</text:span><text:span text:style-name="VariableTok">$1</text:span><text:span text:style-name="StringTok">"</text:span> </text:p>
          <text:p text:style-name="P10"><text:span text:style-name="NormalTok"><text:s text:c="2"/></text:span><text:span text:style-name="ControlFlowTok">if</text:span><text:span text:style-name="NormalTok"> </text:span><text:span text:style-name="BuiltInTok">[</text:span><text:span text:style-name="NormalTok"> </text:span><text:span text:style-name="StringTok">"</text:span><text:span text:style-name="VariableTok">$num</text:span><text:span text:style-name="StringTok">"</text:span><text:span text:style-name="NormalTok"> </text:span><text:span text:style-name="OtherTok">-gt</text:span><text:span text:style-name="NormalTok"> 10 </text:span><text:span text:style-name="BuiltInTok">]</text:span><text:span text:style-name="KeywordTok">;</text:span><text:span text:style-name="NormalTok"> </text:span><text:span text:style-name="ControlFlowTok">then</text:span> </text:p>
          <text:p text:style-name="P10"><text:span text:style-name="NormalTok"><text:s text:c="4"/></text:span><text:span text:style-name="BuiltInTok">echo</text:span><text:span text:style-name="NormalTok"> </text:span><text:span text:style-name="StringTok">"Value is greater than 10."</text:span> </text:p>
          <text:p text:style-name="P10"><text:span text:style-name="NormalTok"><text:s text:c="4"/></text:span><text:span text:style-name="ControlFlowTok">return</text:span><text:span text:style-name="NormalTok"> </text:span><text:span text:style-name="DecValTok">0</text:span><text:span text:style-name="NormalTok"> </text:span><text:span text:style-name="CommentTok"># Indicate success</text:span> </text:p>
          <text:p text:style-name="P10"><text:span text:style-name="NormalTok"><text:s text:c="2"/></text:span><text:span text:style-name="ControlFlowTok">else</text:span> </text:p>
          <text:p text:style-name="P10"><text:span text:style-name="NormalTok"><text:s text:c="4"/></text:span><text:span text:style-name="BuiltInTok">echo</text:span><text:span text:style-name="NormalTok"> </text:span><text:span text:style-name="StringTok">"Value is 10 or less."</text:span> </text:p>
          <text:p text:style-name="P10"><text:span text:style-name="NormalTok"><text:s text:c="4"/></text:span><text:span text:style-name="ControlFlowTok">return</text:span><text:span text:style-name="NormalTok"> </text:span><text:span text:style-name="DecValTok">1</text:span><text:span text:style-name="NormalTok"> </text:span><text:span text:style-name="CommentTok"># Indicate failure \(in this context, meaning not greater than 10\)</text:span> </text:p>
          <text:p text:style-name="P10"><text:span text:style-name="NormalTok"><text:s text:c="2"/></text:span><text:span text:style-name="ControlFlowTok">fi</text:span> </text:p>
          <text:p text:style-name="P10"><text:span text:style-name="KeywordTok">}</text:span> </text:p>
          <text:p text:style-name="P10"/>
          <text:p text:style-name="P10"><text:span text:style-name="ExtensionTok">check_value</text:span><text:span text:style-name="NormalTok"> 15</text:span> </text:p>
          <text:p text:style-name="P10"><text:span text:style-name="ControlFlowTok">if</text:span><text:span text:style-name="NormalTok"> </text:span><text:span text:style-name="BuiltInTok">[</text:span><text:span text:style-name="NormalTok"> </text:span><text:span text:style-name="StringTok">"</text:span><text:span text:style-name="VariableTok">$?</text:span><text:span text:style-name="StringTok">"</text:span><text:span text:style-name="NormalTok"> </text:span><text:span text:style-name="OtherTok">-eq</text:span><text:span text:style-name="NormalTok"> 0 </text:span><text:span text:style-name="BuiltInTok">]</text:span><text:span text:style-name="KeywordTok">;</text:span><text:span text:style-name="NormalTok"> </text:span><text:span text:style-name="ControlFlowTok">then</text:span> </text:p>
          <text:p text:style-name="P10"><text:span text:style-name="NormalTok"><text:s text:c="2"/></text:span><text:span text:style-name="BuiltInTok">echo</text:span><text:span text:style-name="NormalTok"> </text:span><text:span text:style-name="StringTok">"The function reported success."</text:span> </text:p>
          <text:p text:style-name="P10"><text:span text:style-name="ControlFlowTok">else</text:span> </text:p>
          <text:p text:style-name="P10"><text:span text:style-name="NormalTok"><text:s text:c="2"/></text:span><text:span text:style-name="BuiltInTok">echo</text:span><text:span text:style-name="NormalTok"> </text:span><text:span text:style-name="StringTok">"The function reported failure."</text:span> </text:p>
          <text:p text:style-name="P10"><text:span text:style-name="ControlFlowTok">fi</text:span> </text:p>
          <text:p text:style-name="P10"/>
          <text:p text:style-name="P10"><text:span text:style-name="ExtensionTok">check_value</text:span><text:span text:style-name="NormalTok"> 7</text:span> </text:p>
          <text:p text:style-name="P10"><text:span text:style-name="ControlFlowTok">if</text:span><text:span text:style-name="NormalTok"> </text:span><text:span text:style-name="BuiltInTok">[</text:span><text:span text:style-name="NormalTok"> </text:span><text:span text:style-name="StringTok">"</text:span><text:span text:style-name="VariableTok">$?</text:span><text:span text:style-name="StringTok">"</text:span><text:span text:style-name="NormalTok"> </text:span><text:span text:style-name="OtherTok">-eq</text:span><text:span text:style-name="NormalTok"> 0 </text:span><text:span text:style-name="BuiltInTok">]</text:span><text:span text:style-name="KeywordTok">;</text:span><text:span text:style-name="NormalTok"> </text:span><text:span text:style-name="ControlFlowTok">then</text:span> </text:p>
          <text:p text:style-name="P10"><text:span text:style-name="NormalTok"><text:s text:c="2"/></text:span><text:span text:style-name="BuiltInTok">echo</text:span><text:span text:style-name="NormalTok"> </text:span><text:span text:style-name="StringTok">"The function reported success."</text:span> </text:p>
          <text:p text:style-name="P10"><text:span text:style-name="ControlFlowTok">else</text:span> </text:p>
          <text:p text:style-name="P10"><text:span text:style-name="NormalTok"><text:s text:c="2"/></text:span><text:span text:style-name="BuiltInTok">echo</text:span><text:span text:style-name="NormalTok"> </text:span><text:span text:style-name="StringTok">"The function reported failure."</text:span> </text:p>
          <text:p text:style-name="P10"><text:span text:style-name="ControlFlowTok">fi</text:span> </text:p>
          <text:p text:style-name="P78">In this example, the <text:span text:style-name="Source_5f_Text">check_value</text:span> function uses <text:span text:style-name="Source_5f_Text">return</text:span> to signal whether the input number is greater than 10 or not. The main part of the script then checks the exit status <text:span text:style-name="Source_5f_Text">$?</text:span> to take different actions.</text:p>
        </text:list-item>
      </text:list>
      <text:list xml:id="list2702856185" text:style-name="L55">
        <text:list-item>
          <text:p text:style-name="P79">For returning general data (strings, numbers), use <text:span text:style-name="Source_5f_Text">echo</text:span> within the function and capture its <text:soft-page-break/>output using command substitution (<text:span text:style-name="Source_5f_Text">$()</text:span> or <text:span text:style-name="Source_5f_Text">`</text:span>).</text:p>
        </text:list-item>
        <text:list-item>
          <text:p text:style-name="P79">Use the <text:span text:style-name="Source_5f_Text">return</text:span> statement primarily to indicate the success or failure (exit status) of the function.</text:p>
        </text:list-item>
      </text:list>
      <text:h text:style-name="Heading_20_2" text:outline-level="2"><text:bookmark-start text:name="working-with-files-and-directories"/>Working with Files and Directories<text:bookmark-end text:name="working-with-files-and-directories"/></text:h>
      <text:p text:style-name="First_20_paragraph">Being able to manipulate files and directories from the command line is a core skill for automation.</text:p>
      <text:h text:style-name="Heading_20_3" text:outline-level="3"><text:bookmark-start text:name="file-operations"/>File Operations<text:bookmark-end text:name="file-operations"/></text:h>
      <text:list xml:id="list1002623089" text:style-name="L56">
        <text:list-item>
          <text:p text:style-name="P80"><text:span text:style-name="Source_5f_Text">touch</text:span>: This command is primarily used to create new, empty files. If the file already exists, it updates its timestamp (the last time it was accessed or modified).</text:p>
          <text:p text:style-name="P11"><text:span text:style-name="FunctionTok">touch</text:span><text:span text:style-name="NormalTok"> my_new_file.txt <text:s/></text:span><text:span text:style-name="CommentTok"># Creates an empty file named 'my_new_file.txt'</text:span> </text:p>
          <text:p text:style-name="P11"><text:span text:style-name="FunctionTok">touch</text:span><text:span text:style-name="NormalTok"> another_file.log </text:span><text:span text:style-name="CommentTok"># Creates 'another_file.log'</text:span> </text:p>
        </text:list-item>
        <text:list-item>
          <text:p text:style-name="P80"><text:span text:style-name="Source_5f_Text">cp</text:span>: This command is used to <text:span text:style-name="T3">copy</text:span> files and directories. The basic syntax is <text:span text:style-name="Source_5f_Text">cp source destination</text:span>.</text:p>
          <text:p text:style-name="P11"><text:span text:style-name="FunctionTok">cp</text:span><text:span text:style-name="NormalTok"> file1.txt file1_backup.txt <text:s/></text:span><text:span text:style-name="CommentTok"># Creates a copy of 'file1.txt' named 'file1_backup.txt' in the same directory</text:span> </text:p>
          <text:p text:style-name="P11"><text:span text:style-name="FunctionTok">cp</text:span><text:span text:style-name="NormalTok"> report.pdf documents/report_copy.pdf </text:span><text:span text:style-name="CommentTok"># Copies 'report.pdf' to the 'documents' directory with a new name</text:span> </text:p>
          <text:p text:style-name="P80">To copy directories and their contents recursively, you need to use the <text:span text:style-name="Source_5f_Text">-r</text:span> or <text:span text:style-name="Source_5f_Text">-R</text:span> option:</text:p>
          <text:p text:style-name="P11"><text:span text:style-name="FunctionTok">cp</text:span><text:span text:style-name="NormalTok"> </text:span><text:span text:style-name="AttributeTok">-r</text:span><text:span text:style-name="NormalTok"> my_folder my_folder_backup </text:span><text:span text:style-name="CommentTok"># Creates a copy of the 'my_folder' directory and everything inside it</text:span> </text:p>
        </text:list-item>
        <text:list-item>
          <text:p text:style-name="P80"><text:span text:style-name="Source_5f_Text">mv</text:span>: This command is used to <text:span text:style-name="T3">move</text:span> or <text:span text:style-name="T3">rename</text:span> files and directories. The syntax is <text:span text:style-name="Source_5f_Text">mv source destination</text:span>.</text:p>
          <text:p text:style-name="P11"><text:span text:style-name="FunctionTok">mv</text:span><text:span text:style-name="NormalTok"> old_file.txt new_file.txt <text:s text:c="5"/></text:span><text:span text:style-name="CommentTok"># Renames 'old_file.txt' to 'new_file.txt' in the same directory</text:span> </text:p>
          <text:p text:style-name="P11"><text:span text:style-name="FunctionTok">mv</text:span><text:span text:style-name="NormalTok"> data.csv archive/data.csv <text:s text:c="5"/></text:span><text:span text:style-name="CommentTok"># Moves 'data.csv' into the 'archive' directory</text:span> </text:p>
          <text:p text:style-name="P11"><text:span text:style-name="FunctionTok">mv</text:span><text:span text:style-name="NormalTok"> logs/error.log . <text:s text:c="14"/></text:span><text:span text:style-name="CommentTok"># Moves 'error.log' from the 'logs' directory to the current directory (.)</text:span> </text:p>
        </text:list-item>
        <text:list-item>
          <text:p text:style-name="P80"><text:span text:style-name="Source_5f_Text">rm</text:span>: This command is used to <text:span text:style-name="T3">remove</text:span> (delete) files and directories. <text:span text:style-name="T3">Be very careful with this command, as deleted files are usually gone for good!</text:span></text:p>
          <text:p text:style-name="P11"><text:span text:style-name="FunctionTok">rm</text:span><text:span text:style-name="NormalTok"> unwanted_file.tmp <text:s text:c="7"/></text:span><text:span text:style-name="CommentTok"># Deletes 'unwanted_file.tmp'</text:span> </text:p>
          <text:p text:style-name="P11"><text:span text:style-name="FunctionTok">rm</text:span><text:span text:style-name="NormalTok"> </text:span><text:span text:style-name="PreprocessorTok">*</text:span><text:span text:style-name="NormalTok">.log <text:s text:c="18"/></text:span><text:span text:style-name="CommentTok"># Deletes all files ending with '.log' in the current directory</text:span> </text:p>
          <text:p text:style-name="P80">To remove directories and their contents recursively, you need to use the <text:span text:style-name="Source_5f_Text">-r</text:span> or <text:span text:style-name="Source_5f_Text">-R</text:span> option. <text:span text:style-name="T3">Use this with extreme caution!</text:span></text:p>
          <text:p text:style-name="P11"><text:span text:style-name="FunctionTok">rm</text:span><text:span text:style-name="NormalTok"> </text:span><text:span text:style-name="AttributeTok">-r</text:span><text:span text:style-name="NormalTok"> old_directory <text:s text:c="8"/></text:span><text:span text:style-name="CommentTok"># Deletes 'old_directory' and everything inside it</text:span> </text:p>
          <text:p text:style-name="P80">You can also use the <text:span text:style-name="Source_5f_Text">-f</text:span> option to force the removal without prompting (if you have write permissions). However, be extra careful with <text:span text:style-name="Source_5f_Text">-rf</text:span>!</text:p>
        </text:list-item>
      </text:list>
      <text:h text:style-name="Heading_20_3" text:outline-level="3"><text:bookmark-start text:name="directory-operations"/><text:soft-page-break/>Directory Operations<text:bookmark-end text:name="directory-operations"/></text:h>
      <text:p text:style-name="First_20_paragraph">Just like files, you'll often need to create, navigate, and remove directories in your scripts.</text:p>
      <text:p text:style-name="Text_20_body">Here are some essential commands for working with directories:</text:p>
      <text:list xml:id="list3353196967" text:style-name="L57">
        <text:list-item>
          <text:p text:style-name="P81"><text:span text:style-name="Source_5f_Text">mkdir</text:span>: This command is used to <text:span text:style-name="T3">create</text:span> directories.</text:p>
          <text:p text:style-name="P12"><text:span text:style-name="FunctionTok">mkdir</text:span><text:span text:style-name="NormalTok"> my_new_directory <text:s text:c="4"/></text:span><text:span text:style-name="CommentTok"># Creates a directory named 'my_new_directory' in the current location</text:span> </text:p>
          <text:p text:style-name="P12"><text:span text:style-name="FunctionTok">mkdir</text:span><text:span text:style-name="NormalTok"> </text:span><text:span text:style-name="AttributeTok">-p</text:span><text:span text:style-name="NormalTok"> path/to/new_directory </text:span><text:span text:style-name="CommentTok"># Creates the entire directory path, including parent directories if they don't exist (using the -p option)</text:span> </text:p>
        </text:list-item>
        <text:list-item>
          <text:p text:style-name="P81"><text:span text:style-name="Source_5f_Text">cd</text:span>: We've already encountered this one! It stands for<text:span text:style-name="T3">change directory</text:span> and is used to <text:span text:style-name="T3">navigate</text:span> between directories.</text:p>
          <text:p text:style-name="P12"><text:span text:style-name="BuiltInTok">cd</text:span><text:span text:style-name="NormalTok"> documents <text:s text:c="13"/></text:span><text:span text:style-name="CommentTok"># Changes the current directory to the 'documents' directory (must be within the current path or specified with a full path)</text:span> </text:p>
          <text:p text:style-name="P12"><text:span text:style-name="BuiltInTok">cd</text:span><text:span text:style-name="NormalTok"> .. <text:s text:c="18"/></text:span><text:span text:style-name="CommentTok"># Moves one level up in the directory hierarchy (to the parent directory)</text:span> </text:p>
          <text:p text:style-name="P12"><text:span text:style-name="BuiltInTok">cd</text:span><text:span text:style-name="NormalTok"> ~ <text:s text:c="19"/></text:span><text:span text:style-name="CommentTok"># Returns you to your home directory</text:span> </text:p>
          <text:p text:style-name="P12"><text:span text:style-name="BuiltInTok">cd</text:span><text:span text:style-name="NormalTok"> /path/to/another/directory </text:span><text:span text:style-name="CommentTok"># Changes to the specified absolute path</text:span> </text:p>
        </text:list-item>
        <text:list-item>
          <text:p text:style-name="P81"><text:span text:style-name="Source_5f_Text">rmdir</text:span>: This command is used to <text:span text:style-name="Source_5f_Text">remove</text:span> empty directories. It will only work if the directory is completely empty.</text:p>
          <text:p text:style-name="P12"><text:span text:style-name="FunctionTok">rmdir</text:span><text:span text:style-name="NormalTok"> empty_folder <text:s text:c="8"/></text:span><text:span text:style-name="CommentTok"># Removes the 'empty_folder' directory (if it's empty)</text:span> </text:p>
        </text:list-item>
        <text:list-item>
          <text:p text:style-name="P81"><text:span text:style-name="Source_5f_Text">rm -r</text:span> <text:span text:style-name="T3">(again, with caution!)</text:span>: As we mentioned with file removal, the <text:span text:style-name="Source_5f_Text">rm -r</text:span> command can also be used to remove directories and all of their contents (files and subdirectories). <text:span text:style-name="T3">Use this command with extreme caution!</text:span></text:p>
          <text:p text:style-name="P12"><text:span text:style-name="FunctionTok">rm</text:span><text:span text:style-name="NormalTok"> </text:span><text:span text:style-name="AttributeTok">-r</text:span><text:span text:style-name="NormalTok"> unwanted_directory <text:s/></text:span><text:span text:style-name="CommentTok"># Deletes 'unwanted_directory' and everything inside it</text:span> </text:p>
        </text:list-item>
      </text:list>
      <text:p text:style-name="First_20_paragraph">Understanding these commands allows your scripts to organize files, navigate the file system to find specific resources, and clean up temporary directories.</text:p>
      <text:h text:style-name="Heading_20_3" text:outline-level="3"><text:bookmark-start text:name="permissions"/>Permissions<text:bookmark-end text:name="permissions"/></text:h>
      <text:p text:style-name="First_20_paragraph">In Linux and macOS (which Bash often runs on), every file and directory has associated permissions that determine who can read, write, and execute them. Understanding these permissions is crucial for security and for ensuring your scripts can run correctly.</text:p>
      <text:p text:style-name="Text_20_body">Permissions are typically represented in two ways: symbolically (like <text:span text:style-name="Source_5f_Text">rwxr-xr--</text:span>) and numerically (like <text:span text:style-name="Source_5f_Text">755</text:span>). Let's focus on the symbolic representation first.</text:p>
      <text:p text:style-name="Text_20_body">For each file or directory, there are three categories of users who can have different permissions:</text:p>
      <text:list xml:id="list1685112636" text:style-name="L58">
        <text:list-item>
          <text:p text:style-name="P82"><text:span text:style-name="T3">u (user)</text:span>: The owner of the file or directory.</text:p>
        </text:list-item>
        <text:list-item>
          <text:p text:style-name="P82"><text:span text:style-name="T3">g (group)</text:span>: The group that the file or directory belongs to.</text:p>
        </text:list-item>
        <text:list-item>
          <text:p text:style-name="P82"><text:span text:style-name="T3">o (others)</text:span>: All other users on the system.</text:p>
        </text:list-item>
      </text:list>
      <text:p text:style-name="First_20_paragraph"><text:soft-page-break/>For each of these categories, there are three types of permissions:</text:p>
      <text:list xml:id="list1818588155" text:style-name="L59">
        <text:list-item>
          <text:p text:style-name="P83"><text:span text:style-name="T3">r (read)</text:span>: Allows you to open and read the contents of a file, or list the contents of a directory.</text:p>
        </text:list-item>
        <text:list-item>
          <text:p text:style-name="P83"><text:span text:style-name="T3">w (write)</text:span>: Allows you to modify the contents of a file, or create, delete, and rename files within a directory.</text:p>
        </text:list-item>
        <text:list-item>
          <text:p text:style-name="P83"><text:span text:style-name="T3">x (execute)</text:span>: For files, this allows you to run the file as a program or script. For directories, this allows you to access the directory (i.e., <text:span text:style-name="Source_5f_Text">cd</text:span> into it) and access the files and subdirectories within it.</text:p>
        </text:list-item>
      </text:list>
      <text:p text:style-name="First_20_paragraph">When you list files and directories using ls -l, you'll see a string of characters at the beginning of each line that represents the permissions. For example:</text:p>
      <text:p text:style-name="Preformatted_20_Text">-rw-r--r-- 1 user group 1024 May <text:s/>7 20:00 my_file.txt</text:p>
      <text:p text:style-name="Preformatted_20_Text">drwxr-xr-x 2 user group 4096 May <text:s/>7 20:05 my_directory</text:p>
      <text:p text:style-name="First_20_paragraph">The first character indicates the file type (<text:span text:style-name="Source_5f_Text">-</text:span> for regular file, <text:span text:style-name="Source_5f_Text">d</text:span> for directory, etc.). The next nine characters represent the permissions in three sets of three: user, group, and others, in that order.</text:p>
      <text:list xml:id="list2086632196" text:style-name="L60">
        <text:list-item>
          <text:p text:style-name="P84"><text:span text:style-name="Source_5f_Text">-rw-r--r--</text:span>:</text:p>
          <text:list text:style-name="L61">
            <text:list-item>
              <text:p text:style-name="P85"><text:span text:style-name="T3">user (rw-)</text:span>: The owner has read and write permissions but cannot execute it.</text:p>
            </text:list-item>
            <text:list-item>
              <text:p text:style-name="P85"><text:span text:style-name="T3">group (r--)</text:span>: Members of the group have read-only permission.</text:p>
            </text:list-item>
            <text:list-item>
              <text:p text:style-name="P85"><text:span text:style-name="T3">others (r--)</text:span>: All other users have read-only permission.</text:p>
            </text:list-item>
          </text:list>
        </text:list-item>
        <text:list-item>
          <text:p text:style-name="P84"><text:span text:style-name="Source_5f_Text">drwxr-xr-x</text:span>:</text:p>
          <text:list text:style-name="L62">
            <text:list-item>
              <text:p text:style-name="P86"><text:span text:style-name="T3">user (rwx)</text:span>: The owner has read, write, and execute permissions (for a directory, execute means the ability to enter it).</text:p>
            </text:list-item>
            <text:list-item>
              <text:p text:style-name="P86"><text:span text:style-name="T3">group (r-x)</text:span>: Members of the group have read and execute permissions.</text:p>
            </text:list-item>
            <text:list-item>
              <text:p text:style-name="P86"><text:span text:style-name="T3">others (r-x)</text:span>: All other users have read and execute permissions.</text:p>
            </text:list-item>
          </text:list>
        </text:list-item>
      </text:list>
      <text:h text:style-name="Heading_20_4" text:outline-level="4"><text:bookmark-start text:name="modifying-permissions-with-chmod"/>Modifying Permissions with <text:span text:style-name="Source_5f_Text">chmod</text:span><text:bookmark-end text:name="modifying-permissions-with-chmod"/></text:h>
      <text:p text:style-name="First_20_paragraph">The <text:span text:style-name="Source_5f_Text">chmod</text:span> (change mode) command is used to modify the permissions of files and directories. You can do this in two ways: symbolically or numerically.</text:p>
      <text:p text:style-name="Text_20_body"><text:span text:style-name="T3">Symbolic Mode</text:span>:</text:p>
      <text:p text:style-name="Text_20_body">You specify which user category (<text:span text:style-name="Source_5f_Text">u</text:span>, <text:span text:style-name="Source_5f_Text">g</text:span>, <text:span text:style-name="Source_5f_Text">o</text:span>, <text:span text:style-name="Source_5f_Text">a</text:span> for all) and which operation (<text:span text:style-name="Source_5f_Text">+</text:span> to add, <text:span text:style-name="Source_5f_Text">-</text:span> to remove, <text:span text:style-name="Source_5f_Text">=</text:span> to set) you want to perform on which permission (<text:span text:style-name="Source_5f_Text">r</text:span>, <text:span text:style-name="Source_5f_Text">w</text:span>, <text:span text:style-name="Source_5f_Text">x</text:span>).</text:p>
      <text:p text:style-name="Preformatted_20_Text"><text:span text:style-name="FunctionTok">chmod</text:span><text:span text:style-name="NormalTok"> u+x my_script.sh <text:s text:c="6"/></text:span><text:span text:style-name="CommentTok"># Add execute permission for the owner</text:span> </text:p>
      <text:p text:style-name="Preformatted_20_Text"><text:span text:style-name="FunctionTok">chmod</text:span><text:span text:style-name="NormalTok"> g-w my_document.txt <text:s text:c="3"/></text:span><text:span text:style-name="CommentTok"># Remove write permission for the group</text:span> </text:p>
      <text:p text:style-name="Preformatted_20_Text"><text:span text:style-name="FunctionTok">chmod</text:span><text:span text:style-name="NormalTok"> o=r my_image.jpg <text:s text:c="6"/></text:span><text:span text:style-name="CommentTok"># Set read-only permission for others</text:span> </text:p>
      <text:p text:style-name="Preformatted_20_Text"><text:span text:style-name="FunctionTok">chmod</text:span><text:span text:style-name="NormalTok"> a+rwx my_folder <text:s text:c="7"/></text:span><text:span text:style-name="CommentTok"># Add read, write, and execute for all (user, group, others)</text:span> </text:p>
      <text:p text:style-name="First_20_paragraph"><text:span text:style-name="T3">Numeric Mode</text:span>:</text:p>
      <text:p text:style-name="Text_20_body">Each permission (read, write, execute) can also be represented by a number:</text:p>
      <text:list xml:id="list2595444515" text:style-name="L63">
        <text:list-item>
          <text:p text:style-name="P87"><text:span text:style-name="Source_5f_Text">r</text:span> = 4</text:p>
        </text:list-item>
        <text:list-item>
          <text:p text:style-name="P87"><text:span text:style-name="Source_5f_Text">w</text:span> = 2</text:p>
        </text:list-item>
        <text:list-item>
          <text:p text:style-name="P87"><text:soft-page-break/><text:span text:style-name="Source_5f_Text">x</text:span> = 1</text:p>
        </text:list-item>
        <text:list-item>
          <text:p text:style-name="P87">no permission = 0</text:p>
        </text:list-item>
      </text:list>
      <text:p text:style-name="First_20_paragraph">To set permissions numerically, you provide a three-digit number (one digit for user, one for group, and one for others). Each digit is the sum of the permissions for that category.</text:p>
      <text:p text:style-name="Text_20_body">For example, 755 means:</text:p>
      <text:list xml:id="list4045082706" text:style-name="L64">
        <text:list-item>
          <text:p text:style-name="P88"><text:span text:style-name="T3">user (7)</text:span>: <text:span text:style-name="Source_5f_Text">4 (read) + 2 (write) + 1 (execute)</text:span></text:p>
        </text:list-item>
        <text:list-item>
          <text:p text:style-name="P88"><text:span text:style-name="T3">group (5)</text:span>: <text:span text:style-name="Source_5f_Text">4 (read) + 0 (write) + 1 (execute)</text:span></text:p>
        </text:list-item>
        <text:list-item>
          <text:p text:style-name="P88"><text:span text:style-name="T3">others (5)</text:span>: <text:span text:style-name="Source_5f_Text">4 (read) + 0 (write) + 1 (execute)</text:span></text:p>
        </text:list-item>
      </text:list>
      <text:p text:style-name="First_20_paragraph">So, to set these permissions on a file or directory:</text:p>
      <text:p text:style-name="Preformatted_20_Text"><text:span text:style-name="FunctionTok">chmod</text:span><text:span text:style-name="NormalTok"> 755 my_script.sh</text:span> </text:p>
      <text:p text:style-name="Preformatted_20_Text"><text:span text:style-name="FunctionTok">chmod</text:span><text:span text:style-name="NormalTok"> 644 my_document.txt <text:s/></text:span><text:span text:style-name="CommentTok"># Owner: read/write (6), Group: read-only (4), Others: read-only (4)</text:span> </text:p>
      <text:p text:style-name="First_20_paragraph">Understanding and using <text:span text:style-name="Source_5f_Text">chmod</text:span> is essential for controlling access to your files and making your scripts executable.</text:p>
      <text:h text:style-name="Heading_20_3" text:outline-level="3"><text:bookmark-start text:name="text-manipulation"/>Text Manipulation<text:bookmark-end text:name="text-manipulation"/></text:h>
      <text:p text:style-name="First_20_paragraph">This will cover how to work with the <text:span text:style-name="T3">content</text:span> of files.</text:p>
      <text:h text:style-name="Heading_20_4" text:outline-level="4"><text:bookmark-start text:name="using-cat-and-less"/>Using <text:span text:style-name="Source_5f_Text">cat</text:span> and <text:span text:style-name="Source_5f_Text">less</text:span><text:bookmark-end text:name="using-cat-and-less"/></text:h>
      <text:p text:style-name="First_20_paragraph">We'll start with some basic tools for viewing file content: <text:span text:style-name="Source_5f_Text">cat</text:span> and <text:span text:style-name="Source_5f_Text">less</text:span>.</text:p>
      <text:list xml:id="list2937632678" text:style-name="L65">
        <text:list-item>
          <text:p text:style-name="P89"><text:span text:style-name="Source_5f_Text">cat</text:span>: This command is short for "concatenate" and is primarily used to display the entire content of one or more files to the standard output (your terminal screen). It's useful for quickly viewing small files.</text:p>
          <text:p text:style-name="P13"><text:span text:style-name="FunctionTok">cat</text:span><text:span text:style-name="NormalTok"> my_document.txt <text:s text:c="7"/></text:span><text:span text:style-name="CommentTok"># Displays the entire content of 'my_document.txt'</text:span> </text:p>
          <text:p text:style-name="P13"><text:span text:style-name="FunctionTok">cat</text:span><text:span text:style-name="NormalTok"> file1.txt file2.txt <text:s text:c="3"/></text:span><text:span text:style-name="CommentTok"># Displays the content of 'file1.txt' followed by the content of 'file2.txt'</text:span> </text:p>
          <text:p text:style-name="P13"><text:span text:style-name="FunctionTok">cat</text:span><text:span text:style-name="NormalTok"> report.csv </text:span><text:span text:style-name="KeywordTok">|</text:span><text:span text:style-name="NormalTok"> </text:span><text:span text:style-name="FunctionTok">head</text:span><text:span text:style-name="NormalTok"> <text:s text:c="6"/></text:span><text:span text:style-name="CommentTok"># Displays the beginning of 'report.csv' (we'll learn about pipes '|' later)</text:span> </text:p>
          <text:p text:style-name="P89">Be cautious when using cat on very large files, as it will dump the entire content to your screen at once, which can be overwhelming.</text:p>
        </text:list-item>
        <text:list-item>
          <text:p text:style-name="P89"><text:span text:style-name="Source_5f_Text">less</text:span>: This command is a more sophisticated pager program for viewing file content. It allows you to navigate through the file content page by page (or screen by screen). This is much more suitable for viewing large files.</text:p>
          <text:p text:style-name="P13"><text:span text:style-name="FunctionTok">less</text:span><text:span text:style-name="NormalTok"> big_log_file.log <text:s text:c="5"/></text:span><text:span text:style-name="CommentTok"># Opens 'big_log_file.log' in the less pager</text:span> </text:p>
          <text:p text:style-name="P89">While <text:span text:style-name="Source_5f_Text">less</text:span> is running, you can use various commands to navigate:</text:p>
          <text:list text:style-name="L66">
            <text:list-item>
              <text:p text:style-name="P90"><text:span text:style-name="T3">Spacebar</text:span>: Move to the next page.</text:p>
            </text:list-item>
            <text:list-item>
              <text:p text:style-name="P90"><text:span text:style-name="T3">b</text:span>: Move to the previous page.</text:p>
            </text:list-item>
            <text:list-item>
              <text:p text:style-name="P90"><text:span text:style-name="T3">j</text:span>: Move down one line.</text:p>
            </text:list-item>
            <text:list-item>
              <text:p text:style-name="P90"><text:soft-page-break/><text:span text:style-name="T3">k</text:span>: Move up one line.</text:p>
            </text:list-item>
            <text:list-item>
              <text:p text:style-name="P90"><text:span text:style-name="T3">/pattern</text:span>: Search for the next occurrence of 'pattern'. Press n to go to the next match and N to go to the previous match.</text:p>
            </text:list-item>
            <text:list-item>
              <text:p text:style-name="P90"><text:span text:style-name="T3">q</text:span>: Quit less.</text:p>
            </text:list-item>
          </text:list>
        </text:list-item>
      </text:list>
      <text:p text:style-name="First_20_paragraph">These two commands, <text:span text:style-name="Source_5f_Text">cat</text:span> for quick views of small files and <text:span text:style-name="Source_5f_Text">less</text:span> for navigating larger ones, are essential for inspecting the data you'll be working with in your scripts.</text:p>
      <text:h text:style-name="Heading_20_4" text:outline-level="4"><text:bookmark-start text:name="using-grep"/>Using <text:span text:style-name="Source_5f_Text">grep</text:span><text:bookmark-end text:name="using-grep"/></text:h>
      <text:p text:style-name="First_20_paragraph">Let's learn how to find specific information within that content using the powerful command-line tool <text:span text:style-name="Source_5f_Text">grep</text:span>.</text:p>
      <text:p text:style-name="Text_20_body"><text:span text:style-name="Source_5f_Text">grep</text:span> stands for "global regular expression print". It's used to search for lines in input files that match a given pattern. The basic syntax is:</text:p>
      <text:p text:style-name="Preformatted_20_Text"><text:span text:style-name="FunctionTok">grep</text:span><text:span text:style-name="NormalTok"> </text:span><text:span text:style-name="PreprocessorTok">[</text:span><text:span text:style-name="SpecialStringTok">options</text:span><text:span text:style-name="PreprocessorTok">]</text:span><text:span text:style-name="NormalTok"> pattern </text:span><text:span text:style-name="PreprocessorTok">[</text:span><text:span text:style-name="SpecialStringTok">file...</text:span><text:span text:style-name="PreprocessorTok">]</text:span> </text:p>
      <text:list xml:id="list11717749" text:style-name="L67">
        <text:list-item>
          <text:p text:style-name="P91"><text:span text:style-name="Source_5f_Text">pattern</text:span>: This is the text or a regular expression (we'll touch on those later) that you want to search for.</text:p>
        </text:list-item>
        <text:list-item>
          <text:p text:style-name="P91"><text:span text:style-name="Source_5f_Text">[file...]</text:span>: This is the name of one or more files you want to search within. If no files are specified, <text:span text:style-name="Source_5f_Text">grep</text:span> reads from the standard input (e.g., the output of another command piped to <text:span text:style-name="Source_5f_Text">grep</text:span>).</text:p>
        </text:list-item>
        <text:list-item>
          <text:p text:style-name="P91"><text:span text:style-name="Source_5f_Text">[options]</text:span>: These are flags that modify how grep works. Some common options include:</text:p>
          <text:list text:style-name="L68">
            <text:list-item>
              <text:p text:style-name="P92"><text:span text:style-name="Source_5f_Text">-i</text:span>: Ignore case (so "hello", "Hello", and "HELLO" will all match).</text:p>
            </text:list-item>
            <text:list-item>
              <text:p text:style-name="P92"><text:span text:style-name="Source_5f_Text">-n</text:span>: Display the line number of each matching line.</text:p>
            </text:list-item>
            <text:list-item>
              <text:p text:style-name="P92"><text:span text:style-name="Source_5f_Text">-v</text:span>: Invert the match – only show lines that do not contain the pattern.</text:p>
            </text:list-item>
            <text:list-item>
              <text:p text:style-name="P92"><text:span text:style-name="Source_5f_Text">-c</text:span>: Display only a count of the matching lines, not the lines themselves.</text:p>
            </text:list-item>
            <text:list-item>
              <text:p text:style-name="P92"><text:span text:style-name="Source_5f_Text">-r</text:span> or <text:span text:style-name="Source_5f_Text">-R</text:span>: Recursively search through directories and their subdirectories.</text:p>
            </text:list-item>
            <text:list-item>
              <text:p text:style-name="P92"><text:span text:style-name="Source_5f_Text">-w</text:span>: Match whole words only. For example, searching for "the" with <text:span text:style-name="Source_5f_Text">-w</text:span> will not match "there".</text:p>
            </text:list-item>
          </text:list>
        </text:list-item>
      </text:list>
      <text:p text:style-name="First_20_paragraph"><text:span text:style-name="T3">Basic Examples</text:span>:</text:p>
      <text:p text:style-name="Preformatted_20_Text"><text:span text:style-name="FunctionTok">grep</text:span><text:span text:style-name="NormalTok"> </text:span><text:span text:style-name="StringTok">"error"</text:span><text:span text:style-name="NormalTok"> logfile.txt <text:s text:c="7"/></text:span><text:span text:style-name="CommentTok"># Find all lines containing "error" in 'logfile.txt'</text:span> </text:p>
      <text:p text:style-name="Preformatted_20_Text"><text:span text:style-name="FunctionTok">grep</text:span><text:span text:style-name="NormalTok"> </text:span><text:span text:style-name="AttributeTok">-i</text:span><text:span text:style-name="NormalTok"> </text:span><text:span text:style-name="StringTok">"warning"</text:span><text:span text:style-name="NormalTok"> system.log <text:s text:c="4"/></text:span><text:span text:style-name="CommentTok"># Find all lines containing "warning" (case-insensitive) in 'system.log'</text:span> </text:p>
      <text:p text:style-name="Preformatted_20_Text"><text:span text:style-name="FunctionTok">grep</text:span><text:span text:style-name="NormalTok"> </text:span><text:span text:style-name="AttributeTok">-n</text:span><text:span text:style-name="NormalTok"> </text:span><text:span text:style-name="StringTok">"important"</text:span><text:span text:style-name="NormalTok"> notes.md <text:s text:c="3"/></text:span><text:span text:style-name="CommentTok"># Find all lines with "important" in 'notes.md' and show their line numbers</text:span> </text:p>
      <text:p text:style-name="Preformatted_20_Text"><text:span text:style-name="FunctionTok">grep</text:span><text:span text:style-name="NormalTok"> </text:span><text:span text:style-name="AttributeTok">-v</text:span><text:span text:style-name="NormalTok"> </text:span><text:span text:style-name="StringTok">"debug"</text:span><text:span text:style-name="NormalTok"> output.log <text:s text:c="6"/></text:span><text:span text:style-name="CommentTok"># Show all lines in 'output.log' that do *not* contain "debug"</text:span> </text:p>
      <text:p text:style-name="Preformatted_20_Text"><text:span text:style-name="FunctionTok">grep</text:span><text:span text:style-name="NormalTok"> </text:span><text:span text:style-name="AttributeTok">-c</text:span><text:span text:style-name="NormalTok"> </text:span><text:span text:style-name="StringTok">"success"</text:span><text:span text:style-name="NormalTok"> install.log <text:s text:c="3"/></text:span><text:span text:style-name="CommentTok"># Count the number of lines containing "success" in 'install.log'</text:span> </text:p>
      <text:p text:style-name="Preformatted_20_Text"><text:span text:style-name="FunctionTok">grep</text:span><text:span text:style-name="NormalTok"> </text:span><text:span text:style-name="AttributeTok">-r</text:span><text:span text:style-name="NormalTok"> </text:span><text:span text:style-name="StringTok">"config"</text:span><text:span text:style-name="NormalTok"> /etc/ <text:s text:c="10"/></text:span><text:span text:style-name="CommentTok"># Recursively search for "config" in all files under the '/etc/' directory</text:span> </text:p>
      <text:p text:style-name="Preformatted_20_Text"><text:span text:style-name="FunctionTok">grep</text:span><text:span text:style-name="NormalTok"> </text:span><text:span text:style-name="AttributeTok">-w</text:span><text:span text:style-name="NormalTok"> </text:span><text:span text:style-name="StringTok">"bash"</text:span><text:span text:style-name="NormalTok"> my_script.sh <text:s text:c="5"/></text:span><text:span text:style-name="CommentTok"># Find lines where "bash" is a whole word in 'my_script.sh'</text:span> </text:p>
      <text:p text:style-name="First_20_paragraph"><text:span text:style-name="Source_5f_Text">grep</text:span> is an incredibly versatile tool for filtering and finding specific information within text data, which is a common task in scripting and system administration.</text:p>
      <text:h text:style-name="Heading_20_4" text:outline-level="4"><text:bookmark-start text:name="using-sed"/><text:soft-page-break/>Using <text:span text:style-name="Source_5f_Text">sed</text:span><text:bookmark-end text:name="using-sed"/></text:h>
      <text:p text:style-name="First_20_paragraph"><text:span text:style-name="Source_5f_Text">sed</text:span> stands for "stream editor". It's a powerful command-line utility that allows you to perform basic text transformations on an input stream (like a file or the output of another command). Unlike text editors you might be familiar with, <text:span text:style-name="Source_5f_Text">sed</text:span> processes the text line by line and doesn't usually modify the original file directly (unless you explicitly tell it to). Instead, it outputs the modified text to the standard output.</text:p>
      <text:p text:style-name="Text_20_body">The basic syntax of <text:span text:style-name="Source_5f_Text">sed</text:span> is:</text:p>
      <text:p text:style-name="Preformatted_20_Text"><text:span text:style-name="FunctionTok">sed</text:span><text:span text:style-name="NormalTok"> </text:span><text:span text:style-name="PreprocessorTok">[</text:span><text:span text:style-name="SpecialStringTok">options</text:span><text:span text:style-name="PreprocessorTok">]</text:span><text:span text:style-name="NormalTok"> </text:span><text:span text:style-name="StringTok">'command'</text:span><text:span text:style-name="NormalTok"> </text:span><text:span text:style-name="PreprocessorTok">[</text:span><text:span text:style-name="SpecialStringTok">file...</text:span><text:span text:style-name="PreprocessorTok">]</text:span> </text:p>
      <text:list xml:id="list1091324324" text:style-name="L69">
        <text:list-item>
          <text:p text:style-name="P93"><text:span text:style-name="Source_5f_Text">[options]</text:span>: These modify <text:span text:style-name="Source_5f_Text">sed</text:span>'s behavior. A common option is <text:span text:style-name="Source_5f_Text">-i</text:span> which allows you to edit the file "in-place" (be careful with this!).</text:p>
        </text:list-item>
        <text:list-item>
          <text:p text:style-name="P93"><text:span text:style-name="Source_5f_Text">'command'</text:span>: This specifies the operation you want <text:span text:style-name="Source_5f_Text">sed</text:span> to perform. <text:span text:style-name="Source_5f_Text">sed</text:span> commands often involve an address (specifying which lines to operate on) and an action.</text:p>
        </text:list-item>
        <text:list-item>
          <text:p text:style-name="P93"><text:span text:style-name="Source_5f_Text">[file...]</text:span>: The file(s) you want to process. If no file is given, <text:span text:style-name="Source_5f_Text">sed</text:span> reads from standard input.</text:p>
        </text:list-item>
      </text:list>
      <text:p text:style-name="First_20_paragraph"><text:span text:style-name="T3">Common </text:span><text:span text:style-name="Source_5f_Text">sed</text:span><text:span text:style-name="T3"> Commands</text:span>:</text:p>
      <text:p text:style-name="Text_20_body">Here are a few fundamental <text:span text:style-name="Source_5f_Text">sed</text:span> commands:</text:p>
      <text:list xml:id="list2519619532" text:style-name="L70">
        <text:list-item>
          <text:p text:style-name="P94"><text:span text:style-name="Source_5f_Text">s/old/new/</text:span> <text:span text:style-name="T3">(Substitute)</text:span>: This is one of the most frequently used commands. It replaces the first occurrence of <text:span text:style-name="Source_5f_Text">old</text:span> with <text:span text:style-name="Source_5f_Text">new</text:span> on each line that matches the address (if provided). You can add flags after the last <text:span text:style-name="Source_5f_Text">/</text:span>:</text:p>
          <text:list text:style-name="L71">
            <text:list-item>
              <text:p text:style-name="P95"><text:span text:style-name="Source_5f_Text">g</text:span>: Replace all occurrences on the line (global).</text:p>
            </text:list-item>
            <text:list-item>
              <text:p text:style-name="P95"><text:span text:style-name="Source_5f_Text">i</text:span>: Ignore case.</text:p>
            </text:list-item>
            <text:list-item>
              <text:p text:style-name="P95"><text:span text:style-name="Source_5f_Text">1</text:span>, <text:span text:style-name="Source_5f_Text">2</text:span>, etc.: Replace only the nth occurrence.</text:p>
              <text:p text:style-name="P14"><text:span text:style-name="BuiltInTok">echo</text:span><text:span text:style-name="NormalTok"> </text:span><text:span text:style-name="StringTok">"This is a test string"</text:span><text:span text:style-name="NormalTok"> </text:span><text:span text:style-name="KeywordTok">|</text:span><text:span text:style-name="NormalTok"> </text:span><text:span text:style-name="FunctionTok">sed</text:span><text:span text:style-name="NormalTok"> </text:span><text:span text:style-name="StringTok">'s/test/example/'</text:span><text:span text:style-name="NormalTok"> <text:s/></text:span><text:span text:style-name="CommentTok"># Output: This is a example string</text:span> </text:p>
              <text:p text:style-name="P14"><text:span text:style-name="BuiltInTok">echo</text:span><text:span text:style-name="NormalTok"> </text:span><text:span text:style-name="StringTok">"word word word"</text:span><text:span text:style-name="NormalTok"> </text:span><text:span text:style-name="KeywordTok">|</text:span><text:span text:style-name="NormalTok"> </text:span><text:span text:style-name="FunctionTok">sed</text:span><text:span text:style-name="NormalTok"> </text:span><text:span text:style-name="StringTok">'s/word/replaced/g'</text:span><text:span text:style-name="NormalTok"> <text:s text:c="4"/></text:span><text:span text:style-name="CommentTok"># Output: replaced replaced replaced</text:span> </text:p>
              <text:p text:style-name="P14"><text:span text:style-name="BuiltInTok">echo</text:span><text:span text:style-name="NormalTok"> </text:span><text:span text:style-name="StringTok">"HELLO world"</text:span><text:span text:style-name="NormalTok"> </text:span><text:span text:style-name="KeywordTok">|</text:span><text:span text:style-name="NormalTok"> </text:span><text:span text:style-name="FunctionTok">sed</text:span><text:span text:style-name="NormalTok"> </text:span><text:span text:style-name="StringTok">'s/hello/goodbye/i'</text:span><text:span text:style-name="NormalTok"> <text:s text:c="7"/></text:span><text:span text:style-name="CommentTok"># Output: goodbye world</text:span> </text:p>
              <text:p text:style-name="P14"><text:span text:style-name="FunctionTok">sed</text:span><text:span text:style-name="NormalTok"> </text:span><text:span text:style-name="StringTok">'s/old_text/new_text/'</text:span><text:span text:style-name="NormalTok"> input.txt </text:span><text:span text:style-name="OperatorTok">&gt;</text:span><text:span text:style-name="NormalTok"> output.txt <text:s text:c="2"/></text:span><text:span text:style-name="CommentTok"># Replace in a file and save to a new file</text:span> </text:p>
              <text:p text:style-name="P14"><text:span text:style-name="FunctionTok">sed</text:span><text:span text:style-name="NormalTok"> </text:span><text:span text:style-name="AttributeTok">-i</text:span><text:span text:style-name="NormalTok"> </text:span><text:span text:style-name="StringTok">'s/mistake/correction/g'</text:span><text:span text:style-name="NormalTok"> myfile.txt <text:s text:c="7"/></text:span><text:span text:style-name="CommentTok"># Replace in-place in 'myfile.txt' (</text:span><text:span text:style-name="AlertTok">CAUTION</text:span><text:span text:style-name="CommentTok">!)</text:span> </text:p>
            </text:list-item>
          </text:list>
        </text:list-item>
        <text:list-item>
          <text:p text:style-name="P94"><text:span text:style-name="Source_5f_Text">p</text:span> <text:span text:style-name="T3">(Print)</text:span>: Prints the current line. Often used in conjunction with <text:span text:style-name="Source_5f_Text">-n</text:span> (suppress default output) to print only the lines that match a certain pattern.</text:p>
          <text:p text:style-name="P15"><text:span text:style-name="FunctionTok">sed</text:span><text:span text:style-name="NormalTok"> </text:span><text:span text:style-name="AttributeTok">-n</text:span><text:span text:style-name="NormalTok"> </text:span><text:span text:style-name="StringTok">'/pattern/p'</text:span><text:span text:style-name="NormalTok"> input.txt <text:s/></text:span><text:span text:style-name="CommentTok"># Print only lines containing "pattern"</text:span> </text:p>
        </text:list-item>
        <text:list-item>
          <text:p text:style-name="P94"><text:span text:style-name="Source_5f_Text">d</text:span> <text:span text:style-name="T3">(Delete)</text:span>: Deletes the current line.</text:p>
          <text:p text:style-name="P15"><text:span text:style-name="FunctionTok">sed</text:span><text:span text:style-name="NormalTok"> </text:span><text:span text:style-name="StringTok">'/unwanted_line/d'</text:span><text:span text:style-name="NormalTok"> input.txt </text:span><text:span text:style-name="CommentTok"># Delete lines containing "unwanted_line"</text:span> </text:p>
          <text:p text:style-name="P15"><text:span text:style-name="FunctionTok">sed</text:span><text:span text:style-name="NormalTok"> </text:span><text:span text:style-name="StringTok">'5d'</text:span><text:span text:style-name="NormalTok"> input.txt <text:s text:c="13"/></text:span><text:span text:style-name="CommentTok"># Delete the 5th line</text:span> </text:p>
          <text:p text:style-name="P15"><text:span text:style-name="FunctionTok">sed</text:span><text:span text:style-name="NormalTok"> </text:span><text:span text:style-name="StringTok">'1,3d'</text:span><text:span text:style-name="NormalTok"> input.txt <text:s text:c="11"/></text:span><text:span text:style-name="CommentTok"># Delete lines 1 through 3</text:span> </text:p>
        </text:list-item>
        <text:list-item>
          <text:p text:style-name="P94"><text:soft-page-break/>Addresses: You can specify which lines <text:span text:style-name="Source_5f_Text">sed</text:span> should operate on:</text:p>
          <text:list text:style-name="L72">
            <text:list-item>
              <text:p text:style-name="P96">No address: Apply the command to all lines.</text:p>
            </text:list-item>
            <text:list-item>
              <text:p text:style-name="P96">Number: Apply to a specific line number (e.g., <text:span text:style-name="Source_5f_Text">5s/old/new/</text:span>).</text:p>
            </text:list-item>
            <text:list-item>
              <text:p text:style-name="P96"><text:span text:style-name="Source_5f_Text">/pattern/</text:span>: Apply to lines matching a regular expression (e.g., <text:span text:style-name="Source_5f_Text">/error/d</text:span>).</text:p>
            </text:list-item>
            <text:list-item>
              <text:p text:style-name="P96"><text:span text:style-name="Source_5f_Text">start,end</text:span>: Apply to a range of lines (e.g., <text:span text:style-name="Source_5f_Text">10,20d</text:span>)`.</text:p>
            </text:list-item>
          </text:list>
        </text:list-item>
      </text:list>
      <text:p text:style-name="First_20_paragraph"><text:span text:style-name="Source_5f_Text">sed</text:span> is a powerful tool for automating text editing tasks, like replacing patterns, deleting lines, or extracting specific information from files.</text:p>
      <text:h text:style-name="Heading_20_4" text:outline-level="4"><text:bookmark-start text:name="using-awk"/>Using <text:span text:style-name="Source_5f_Text">awk</text:span><text:bookmark-end text:name="using-awk"/></text:h>
      <text:p text:style-name="First_20_paragraph"><text:span text:style-name="Source_5f_Text">awk</text:span> is more than just a text editor or a search tool; it's a full-fledged programming language designed for processing text data, especially data organized in rows and columns (like CSV files or log files). <text:span text:style-name="Source_5f_Text">awk</text:span> reads input line by line and then splits each line into fields based on a defined delimiter (whitespace is the default). You can then perform actions on these fields.</text:p>
      <text:p text:style-name="Text_20_body">The basic syntax of <text:span text:style-name="Source_5f_Text">awk</text:span> is:</text:p>
      <text:p text:style-name="Preformatted_20_Text"><text:span text:style-name="FunctionTok">awk</text:span><text:span text:style-name="NormalTok"> </text:span><text:span text:style-name="StringTok">'[options] { action }'</text:span><text:span text:style-name="NormalTok"> </text:span><text:span text:style-name="PreprocessorTok">[</text:span><text:span text:style-name="SpecialStringTok">file...</text:span><text:span text:style-name="PreprocessorTok">]</text:span> </text:p>
      <text:p text:style-name="Preformatted_20_Text"><text:span text:style-name="FunctionTok">awk</text:span><text:span text:style-name="NormalTok"> </text:span><text:span text:style-name="StringTok">'[options] pattern { action }'</text:span><text:span text:style-name="NormalTok"> </text:span><text:span text:style-name="PreprocessorTok">[</text:span><text:span text:style-name="SpecialStringTok">file...</text:span><text:span text:style-name="PreprocessorTok">]</text:span> </text:p>
      <text:list xml:id="list604743389" text:style-name="L73">
        <text:list-item>
          <text:p text:style-name="P97"><text:span text:style-name="Source_5f_Text">[options]</text:span>: These modify <text:span text:style-name="Source_5f_Text">awk</text:span>'s behavior. A common option is <text:span text:style-name="Source_5f_Text">-F</text:span> to specify a different field delimiter.</text:p>
        </text:list-item>
        <text:list-item>
          <text:p text:style-name="P97"><text:span text:style-name="Source_5f_Text">pattern</text:span> <text:span text:style-name="T3">(optional)</text:span>: A condition that, if met for a line, will cause the associated <text:span text:style-name="Source_5f_Text">action</text:span> to be executed. If no pattern is provided, the action is executed for every line.</text:p>
        </text:list-item>
        <text:list-item>
          <text:p text:style-name="P97"><text:span text:style-name="Source_5f_Text">{ action }</text:span>: The set of commands to be executed for each line that matches the pattern (or every line if no pattern is given). Actions are enclosed in curly braces.</text:p>
        </text:list-item>
        <text:list-item>
          <text:p text:style-name="P97"><text:span text:style-name="Source_5f_Text">[file...]</text:span>: The input file(s). If no file is specified, <text:span text:style-name="Source_5f_Text">awk</text:span> reads from standard input.</text:p>
        </text:list-item>
      </text:list>
      <text:p text:style-name="First_20_paragraph"><text:span text:style-name="T3">Key Concepts in</text:span> <text:span text:style-name="Source_5f_Text">awk</text:span>:</text:p>
      <text:list xml:id="list3504252185" text:style-name="L74">
        <text:list-item>
          <text:p text:style-name="P98"><text:span text:style-name="T3">Records</text:span>: Each line in the input is considered a record.</text:p>
        </text:list-item>
        <text:list-item>
          <text:p text:style-name="P98"><text:span text:style-name="T3">Fields</text:span>: Within each record, the text is split into fields. By default, fields are separated by whitespace (spaces, tabs). <text:span text:style-name="Source_5f_Text">awk</text:span> assigns field variables: <text:span text:style-name="Source_5f_Text">$0</text:span> represents the entire line (record), <text:span text:style-name="Source_5f_Text">$1</text:span> represents the first field, <text:span text:style-name="Source_5f_Text">$2</text:span> the second, and so on.</text:p>
        </text:list-item>
        <text:list-item>
          <text:p text:style-name="P98"><text:span text:style-name="T3">Patterns</text:span>: Conditions you can use to select which records to process (e.g., lines containing a specific string, or lines where a certain field matches a condition).</text:p>
        </text:list-item>
        <text:list-item>
          <text:p text:style-name="P98"><text:span text:style-name="T3">Actions</text:span>: Commands you want to perform on the selected records (e.g., print fields, perform calculations, format output).</text:p>
        </text:list-item>
      </text:list>
      <text:p text:style-name="First_20_paragraph"><text:span text:style-name="T3">Basic Examples</text:span>:</text:p>
      <text:p text:style-name="Text_20_body">Let's say you have a file named <text:span text:style-name="Source_5f_Text">data.csv</text:span> with the following content (comma-separated):</text:p>
      <text:p text:style-name="Preformatted_20_Text">Name,Age,City</text:p>
      <text:p text:style-name="Preformatted_20_Text">Alice,30,New York</text:p>
      <text:p text:style-name="Preformatted_20_Text">Bob,25,Los Angeles</text:p>
      <text:p text:style-name="Preformatted_20_Text">Charlie,35,Chicago</text:p>
      <text:p text:style-name="First_20_paragraph">Here are some basic awk commands:</text:p>
      <text:list xml:id="list1438488351" text:style-name="L75">
        <text:list-item>
          <text:p text:style-name="P99"><text:span text:style-name="T3">Print all lines</text:span>:</text:p>
          <text:p text:style-name="P16"><text:soft-page-break/><text:span text:style-name="FunctionTok">awk</text:span><text:span text:style-name="NormalTok"> </text:span><text:span text:style-name="StringTok">'{ print }'</text:span><text:span text:style-name="NormalTok"> data.csv</text:span> </text:p>
          <text:p text:style-name="P99">Output:</text:p>
          <text:p text:style-name="P16">Name,Age,City</text:p>
          <text:p text:style-name="P16">Alice,30,New York</text:p>
          <text:p text:style-name="P16">Bob,25,Los Angeles</text:p>
          <text:p text:style-name="P16">Charlie,35,Chicago</text:p>
        </text:list-item>
        <text:list-item>
          <text:p text:style-name="P99"><text:span text:style-name="T3">Print the first field (</text:span><text:span text:style-name="Source_5f_Text">$1</text:span><text:span text:style-name="T3">) of each line (using comma as a delimiter)</text:span>:</text:p>
          <text:p text:style-name="P16"><text:span text:style-name="FunctionTok">awk</text:span><text:span text:style-name="NormalTok"> </text:span><text:span text:style-name="AttributeTok">-F</text:span><text:span text:style-name="StringTok">','</text:span><text:span text:style-name="NormalTok"> </text:span><text:span text:style-name="StringTok">'{ print $1 }'</text:span><text:span text:style-name="NormalTok"> data.csv</text:span> </text:p>
          <text:p text:style-name="P99">Output:</text:p>
          <text:p text:style-name="P16">Name</text:p>
          <text:p text:style-name="P16">Alice</text:p>
          <text:p text:style-name="P16">Bob</text:p>
          <text:p text:style-name="P16">Charlie</text:p>
        </text:list-item>
        <text:list-item>
          <text:p text:style-name="P99"><text:span text:style-name="T3">Print the name and city (first and third fields)</text:span>:</text:p>
          <text:p text:style-name="P16"><text:span text:style-name="FunctionTok">awk</text:span><text:span text:style-name="NormalTok"> </text:span><text:span text:style-name="AttributeTok">-F</text:span><text:span text:style-name="StringTok">','</text:span><text:span text:style-name="NormalTok"> </text:span><text:span text:style-name="StringTok">'{ print $1, $3 }'</text:span><text:span text:style-name="NormalTok"> data.csv</text:span> </text:p>
          <text:p text:style-name="P99">Output:</text:p>
          <text:p text:style-name="P16">Name City</text:p>
          <text:p text:style-name="P16">Alice New York</text:p>
          <text:p text:style-name="P16">Bob Los Angeles</text:p>
          <text:p text:style-name="P16">Charlie Chicago</text:p>
        </text:list-item>
        <text:list-item>
          <text:p text:style-name="P99"><text:span text:style-name="T3">Print lines where the age (second field) is greater than 28</text:span>:</text:p>
          <text:p text:style-name="P16"><text:span text:style-name="FunctionTok">awk</text:span><text:span text:style-name="NormalTok"> </text:span><text:span text:style-name="AttributeTok">-F</text:span><text:span text:style-name="StringTok">','</text:span><text:span text:style-name="NormalTok"> </text:span><text:span text:style-name="StringTok">'$2 &gt; 28 { print }'</text:span><text:span text:style-name="NormalTok"> data.csv</text:span> </text:p>
          <text:p text:style-name="P99">Output:</text:p>
          <text:p text:style-name="P16">Alice,30,New York</text:p>
          <text:p text:style-name="P16">Charlie,35,Chicago</text:p>
        </text:list-item>
      </text:list>
      <text:p text:style-name="First_20_paragraph"><text:span text:style-name="Source_5f_Text">awk</text:span> is incredibly powerful for tasks like extracting data from logs, reformatting text files, performing calculations on columns of data, and much more. It's a tool that's well worth mastering for advanced Bash scripting.</text:p>
      <text:h text:style-name="Heading_20_2" text:outline-level="2"><text:bookmark-start text:name="advanced-topics"/>Advanced Topics<text:bookmark-end text:name="advanced-topics"/></text:h>
      <text:h text:style-name="Heading_20_3" text:outline-level="3"><text:bookmark-start text:name="arrays"/>Arrays<text:bookmark-end text:name="arrays"/></text:h>
      <text:p text:style-name="First_20_paragraph">Think of an <text:span text:style-name="T3">array</text:span> as a way to store multiple values under a single variable name. It's like having a list of items that you can easily access and manipulate. Arrays are incredibly useful for organizing and processing collections of data.</text:p>
      <text:h text:style-name="Heading_20_4" text:outline-level="4"><text:bookmark-start text:name="defining-arrays"/>Defining Arrays<text:bookmark-end text:name="defining-arrays"/></text:h>
      <text:p text:style-name="First_20_paragraph">There are a couple of ways to define arrays in Bash:</text:p>
      <text:list xml:id="list36782142" text:style-name="L76">
        <text:list-item>
          <text:p text:style-name="P100"><text:span text:style-name="T3">Using Parentheses</text:span>: You can list the elements of the array within parentheses, separated by spaces:</text:p>
          <text:p text:style-name="P17"><text:soft-page-break/><text:span text:style-name="VariableTok">my_array</text:span><text:span text:style-name="OperatorTok">=</text:span><text:span text:style-name="VariableTok">(</text:span><text:span text:style-name="StringTok">"apple"</text:span><text:span text:style-name="NormalTok"> </text:span><text:span text:style-name="StringTok">"banana"</text:span><text:span text:style-name="NormalTok"> </text:span><text:span text:style-name="StringTok">"cherry"</text:span><text:span text:style-name="VariableTok">)</text:span> </text:p>
          <text:p text:style-name="P17"><text:span text:style-name="VariableTok">numbers</text:span><text:span text:style-name="OperatorTok">=</text:span><text:span text:style-name="VariableTok">(</text:span><text:span text:style-name="NormalTok">10 20 30 40 50</text:span><text:span text:style-name="VariableTok">)</text:span> </text:p>
        </text:list-item>
        <text:list-item>
          <text:p text:style-name="P100"><text:span text:style-name="T3">Using Indexed Assignment</text:span>: You can assign values to specific indices (positions) in the array:</text:p>
          <text:p text:style-name="P17"><text:span text:style-name="VariableTok">my_array</text:span><text:span text:style-name="OperatorTok">[</text:span><text:span text:style-name="DecValTok">0</text:span><text:span text:style-name="OperatorTok">]=</text:span><text:span text:style-name="StringTok">"apple"</text:span> </text:p>
          <text:p text:style-name="P17"><text:span text:style-name="VariableTok">my_array</text:span><text:span text:style-name="OperatorTok">[</text:span><text:span text:style-name="DecValTok">1</text:span><text:span text:style-name="OperatorTok">]=</text:span><text:span text:style-name="StringTok">"banana"</text:span> </text:p>
          <text:p text:style-name="P17"><text:span text:style-name="VariableTok">my_array</text:span><text:span text:style-name="OperatorTok">[</text:span><text:span text:style-name="DecValTok">2</text:span><text:span text:style-name="OperatorTok">]=</text:span><text:span text:style-name="StringTok">"cherry"</text:span> </text:p>
          <text:p text:style-name="P100">Bash arrays are <text:span text:style-name="T3">zero-indexed</text:span>, meaning the first element is at index 0, the second at index 1, and so on. You don't have to assign values to indices sequentially; you can even have "sparse" arrays with gaps in the indices.</text:p>
        </text:list-item>
      </text:list>
      <text:h text:style-name="Heading_20_4" text:outline-level="4"><text:bookmark-start text:name="accessing-array-elements"/>Accessing Array Elements<text:bookmark-end text:name="accessing-array-elements"/></text:h>
      <text:p text:style-name="First_20_paragraph">To access a specific element in an array, you use the variable name followed by the index in curly braces preceded by a dollar sign:</text:p>
      <text:p text:style-name="Preformatted_20_Text"><text:span text:style-name="BuiltInTok">echo</text:span><text:span text:style-name="NormalTok"> </text:span><text:span text:style-name="StringTok">"</text:span><text:span text:style-name="VariableTok">${my_array</text:span><text:span text:style-name="OperatorTok">[</text:span><text:span text:style-name="DecValTok">0</text:span><text:span text:style-name="OperatorTok">]</text:span><text:span text:style-name="VariableTok">}</text:span><text:span text:style-name="StringTok">"</text:span><text:span text:style-name="NormalTok"> <text:s/></text:span><text:span text:style-name="CommentTok"># Output: apple</text:span> </text:p>
      <text:p text:style-name="Preformatted_20_Text"><text:span text:style-name="BuiltInTok">echo</text:span><text:span text:style-name="NormalTok"> </text:span><text:span text:style-name="StringTok">"</text:span><text:span text:style-name="VariableTok">${numbers</text:span><text:span text:style-name="OperatorTok">[</text:span><text:span text:style-name="DecValTok">2</text:span><text:span text:style-name="OperatorTok">]</text:span><text:span text:style-name="VariableTok">}</text:span><text:span text:style-name="StringTok">"</text:span><text:span text:style-name="NormalTok"> <text:s text:c="3"/></text:span><text:span text:style-name="CommentTok"># Output: 30</text:span> </text:p>
      <text:p text:style-name="First_20_paragraph">Using curly braces <text:span text:style-name="Source_5f_Text">${}</text:span> around the array element is generally recommended to avoid potential issues with variable expansion, especially when the index is more complex.</text:p>
      <text:h text:style-name="Heading_20_4" text:outline-level="4"><text:bookmark-start text:name="special-array-variables"/>Special Array Variables<text:bookmark-end text:name="special-array-variables"/></text:h>
      <text:p text:style-name="First_20_paragraph">Bash provides some special variables for working with arrays:</text:p>
      <text:list xml:id="list1269326203" text:style-name="L77">
        <text:list-item>
          <text:p text:style-name="P101"><text:span text:style-name="Source_5f_Text">${#my_array[@]}</text:span> <text:span text:style-name="T3">or</text:span> <text:span text:style-name="Source_5f_Text">${#my_array[*]}</text:span>: These give you the number of elements in the array.</text:p>
        </text:list-item>
        <text:list-item>
          <text:p text:style-name="P101"><text:span text:style-name="Source_5f_Text">${my_array[@]}</text:span> <text:span text:style-name="T3">or</text:span> <text:span text:style-name="Source_5f_Text">${my_array[*]}</text:span>: These expand to all elements of the array. When used with double quotes (<text:span text:style-name="Source_5f_Text">"${my_array[@]}"</text:span>), each element is treated as a separate word. When used without quotes or with single quotes (<text:span text:style-name="Source_5f_Text">'${my_array[@]}'</text:span>), the elements are joined by the first character of the <text:span text:style-name="Source_5f_Text">IFS</text:span> (Internal Field Separator) environment variable (usually a space). <text:span text:style-name="Source_5f_Text">${my_array[*]}</text:span> behaves similarly but joins with spaces even within double quotes. It's generally safer to use <text:span text:style-name="Source_5f_Text">"${my_array[@]}"</text:span> when you need to iterate over the array elements.</text:p>
        </text:list-item>
      </text:list>
      <text:p text:style-name="First_20_paragraph"><text:span text:style-name="T3">Example</text:span>:</text:p>
      <text:p text:style-name="Preformatted_20_Text"><text:span text:style-name="CommentTok">#!/bin/bash</text:span> </text:p>
      <text:p text:style-name="Preformatted_20_Text"><text:span text:style-name="VariableTok">fruits</text:span><text:span text:style-name="OperatorTok">=</text:span><text:span text:style-name="VariableTok">(</text:span><text:span text:style-name="StringTok">"apple"</text:span><text:span text:style-name="NormalTok"> </text:span><text:span text:style-name="StringTok">"banana"</text:span><text:span text:style-name="NormalTok"> </text:span><text:span text:style-name="StringTok">"cherry"</text:span><text:span text:style-name="NormalTok"> </text:span><text:span text:style-name="StringTok">"date"</text:span><text:span text:style-name="VariableTok">)</text:span> </text:p>
      <text:p text:style-name="Preformatted_20_Text"/>
      <text:p text:style-name="Preformatted_20_Text"><text:span text:style-name="BuiltInTok">echo</text:span><text:span text:style-name="NormalTok"> </text:span><text:span text:style-name="StringTok">"Number of fruits: </text:span><text:span text:style-name="VariableTok">${</text:span><text:span text:style-name="OperatorTok">#</text:span><text:span text:style-name="VariableTok">fruits</text:span><text:span text:style-name="OperatorTok">[@]</text:span><text:span text:style-name="VariableTok">}</text:span><text:span text:style-name="StringTok">"</text:span> </text:p>
      <text:p text:style-name="Preformatted_20_Text"/>
      <text:p text:style-name="Preformatted_20_Text"><text:span text:style-name="BuiltInTok">echo</text:span><text:span text:style-name="NormalTok"> </text:span><text:span text:style-name="StringTok">"All fruits: </text:span><text:span text:style-name="VariableTok">${fruits</text:span><text:span text:style-name="OperatorTok">[@]</text:span><text:span text:style-name="VariableTok">}</text:span><text:span text:style-name="StringTok">"</text:span> </text:p>
      <text:p text:style-name="Preformatted_20_Text"/>
      <text:p text:style-name="Preformatted_20_Text"><text:span text:style-name="BuiltInTok">echo</text:span><text:span text:style-name="NormalTok"> </text:span><text:span text:style-name="StringTok">"First fruit: </text:span><text:span text:style-name="VariableTok">${fruits</text:span><text:span text:style-name="OperatorTok">[</text:span><text:span text:style-name="DecValTok">0</text:span><text:span text:style-name="OperatorTok">]</text:span><text:span text:style-name="VariableTok">}</text:span><text:span text:style-name="StringTok">"</text:span> </text:p>
      <text:p text:style-name="Preformatted_20_Text"><text:span text:style-name="BuiltInTok">echo</text:span><text:span text:style-name="NormalTok"> </text:span><text:span text:style-name="StringTok">"Third fruit: </text:span><text:span text:style-name="VariableTok">${fruits</text:span><text:span text:style-name="OperatorTok">[</text:span><text:span text:style-name="DecValTok">2</text:span><text:span text:style-name="OperatorTok">]</text:span><text:span text:style-name="VariableTok">}</text:span><text:span text:style-name="StringTok">"</text:span> </text:p>
      <text:p text:style-name="Preformatted_20_Text"/>
      <text:p text:style-name="Preformatted_20_Text"><text:span text:style-name="BuiltInTok">echo</text:span><text:span text:style-name="NormalTok"> </text:span><text:span text:style-name="StringTok">"Iterating through fruits:"</text:span> </text:p>
      <text:p text:style-name="Preformatted_20_Text"><text:span text:style-name="ControlFlowTok">for</text:span><text:span text:style-name="NormalTok"> fruit </text:span><text:span text:style-name="KeywordTok">in</text:span><text:span text:style-name="NormalTok"> </text:span><text:span text:style-name="StringTok">"</text:span><text:span text:style-name="VariableTok">${fruits</text:span><text:span text:style-name="OperatorTok">[@]</text:span><text:span text:style-name="VariableTok">}</text:span><text:span text:style-name="StringTok">"</text:span><text:span text:style-name="KeywordTok">;</text:span><text:span text:style-name="NormalTok"> </text:span><text:span text:style-name="ControlFlowTok">do</text:span> </text:p>
      <text:p text:style-name="Preformatted_20_Text"><text:soft-page-break/><text:span text:style-name="NormalTok"><text:s text:c="2"/></text:span><text:span text:style-name="BuiltInTok">echo</text:span><text:span text:style-name="NormalTok"> </text:span><text:span text:style-name="StringTok">"I like </text:span><text:span text:style-name="VariableTok">$fruit</text:span><text:span text:style-name="StringTok">"</text:span> </text:p>
      <text:p text:style-name="Preformatted_20_Text"><text:span text:style-name="ControlFlowTok">done</text:span> </text:p>
      <text:p text:style-name="First_20_paragraph">Arrays are a fundamental data structure that allows you to handle collections of items efficiently in your Bash scripts.</text:p>
      <text:h text:style-name="Heading_20_3" text:outline-level="3"><text:bookmark-start text:name="regular-expressions"/>Regular Expressions<text:bookmark-end text:name="regular-expressions"/></text:h>
      <text:p text:style-name="First_20_paragraph">Let's step into the world of <text:span text:style-name="T3">Regular Expressions</text:span> (often shortened to "regex"). This is a powerful tool for describing and matching patterns in text. Think of them as supercharged wildcards!</text:p>
      <text:p text:style-name="Text_20_body">Regular expressions are used by many text processing tools (like <text:span text:style-name="Source_5f_Text">grep</text:span>, <text:span text:style-name="Source_5f_Text">sed</text:span>, <text:span text:style-name="Source_5f_Text">awk</text:span>, and even some programming languages) to perform sophisticated searches and substitutions. Mastering the basics of regex will significantly enhance your ability to manipulate text with Bash.</text:p>
      <text:p text:style-name="Text_20_body">Here are some fundamental building blocks of regular expressions:</text:p>
      <text:list xml:id="list4115548538" text:style-name="L78">
        <text:list-item>
          <text:p text:style-name="P102"><text:span text:style-name="T3">Literal Characters</text:span>: Most characters in a regex match themselves literally. For example, the regex <text:span text:style-name="Source_5f_Text">cat</text:span> will match the string "cat" in a text.</text:p>
        </text:list-item>
        <text:list-item>
          <text:p text:style-name="P102"><text:span text:style-name="T3">Metacharacters</text:span>: These are special characters that have a specific meaning in regex. Here are a few important ones:</text:p>
          <text:list text:style-name="L79">
            <text:list-item>
              <text:p text:style-name="P103"><text:span text:style-name="Source_5f_Text">.</text:span>: Matches any single character (except a newline character by default). For example, <text:span text:style-name="Source_5f_Text">c.t</text:span> will match "cat", "cot", "cut", "c!t", etc.</text:p>
            </text:list-item>
            <text:list-item>
              <text:p text:style-name="P103"><text:span text:style-name="Source_5f_Text">*</text:span>: Matches the preceding element zero or more times. For example, <text:span text:style-name="Source_5f_Text">ca*t</text:span> will match "ct", "cat", "caat", "caaat", and so on.</text:p>
            </text:list-item>
            <text:list-item>
              <text:p text:style-name="P103"><text:span text:style-name="Source_5f_Text">+</text:span>: Matches the preceding element one or more times. For example, <text:span text:style-name="Source_5f_Text">ca+t</text:span> will match "cat", "caat", "caaat", but not "ct".</text:p>
            </text:list-item>
            <text:list-item>
              <text:p text:style-name="P103"><text:span text:style-name="Source_5f_Text">?</text:span>: Matches the preceding element zero or one time (it's optional). For example, <text:span text:style-name="Source_5f_Text">ca?t</text:span> will match "ct" and "cat", but not "caat".</text:p>
            </text:list-item>
            <text:list-item>
              <text:p text:style-name="P103"><text:span text:style-name="Source_5f_Text">[]</text:span>: Defines a character set. It matches any single character within the brackets.</text:p>
              <text:list text:style-name="L80">
                <text:list-item>
                  <text:p text:style-name="P104"><text:span text:style-name="Source_5f_Text">[abc]</text:span>: Matches "a", "b", or "c".</text:p>
                </text:list-item>
                <text:list-item>
                  <text:p text:style-name="P104"><text:span text:style-name="Source_5f_Text">[a-z]</text:span>: Matches any lowercase letter from "a" to "z".</text:p>
                </text:list-item>
                <text:list-item>
                  <text:p text:style-name="P104"><text:span text:style-name="Source_5f_Text">[0-9]</text:span>: Matches any digit from 0 to 9.</text:p>
                </text:list-item>
                <text:list-item>
                  <text:p text:style-name="P104"><text:span text:style-name="Source_5f_Text">[^abc]</text:span>: Matches any character not in the set (negated set).</text:p>
                </text:list-item>
              </text:list>
            </text:list-item>
            <text:list-item>
              <text:p text:style-name="P103"><text:span text:style-name="Source_5f_Text">^</text:span>: Matches the beginning of a line (when used outside of <text:span text:style-name="Source_5f_Text">[]</text:span>).</text:p>
            </text:list-item>
            <text:list-item>
              <text:p text:style-name="P103"><text:span text:style-name="Source_5f_Text">$</text:span>: Matches the end of a line.</text:p>
            </text:list-item>
            <text:list-item>
              <text:p text:style-name="P103"><text:span text:style-name="Source_5f_Text">()</text:span>: Groups parts of the regex together. This is often used with other metacharacters to apply them to the entire group. For example, <text:span text:style-name="Source_5f_Text">(ab)*</text:span> matches zero or more occurrences of "ab".</text:p>
            </text:list-item>
            <text:list-item>
              <text:p text:style-name="P103"><text:span text:style-name="Source_5f_Text">|</text:span>: Acts as an "OR" operator. For example, <text:span text:style-name="Source_5f_Text">cat|dog</text:span> will match either "cat" or "dog".</text:p>
            </text:list-item>
            <text:list-item>
              <text:p text:style-name="P103"><text:span text:style-name="Source_5f_Text">\</text:span>: The escape character. Used to treat a metacharacter as a literal character. For example, to match a literal dot, you would use <text:span text:style-name="Source_5f_Text">\.</text:span>.</text:p>
            </text:list-item>
          </text:list>
        </text:list-item>
      </text:list>
      <text:p text:style-name="First_20_paragraph"><text:span text:style-name="T3">Examples using</text:span> <text:span text:style-name="Source_5f_Text">grep</text:span> <text:span text:style-name="T3">with Regular Expressions</text:span>:</text:p>
      <text:p text:style-name="Text_20_body">To use regular expressions with <text:span text:style-name="Source_5f_Text">grep</text:span>, you often need to use the <text:span text:style-name="Source_5f_Text">-E</text:span> option (for extended regular expressions) or simply <text:span text:style-name="Source_5f_Text">egrep</text:span> (which is equivalent to <text:span text:style-name="Source_5f_Text">grep -E</text:span>). Basic <text:span text:style-name="Source_5f_Text">grep</text:span> also supports some <text:soft-page-break/>regex features, but <text:span text:style-name="Source_5f_Text">-E</text:span> gives you more power.</text:p>
      <text:p text:style-name="Preformatted_20_Text"><text:span text:style-name="FunctionTok">grep</text:span><text:span text:style-name="NormalTok"> </text:span><text:span text:style-name="StringTok">"^hello"</text:span><text:span text:style-name="NormalTok"> myfile.txt <text:s text:c="5"/></text:span><text:span text:style-name="CommentTok"># Find lines that start with "hello"</text:span> </text:p>
      <text:p text:style-name="Preformatted_20_Text"><text:span text:style-name="FunctionTok">grep</text:span><text:span text:style-name="NormalTok"> </text:span><text:span text:style-name="StringTok">"world$"</text:span><text:span text:style-name="NormalTok"> myfile.txt <text:s text:c="5"/></text:span><text:span text:style-name="CommentTok"># Find lines that end with "world"</text:span> </text:p>
      <text:p text:style-name="Preformatted_20_Text"><text:span text:style-name="FunctionTok">grep</text:span><text:span text:style-name="NormalTok"> </text:span><text:span text:style-name="StringTok">"[0-9]+"</text:span><text:span text:style-name="NormalTok"> logfile.log <text:s text:c="4"/></text:span><text:span text:style-name="CommentTok"># Find lines containing one or more digits</text:span> </text:p>
      <text:p text:style-name="Preformatted_20_Text"><text:span text:style-name="FunctionTok">grep</text:span><text:span text:style-name="NormalTok"> </text:span><text:span text:style-name="StringTok">"user[1-5]"</text:span><text:span text:style-name="NormalTok"> data.txt <text:s text:c="4"/></text:span><text:span text:style-name="CommentTok"># Find lines containing "user" followed by a digit from 1 to 5</text:span> </text:p>
      <text:p text:style-name="Preformatted_20_Text"><text:span text:style-name="FunctionTok">grep</text:span><text:span text:style-name="NormalTok"> </text:span><text:span text:style-name="StringTok">"a.*b"</text:span><text:span text:style-name="NormalTok"> text.txt <text:s text:c="9"/></text:span><text:span text:style-name="CommentTok"># Find lines containing "a", followed by zero or more characters, followed by "b"</text:span> </text:p>
      <text:p text:style-name="Preformatted_20_Text"><text:span text:style-name="FunctionTok">grep</text:span><text:span text:style-name="NormalTok"> </text:span><text:span text:style-name="AttributeTok">-E</text:span><text:span text:style-name="NormalTok"> </text:span><text:span text:style-name="StringTok">"(cat|dog) food"</text:span><text:span text:style-name="NormalTok"> pets.txt </text:span><text:span text:style-name="CommentTok"># Find lines containing either "cat food" or "dog food"</text:span> </text:p>
      <text:p text:style-name="First_20_paragraph">Regular expressions can seem a bit daunting at first, but with practice, they become an invaluable tool for pattern matching in text.</text:p>
      <text:h text:style-name="Heading_20_3" text:outline-level="3"><text:bookmark-start text:name="process-management"/>Process Management<text:bookmark-end text:name="process-management"/></text:h>
      <text:p text:style-name="First_20_paragraph">Now, let's talk about <text:span text:style-name="T3">Process Management</text:span> in Bash. This is about how you can control the execution of commands and scripts, especially when you want to run things in the background or manage running jobs.</text:p>
      <text:p text:style-name="Text_20_body">Here are a few key concepts and tools for process management:</text:p>
      <text:list xml:id="list1579930429" text:style-name="L81">
        <text:list-item>
          <text:p text:style-name="P105"><text:span text:style-name="T3">Running in the Background (</text:span><text:span text:style-name="Source_5f_Text">&amp;</text:span><text:span text:style-name="T3">)</text:span>: You can run a command or a script in the background by adding an ampersand (<text:span text:style-name="Source_5f_Text">&amp;</text:span>) at the end of the command. This allows the command to execute without tying up your terminal, and you can continue to use the terminal for other tasks.</text:p>
          <text:p text:style-name="P18"><text:span text:style-name="ExtensionTok">./long_running_script.sh</text:span><text:span text:style-name="NormalTok"> </text:span><text:span text:style-name="KeywordTok">&amp;</text:span> </text:p>
          <text:p text:style-name="P18"><text:span text:style-name="FunctionTok">sleep</text:span><text:span text:style-name="NormalTok"> 60 </text:span><text:span text:style-name="KeywordTok">&amp;</text:span> </text:p>
          <text:p text:style-name="P105">When you run a command in the background, Bash will typically display a job number and a process ID (PID) for that process.</text:p>
        </text:list-item>
        <text:list-item>
          <text:p text:style-name="P105"><text:span text:style-name="T3">Job Control (</text:span><text:span text:style-name="Source_5f_Text">jobs</text:span>, <text:span text:style-name="Source_5f_Text">fg</text:span>, <text:span text:style-name="Source_5f_Text">bg</text:span>, <text:span text:style-name="Source_5f_Text">kill</text:span><text:span text:style-name="T3">)</text:span>: When you run commands in the background or suspend them, Bash keeps track of them as "jobs." You can manage these jobs using specific commands:</text:p>
          <text:list text:style-name="L82">
            <text:list-item>
              <text:p text:style-name="P106"><text:span text:style-name="Source_5f_Text">jobs</text:span>: This command displays a list of the currently running and stopped jobs, along with their job numbers.</text:p>
              <text:p text:style-name="P19"><text:span text:style-name="BuiltInTok">jobs</text:span> </text:p>
            </text:list-item>
          </text:list>
        </text:list-item>
        <text:list-item>
          <text:p text:style-name="P105"><text:span text:style-name="Source_5f_Text">fg</text:span> <text:span text:style-name="T3">(Foreground)</text:span>: This command brings a background job to the foreground, allowing you to interact with it directly in your terminal. You can specify the job number (e.g., <text:span text:style-name="Source_5f_Text">fg %1</text:span>) or simply use <text:span text:style-name="Source_5f_Text">fg</text:span> to bring the most recently backgrounded or stopped job to the foreground.</text:p>
          <text:p text:style-name="P18"><text:span text:style-name="BuiltInTok">fg</text:span><text:span text:style-name="NormalTok"> %1</text:span> </text:p>
          <text:p text:style-name="P18"><text:span text:style-name="BuiltInTok">fg</text:span> </text:p>
        </text:list-item>
        <text:list-item>
          <text:p text:style-name="P105"><text:span text:style-name="Source_5f_Text">bg</text:span> <text:span text:style-name="T3">(Background)</text:span>: This command resumes a stopped job in the background. You need to specify the job number (e.g., <text:span text:style-name="Source_5f_Text">bg %2</text:span>).</text:p>
          <text:p text:style-name="P18"><text:soft-page-break/><text:span text:style-name="BuiltInTok">bg</text:span><text:span text:style-name="NormalTok"> %2</text:span> </text:p>
        </text:list-item>
        <text:list-item>
          <text:p text:style-name="P105"><text:span text:style-name="Source_5f_Text">kill</text:span>: This command is used to send signals to processes. The most common signal is <text:span text:style-name="Source_5f_Text">SIGTERM</text:span> (terminate), which asks the process to exit gracefully. You usually need to specify the process ID (PID) of the process you want to kill. You can find the PID using the <text:span text:style-name="Source_5f_Text">ps</text:span> command (which lists running processes) or sometimes with the <text:span text:style-name="Source_5f_Text">jobs</text:span> command.</text:p>
          <text:p text:style-name="P18"><text:span text:style-name="FunctionTok">ps</text:span><text:span text:style-name="NormalTok"> aux </text:span><text:span text:style-name="KeywordTok">|</text:span><text:span text:style-name="NormalTok"> </text:span><text:span text:style-name="FunctionTok">grep</text:span><text:span text:style-name="NormalTok"> long_running_script.sh </text:span><text:span text:style-name="CommentTok"># Find the PID</text:span> </text:p>
          <text:p text:style-name="P18"><text:span text:style-name="BuiltInTok">kill</text:span><text:span text:style-name="NormalTok"> 12345 <text:s text:c="24"/></text:span><text:span text:style-name="CommentTok"># Send SIGTERM to process with PID 12345</text:span> </text:p>
          <text:p text:style-name="P18"><text:span text:style-name="BuiltInTok">kill</text:span><text:span text:style-name="NormalTok"> </text:span><text:span text:style-name="AttributeTok">-9</text:span><text:span text:style-name="NormalTok"> 12345 <text:s text:c="21"/></text:span><text:span text:style-name="CommentTok"># Forcefully kill the process (SIGKILL) - use this as a last resort!</text:span> </text:p>
          <text:p text:style-name="P18"><text:span text:style-name="BuiltInTok">kill</text:span><text:span text:style-name="NormalTok"> %1 <text:s text:c="27"/></text:span><text:span text:style-name="CommentTok"># Send SIGTERM to job number 1</text:span> </text:p>
        </text:list-item>
      </text:list>
      <text:p text:style-name="First_20_paragraph"><text:span text:style-name="T3">Example Scenario</text:span>:</text:p>
      <text:p text:style-name="Text_20_body">Let's say you start a long-running backup script in the background:</text:p>
      <text:p text:style-name="Preformatted_20_Text"><text:span text:style-name="ExtensionTok">./backup.sh</text:span><text:span text:style-name="NormalTok"> </text:span><text:span text:style-name="KeywordTok">&amp;</text:span> </text:p>
      <text:p text:style-name="Preformatted_20_Text"><text:span text:style-name="ExtensionTok">[1]</text:span><text:span text:style-name="NormalTok"> 12345</text:span> </text:p>
      <text:p text:style-name="First_20_paragraph">This tells you that the script is job number 1 and its process ID is 12345. You can continue using your terminal. If you want to check on its status, you can run:</text:p>
      <text:p text:style-name="Preformatted_20_Text"><text:span text:style-name="BuiltInTok">jobs</text:span> </text:p>
      <text:p text:style-name="Preformatted_20_Text"><text:span text:style-name="ExtensionTok">[1]+</text:span><text:span text:style-name="NormalTok"> Running <text:s text:c="16"/>./backup.sh </text:span><text:span text:style-name="KeywordTok">&amp;</text:span> </text:p>
      <text:p text:style-name="First_20_paragraph">If you decide you need to interact with the script directly, you can bring it to the foreground:</text:p>
      <text:p text:style-name="Preformatted_20_Text"><text:span text:style-name="BuiltInTok">fg</text:span><text:span text:style-name="NormalTok"> %1</text:span> </text:p>
      <text:p text:style-name="First_20_paragraph">And if you need to stop it (try gracefully first):</text:p>
      <text:p text:style-name="Preformatted_20_Text"><text:span text:style-name="BuiltInTok">kill</text:span><text:span text:style-name="NormalTok"> %1</text:span> </text:p>
      <text:p text:style-name="First_20_paragraph">Or more forcefully if it's not responding:</text:p>
      <text:p text:style-name="Preformatted_20_Text"><text:span text:style-name="BuiltInTok">kill</text:span><text:span text:style-name="NormalTok"> </text:span><text:span text:style-name="AttributeTok">-9</text:span><text:span text:style-name="NormalTok"> %1</text:span> </text:p>
      <text:p text:style-name="First_20_paragraph">Understanding process management allows you to run multiple tasks concurrently, manage long-running scripts, and control the execution of commands in your Bash environment.</text:p>
      <text:h text:style-name="Heading_20_3" text:outline-level="3"><text:bookmark-start text:name="scripting-for-automation"/>Scripting for Automation<text:bookmark-end text:name="scripting-for-automation"/></text:h>
      <text:p text:style-name="First_20_paragraph">Now, let's make it really tangible by looking at <text:span text:style-name="T3">Scripting for Automation</text:span>. This is where you'll see how all these individual pieces can come together to perform useful, real-world tasks.</text:p>
      <text:p text:style-name="Text_20_body">Here are a few examples of common automation tasks that you can achieve with Bash scripts:</text:p>
      <text:list xml:id="list2623439309" text:style-name="L83">
        <text:list-item>
          <text:p text:style-name="P107">Backing up files:</text:p>
          <text:p text:style-name="P107">You could write a script that:</text:p>
          <text:list text:style-name="L84">
            <text:list-item>
              <text:p text:style-name="P108">Takes a source directory and a destination directory as arguments.</text:p>
            </text:list-item>
            <text:list-item>
              <text:p text:style-name="P108">Uses <text:span text:style-name="Source_5f_Text">cp -r</text:span> to recursively copy the contents of the source to the destination.</text:p>
            </text:list-item>
            <text:list-item>
              <text:p text:style-name="P108">Optionally, it could use <text:span text:style-name="Source_5f_Text">tar</text:span> and <text:span text:style-name="Source_5f_Text">gzip</text:span> to create a compressed archive for more efficient backup.</text:p>
            </text:list-item>
            <text:list-item>
              <text:p text:style-name="P108">It could even be scheduled to run automatically using <text:span text:style-name="Source_5f_Text">cron</text:span> (a time-based job <text:soft-page-break/>scheduler on Unix-like systems).</text:p>
            </text:list-item>
          </text:list>
          <text:p text:style-name="P20"><text:span text:style-name="CommentTok">#!/bin/bash</text:span> </text:p>
          <text:p text:style-name="P20"><text:span text:style-name="VariableTok">SOURCE</text:span><text:span text:style-name="OperatorTok">=</text:span><text:span text:style-name="StringTok">"</text:span><text:span text:style-name="VariableTok">$1</text:span><text:span text:style-name="StringTok">"</text:span> </text:p>
          <text:p text:style-name="P20"><text:span text:style-name="VariableTok">DESTINATION</text:span><text:span text:style-name="OperatorTok">=</text:span><text:span text:style-name="StringTok">"</text:span><text:span text:style-name="VariableTok">$2</text:span><text:span text:style-name="StringTok">"</text:span> </text:p>
          <text:p text:style-name="P20"/>
          <text:p text:style-name="P20"><text:span text:style-name="ControlFlowTok">if</text:span><text:span text:style-name="NormalTok"> </text:span><text:span text:style-name="BuiltInTok">[</text:span><text:span text:style-name="NormalTok"> </text:span><text:span text:style-name="OtherTok">-z</text:span><text:span text:style-name="NormalTok"> </text:span><text:span text:style-name="StringTok">"</text:span><text:span text:style-name="VariableTok">$SOURCE</text:span><text:span text:style-name="StringTok">"</text:span><text:span text:style-name="NormalTok"> </text:span><text:span text:style-name="BuiltInTok">]</text:span><text:span text:style-name="NormalTok"> </text:span><text:span text:style-name="KeywordTok">||</text:span><text:span text:style-name="NormalTok"> </text:span><text:span text:style-name="BuiltInTok">[</text:span><text:span text:style-name="NormalTok"> </text:span><text:span text:style-name="OtherTok">-z</text:span><text:span text:style-name="NormalTok"> </text:span><text:span text:style-name="StringTok">"</text:span><text:span text:style-name="VariableTok">$DESTINATION</text:span><text:span text:style-name="StringTok">"</text:span><text:span text:style-name="NormalTok"> </text:span><text:span text:style-name="BuiltInTok">]</text:span><text:span text:style-name="KeywordTok">;</text:span><text:span text:style-name="NormalTok"> </text:span><text:span text:style-name="ControlFlowTok">then</text:span> </text:p>
          <text:p text:style-name="P20"><text:span text:style-name="NormalTok"><text:s text:c="2"/></text:span><text:span text:style-name="BuiltInTok">echo</text:span><text:span text:style-name="NormalTok"> </text:span><text:span text:style-name="StringTok">"Usage: </text:span><text:span text:style-name="VariableTok">$0</text:span><text:span text:style-name="StringTok"> &lt;source_directory&gt; &lt;destination_directory&gt;"</text:span> </text:p>
          <text:p text:style-name="P20"><text:span text:style-name="NormalTok"><text:s text:c="2"/></text:span><text:span text:style-name="BuiltInTok">exit</text:span><text:span text:style-name="NormalTok"> 1</text:span> </text:p>
          <text:p text:style-name="P20"><text:span text:style-name="ControlFlowTok">fi</text:span> </text:p>
          <text:p text:style-name="P20"/>
          <text:p text:style-name="P20"><text:span text:style-name="BuiltInTok">echo</text:span><text:span text:style-name="NormalTok"> </text:span><text:span text:style-name="StringTok">"Starting backup from </text:span><text:span text:style-name="VariableTok">$SOURCE</text:span><text:span text:style-name="StringTok"> to </text:span><text:span text:style-name="VariableTok">$DESTINATION</text:span><text:span text:style-name="StringTok">..."</text:span> </text:p>
          <text:p text:style-name="P20"><text:span text:style-name="FunctionTok">cp</text:span><text:span text:style-name="NormalTok"> </text:span><text:span text:style-name="AttributeTok">-r</text:span><text:span text:style-name="NormalTok"> </text:span><text:span text:style-name="StringTok">"</text:span><text:span text:style-name="VariableTok">$SOURCE</text:span><text:span text:style-name="StringTok">"</text:span><text:span text:style-name="NormalTok"> </text:span><text:span text:style-name="StringTok">"</text:span><text:span text:style-name="VariableTok">$DESTINATION</text:span><text:span text:style-name="StringTok">"</text:span> </text:p>
          <text:p text:style-name="P20"><text:span text:style-name="BuiltInTok">echo</text:span><text:span text:style-name="NormalTok"> </text:span><text:span text:style-name="StringTok">"Backup complete."</text:span> </text:p>
        </text:list-item>
        <text:list-item>
          <text:p text:style-name="P107">Log file analysis:</text:p>
          <text:p text:style-name="P107">You could write a script to:</text:p>
          <text:list text:style-name="L85">
            <text:list-item>
              <text:p text:style-name="P109">Take a log file as input.</text:p>
            </text:list-item>
            <text:list-item>
              <text:p text:style-name="P109">Use <text:span text:style-name="Source_5f_Text">grep</text:span> to find specific patterns (e.g., "error", "failed login").</text:p>
            </text:list-item>
            <text:list-item>
              <text:p text:style-name="P109">Use <text:span text:style-name="Source_5f_Text">awk</text:span> to extract relevant information (e.g., timestamps, user IPs).</text:p>
            </text:list-item>
            <text:list-item>
              <text:p text:style-name="P109">Use <text:span text:style-name="Source_5f_Text">sed</text:span> to reformat the output.</text:p>
            </text:list-item>
            <text:list-item>
              <text:p text:style-name="P109">Generate a summary report or send notifications based on the analysis.</text:p>
            </text:list-item>
          </text:list>
          <text:p text:style-name="P20"><text:span text:style-name="CommentTok">#!/bin/bash</text:span> </text:p>
          <text:p text:style-name="P20"><text:span text:style-name="VariableTok">LOG_FILE</text:span><text:span text:style-name="OperatorTok">=</text:span><text:span text:style-name="StringTok">"</text:span><text:span text:style-name="VariableTok">$1</text:span><text:span text:style-name="StringTok">"</text:span> </text:p>
          <text:p text:style-name="P20"><text:span text:style-name="VariableTok">SEARCH_TERM</text:span><text:span text:style-name="OperatorTok">=</text:span><text:span text:style-name="StringTok">"error"</text:span> </text:p>
          <text:p text:style-name="P20"/>
          <text:p text:style-name="P20"><text:span text:style-name="ControlFlowTok">if</text:span><text:span text:style-name="NormalTok"> </text:span><text:span text:style-name="BuiltInTok">[</text:span><text:span text:style-name="NormalTok"> </text:span><text:span text:style-name="OtherTok">-z</text:span><text:span text:style-name="NormalTok"> </text:span><text:span text:style-name="StringTok">"</text:span><text:span text:style-name="VariableTok">$LOG_FILE</text:span><text:span text:style-name="StringTok">"</text:span><text:span text:style-name="NormalTok"> </text:span><text:span text:style-name="BuiltInTok">]</text:span><text:span text:style-name="KeywordTok">;</text:span><text:span text:style-name="NormalTok"> </text:span><text:span text:style-name="ControlFlowTok">then</text:span> </text:p>
          <text:p text:style-name="P20"><text:span text:style-name="NormalTok"><text:s text:c="2"/></text:span><text:span text:style-name="BuiltInTok">echo</text:span><text:span text:style-name="NormalTok"> </text:span><text:span text:style-name="StringTok">"Usage: </text:span><text:span text:style-name="VariableTok">$0</text:span><text:span text:style-name="StringTok"> &lt;log_file&gt;"</text:span> </text:p>
          <text:p text:style-name="P20"><text:span text:style-name="NormalTok"><text:s text:c="2"/></text:span><text:span text:style-name="BuiltInTok">exit</text:span><text:span text:style-name="NormalTok"> 1</text:span> </text:p>
          <text:p text:style-name="P20"><text:span text:style-name="ControlFlowTok">fi</text:span> </text:p>
          <text:p text:style-name="P20"/>
          <text:p text:style-name="P20"><text:span text:style-name="BuiltInTok">echo</text:span><text:span text:style-name="NormalTok"> </text:span><text:span text:style-name="StringTok">"Searching for '</text:span><text:span text:style-name="VariableTok">$SEARCH_TERM</text:span><text:span text:style-name="StringTok">' in </text:span><text:span text:style-name="VariableTok">$LOG_FILE</text:span><text:span text:style-name="StringTok">..."</text:span> </text:p>
          <text:p text:style-name="P20"><text:span text:style-name="FunctionTok">grep</text:span><text:span text:style-name="NormalTok"> </text:span><text:span text:style-name="StringTok">"</text:span><text:span text:style-name="VariableTok">$SEARCH_TERM</text:span><text:span text:style-name="StringTok">"</text:span><text:span text:style-name="NormalTok"> </text:span><text:span text:style-name="StringTok">"</text:span><text:span text:style-name="VariableTok">$LOG_FILE</text:span><text:span text:style-name="StringTok">"</text:span> </text:p>
        </text:list-item>
        <text:list-item>
          <text:p text:style-name="P107">System monitoring:</text:p>
          <text:p text:style-name="P107">A script could:</text:p>
          <text:list text:style-name="L86">
            <text:list-item>
              <text:p text:style-name="P110">Use commands like <text:span text:style-name="Source_5f_Text">df -h</text:span> (disk space), <text:span text:style-name="Source_5f_Text">free -m</text:span> (memory usage), <text:span text:style-name="Source_5f_Text">uptime</text:span> (system load), to gather system information.</text:p>
            </text:list-item>
            <text:list-item>
              <text:p text:style-name="P110">Use conditional statements to check if certain thresholds are exceeded (e.g., disk space is low).</text:p>
            </text:list-item>
            <text:list-item>
              <text:p text:style-name="P110">Send alerts (e.g., via email using mail) if issues are detected.</text:p>
            </text:list-item>
          </text:list>
          <text:p text:style-name="P20"><text:span text:style-name="CommentTok">#!/bin/bash</text:span> </text:p>
          <text:p text:style-name="P20"><text:span text:style-name="VariableTok">DISK_THRESHOLD</text:span><text:span text:style-name="OperatorTok">=</text:span><text:span text:style-name="NormalTok">90 </text:span><text:span text:style-name="CommentTok"># Percentage</text:span> </text:p>
          <text:p text:style-name="P20"/>
          <text:p text:style-name="P20"><text:span text:style-name="VariableTok">USAGE</text:span><text:span text:style-name="OperatorTok">=</text:span><text:span text:style-name="VariableTok">$(</text:span><text:span text:style-name="FunctionTok">df</text:span><text:span text:style-name="NormalTok"> </text:span><text:span text:style-name="AttributeTok">-h</text:span><text:span text:style-name="NormalTok"> / </text:span><text:span text:style-name="KeywordTok">|</text:span><text:span text:style-name="NormalTok"> </text:span><text:span text:style-name="FunctionTok">awk</text:span><text:span text:style-name="NormalTok"> </text:span><text:span text:style-name="StringTok">'NR==2 {print $5}'</text:span><text:span text:style-name="NormalTok"> </text:span><text:span text:style-name="KeywordTok">|</text:span><text:span text:style-name="NormalTok"> </text:span><text:span text:style-name="FunctionTok">sed</text:span><text:span text:style-name="NormalTok"> </text:span><text:span text:style-name="StringTok">'s/%//'</text:span><text:span text:style-name="VariableTok">)</text:span> </text:p>
          <text:p text:style-name="P20"/>
          <text:p text:style-name="P20"><text:span text:style-name="ControlFlowTok">if</text:span><text:span text:style-name="NormalTok"> </text:span><text:span text:style-name="BuiltInTok">[</text:span><text:span text:style-name="NormalTok"> </text:span><text:span text:style-name="StringTok">"</text:span><text:span text:style-name="VariableTok">$USAGE</text:span><text:span text:style-name="StringTok">"</text:span><text:span text:style-name="NormalTok"> </text:span><text:span text:style-name="OtherTok">-gt</text:span><text:span text:style-name="NormalTok"> </text:span><text:span text:style-name="StringTok">"</text:span><text:span text:style-name="VariableTok">$DISK_THRESHOLD</text:span><text:span text:style-name="StringTok">"</text:span><text:span text:style-name="NormalTok"> </text:span><text:span text:style-name="BuiltInTok">]</text:span><text:span text:style-name="KeywordTok">;</text:span><text:span text:style-name="NormalTok"> </text:span><text:span text:style-name="ControlFlowTok">then</text:span> </text:p>
          <text:p text:style-name="P20"><text:span text:style-name="NormalTok"><text:s text:c="2"/></text:span><text:span text:style-name="BuiltInTok">echo</text:span><text:span text:style-name="NormalTok"> </text:span><text:span text:style-name="StringTok">"Warning: Disk usage on / is above </text:span><text:span text:style-name="VariableTok">$DISK_THRESHOLD</text:span><text:span text:style-name="StringTok">% (</text:span><text:span text:style-name="VariableTok">$USAGE</text:span><text:span text:style-name="StringTok">%)."</text:span> </text:p>
          <text:p text:style-name="P20"><text:span text:style-name="NormalTok"><text:s text:c="2"/></text:span><text:span text:style-name="CommentTok"># You could add code here to send an email or log the warning</text:span> </text:p>
          <text:p text:style-name="P20"><text:span text:style-name="ControlFlowTok">fi</text:span> </text:p>
        </text:list-item>
        <text:list-item>
          <text:p text:style-name="P107"><text:soft-page-break/>Automating software deployment:</text:p>
          <text:p text:style-name="P107">More advanced scripts can be used to:</text:p>
          <text:list text:style-name="L87">
            <text:list-item>
              <text:p text:style-name="P111">Fetch code from a repository (e.g., using <text:span text:style-name="Source_5f_Text">git</text:span>).</text:p>
            </text:list-item>
            <text:list-item>
              <text:p text:style-name="P111">Configure application settings.</text:p>
            </text:list-item>
            <text:list-item>
              <text:p text:style-name="P111">Build and deploy software to a server.</text:p>
            </text:list-item>
            <text:list-item>
              <text:p text:style-name="P111">Restart services.</text:p>
            </text:list-item>
          </text:list>
        </text:list-item>
      </text:list>
      <text:p text:style-name="First_20_paragraph">These are just a few examples. The possibilities are vast! As you become more comfortable with Bash scripting, you'll find countless ways to automate repetitive tasks and make your work more efficient.</text:p>
      <text:h text:style-name="Heading_20_3" text:outline-level="3"><text:bookmark-start text:name="error-handling-and-logging"/>Error Handling and Logging<text:bookmark-end text:name="error-handling-and-logging"/></text:h>
      <text:p text:style-name="First_20_paragraph">When you write scripts, things don't always go according to plan. Files might be missing, commands might fail, or users might provide unexpected input. Good scripts anticipate these issues and handle them gracefully.</text:p>
      <text:h text:style-name="Heading_20_4" text:outline-level="4"><text:bookmark-start text:name="error-handling"/>Error Handling<text:bookmark-end text:name="error-handling"/></text:h>
      <text:p text:style-name="First_20_paragraph"><text:span text:style-name="T3">Error Handling</text:span>:</text:p>
      <text:list xml:id="list2589287432" text:style-name="L88">
        <text:list-item>
          <text:p text:style-name="P112"><text:span text:style-name="T3">Exit Status</text:span>: As we briefly touched on with functions, every command in Bash returns an <text:span text:style-name="T3">exit status</text:span>. A status of <text:span text:style-name="Source_5f_Text">0</text:span> typically indicates success, while any non-zero status indicates failure. You can check the exit status of the last command using the special variable <text:span text:style-name="Source_5f_Text">$?</text:span>.</text:p>
          <text:p text:style-name="P21"><text:span text:style-name="CommentTok">#!/bin/bash</text:span> </text:p>
          <text:p text:style-name="P21"><text:span text:style-name="FunctionTok">cp</text:span><text:span text:style-name="NormalTok"> non_existent_file.txt backup.txt</text:span> </text:p>
          <text:p text:style-name="P21"><text:span text:style-name="ControlFlowTok">if</text:span><text:span text:style-name="NormalTok"> </text:span><text:span text:style-name="BuiltInTok">[</text:span><text:span text:style-name="NormalTok"> </text:span><text:span text:style-name="StringTok">"</text:span><text:span text:style-name="VariableTok">$?</text:span><text:span text:style-name="StringTok">"</text:span><text:span text:style-name="NormalTok"> </text:span><text:span text:style-name="OtherTok">-ne</text:span><text:span text:style-name="NormalTok"> 0 </text:span><text:span text:style-name="BuiltInTok">]</text:span><text:span text:style-name="KeywordTok">;</text:span><text:span text:style-name="NormalTok"> </text:span><text:span text:style-name="ControlFlowTok">then</text:span> </text:p>
          <text:p text:style-name="P21"><text:span text:style-name="NormalTok"><text:s text:c="2"/></text:span><text:span text:style-name="BuiltInTok">echo</text:span><text:span text:style-name="NormalTok"> </text:span><text:span text:style-name="StringTok">"Error: Failed to copy the file."</text:span> </text:p>
          <text:p text:style-name="P21"><text:span text:style-name="NormalTok"><text:s text:c="2"/></text:span><text:span text:style-name="BuiltInTok">exit</text:span><text:span text:style-name="NormalTok"> 1 </text:span><text:span text:style-name="CommentTok"># Exit the script with an error status</text:span> </text:p>
          <text:p text:style-name="P21"><text:span text:style-name="ControlFlowTok">fi</text:span> </text:p>
          <text:p text:style-name="P21"><text:span text:style-name="BuiltInTok">echo</text:span><text:span text:style-name="NormalTok"> </text:span><text:span text:style-name="StringTok">"File copied successfully."</text:span> </text:p>
          <text:p text:style-name="P21"><text:span text:style-name="BuiltInTok">exit</text:span><text:span text:style-name="NormalTok"> 0 </text:span><text:span text:style-name="CommentTok"># Exit the script with a success status</text:span> </text:p>
        </text:list-item>
        <text:list-item>
          <text:p text:style-name="P112"><text:span text:style-name="T3">Conditional Execution with</text:span> <text:span text:style-name="Source_5f_Text">&amp;&amp;</text:span> <text:span text:style-name="T3">and</text:span> <text:span text:style-name="Source_5f_Text">||</text:span>: These operators allow you to chain commands based on their exit status:</text:p>
          <text:list text:style-name="L89">
            <text:list-item>
              <text:p text:style-name="P113"><text:span text:style-name="Source_5f_Text">command1 &amp;&amp; command2</text:span>: Execute <text:span text:style-name="Source_5f_Text">command2</text:span> only if <text:span text:style-name="Source_5f_Text">command1</text:span> succeeds (returns an exit status of 0).</text:p>
            </text:list-item>
            <text:list-item>
              <text:p text:style-name="P113"><text:span text:style-name="Source_5f_Text">command1 || command2</text:span>: Execute <text:span text:style-name="Source_5f_Text">command2</text:span> only if <text:span text:style-name="Source_5f_Text">command1</text:span> fails (returns a non-zero exit status).</text:p>
              <text:p text:style-name="P22"><text:span text:style-name="CommentTok">#!/bin/bash</text:span> </text:p>
              <text:p text:style-name="P22"><text:span text:style-name="FunctionTok">mkdir</text:span><text:span text:style-name="NormalTok"> data_dir </text:span><text:span text:style-name="KeywordTok">&amp;&amp;</text:span><text:span text:style-name="NormalTok"> </text:span><text:span text:style-name="BuiltInTok">cd</text:span><text:span text:style-name="NormalTok"> data_dir </text:span><text:span text:style-name="CommentTok"># Create directory and then change into it only if creation succeeds</text:span> </text:p>
              <text:p text:style-name="P22"><text:span text:style-name="FunctionTok">rm</text:span><text:span text:style-name="NormalTok"> important_file </text:span><text:span text:style-name="KeywordTok">||</text:span><text:span text:style-name="NormalTok"> </text:span><text:span text:style-name="BuiltInTok">echo</text:span><text:span text:style-name="NormalTok"> </text:span><text:span text:style-name="StringTok">"Warning: Failed to remove important_file."</text:span> </text:p>
            </text:list-item>
          </text:list>
        </text:list-item>
        <text:list-item>
          <text:p text:style-name="P112"><text:span text:style-name="T3">Trapping Signals</text:span>: You can use the <text:span text:style-name="Source_5f_Text">trap</text:span> command to specify actions to be taken when the script receives certain signals (e.g., when the user presses Ctrl+C, which sends the <text:soft-page-break/><text:span text:style-name="Source_5f_Text">SIGINT</text:span> signal). This allows you to perform cleanup tasks before the script exits.</text:p>
          <text:p text:style-name="P21"><text:span text:style-name="CommentTok">#!/bin/bash</text:span> </text:p>
          <text:p text:style-name="P21"><text:span text:style-name="FunctionTok">cleanup()</text:span><text:span text:style-name="NormalTok"> </text:span><text:span text:style-name="KeywordTok">{</text:span> </text:p>
          <text:p text:style-name="P21"><text:span text:style-name="NormalTok"><text:s text:c="2"/></text:span><text:span text:style-name="BuiltInTok">echo</text:span><text:span text:style-name="NormalTok"> </text:span><text:span text:style-name="StringTok">"Performing cleanup..."</text:span> </text:p>
          <text:p text:style-name="P21"><text:span text:style-name="NormalTok"><text:s text:c="2"/></text:span><text:span text:style-name="FunctionTok">rm</text:span><text:span text:style-name="NormalTok"> </text:span><text:span text:style-name="AttributeTok">-f</text:span><text:span text:style-name="NormalTok"> temp_file</text:span> </text:p>
          <text:p text:style-name="P21"><text:span text:style-name="KeywordTok">}</text:span> </text:p>
          <text:p text:style-name="P21"/>
          <text:p text:style-name="P21"><text:span text:style-name="BuiltInTok">trap</text:span><text:span text:style-name="NormalTok"> cleanup SIGINT SIGTERM EXIT </text:span><text:span text:style-name="CommentTok"># Call cleanup on Ctrl+C, termination, or normal exit</text:span> </text:p>
          <text:p text:style-name="P21"/>
          <text:p text:style-name="P21"><text:span text:style-name="BuiltInTok">echo</text:span><text:span text:style-name="NormalTok"> </text:span><text:span text:style-name="StringTok">"Script started. Creating a temporary file..."</text:span> </text:p>
          <text:p text:style-name="P21"><text:span text:style-name="FunctionTok">touch</text:span><text:span text:style-name="NormalTok"> temp_file</text:span> </text:p>
          <text:p text:style-name="P21"><text:span text:style-name="FunctionTok">sleep</text:span><text:span text:style-name="NormalTok"> 10</text:span> </text:p>
          <text:p text:style-name="P21"><text:span text:style-name="BuiltInTok">echo</text:span><text:span text:style-name="NormalTok"> </text:span><text:span text:style-name="StringTok">"Script finished."</text:span> </text:p>
          <text:p text:style-name="P21"><text:span text:style-name="CommentTok"># The cleanup function will be called when the script finishes or is interrupted</text:span> </text:p>
        </text:list-item>
      </text:list>
      <text:h text:style-name="Heading_20_4" text:outline-level="4"><text:bookmark-start text:name="logging"/>Logging<text:bookmark-end text:name="logging"/></text:h>
      <text:p text:style-name="First_20_paragraph"><text:span text:style-name="T3">Logging</text:span>:</text:p>
      <text:p text:style-name="Text_20_body">Logging is the practice of recording events that occur during the execution of your script. This can be invaluable for debugging, monitoring, and auditing.</text:p>
      <text:list xml:id="list1281335923" text:style-name="L90">
        <text:list-item>
          <text:p text:style-name="P114"><text:span text:style-name="T3">Basic Logging with</text:span> <text:span text:style-name="Source_5f_Text">echo</text:span> <text:span text:style-name="T3">and Redirection</text:span>: You can simply use <text:span text:style-name="Source_5f_Text">echo</text:span> to print messages to a log file using redirection:</text:p>
          <text:p text:style-name="P23"/>
          <text:p text:style-name="P23"><text:span text:style-name="CommentTok">#!/bin/bash</text:span> </text:p>
          <text:p text:style-name="P23"><text:span text:style-name="VariableTok">LOG_FILE</text:span><text:span text:style-name="OperatorTok">=</text:span><text:span text:style-name="StringTok">"script.log"</text:span> </text:p>
          <text:p text:style-name="P23"><text:span text:style-name="VariableTok">TIMESTAMP</text:span><text:span text:style-name="OperatorTok">=</text:span><text:span text:style-name="VariableTok">$(</text:span><text:span text:style-name="FunctionTok">date</text:span><text:span text:style-name="NormalTok"> +</text:span><text:span text:style-name="StringTok">"%Y-%m-%d %H:%M:%S"</text:span><text:span text:style-name="VariableTok">)</text:span> </text:p>
          <text:p text:style-name="P23"/>
          <text:p text:style-name="P23"><text:span text:style-name="BuiltInTok">echo</text:span><text:span text:style-name="NormalTok"> </text:span><text:span text:style-name="StringTok">"</text:span><text:span text:style-name="VariableTok">$TIMESTAMP</text:span><text:span text:style-name="StringTok"> - Script started."</text:span><text:span text:style-name="NormalTok"> </text:span><text:span text:style-name="OperatorTok">&gt;&gt;</text:span><text:span text:style-name="NormalTok"> </text:span><text:span text:style-name="StringTok">"</text:span><text:span text:style-name="VariableTok">$LOG_FILE</text:span><text:span text:style-name="StringTok">"</text:span> </text:p>
          <text:p text:style-name="P23"/>
          <text:p text:style-name="P23"><text:span text:style-name="CommentTok"># ... your script commands ...</text:span> </text:p>
          <text:p text:style-name="P23"/>
          <text:p text:style-name="P23"><text:span text:style-name="ControlFlowTok">if</text:span><text:span text:style-name="NormalTok"> </text:span><text:span text:style-name="BuiltInTok">[</text:span><text:span text:style-name="NormalTok"> </text:span><text:span text:style-name="StringTok">"</text:span><text:span text:style-name="VariableTok">$?</text:span><text:span text:style-name="StringTok">"</text:span><text:span text:style-name="NormalTok"> </text:span><text:span text:style-name="OtherTok">-ne</text:span><text:span text:style-name="NormalTok"> 0 </text:span><text:span text:style-name="BuiltInTok">]</text:span><text:span text:style-name="KeywordTok">;</text:span><text:span text:style-name="NormalTok"> </text:span><text:span text:style-name="ControlFlowTok">then</text:span> </text:p>
          <text:p text:style-name="P23"><text:span text:style-name="NormalTok"><text:s text:c="2"/></text:span><text:span text:style-name="BuiltInTok">echo</text:span><text:span text:style-name="NormalTok"> </text:span><text:span text:style-name="StringTok">"</text:span><text:span text:style-name="VariableTok">$TIMESTAMP</text:span><text:span text:style-name="StringTok"> - Error occurred."</text:span><text:span text:style-name="NormalTok"> </text:span><text:span text:style-name="OperatorTok">&gt;&gt;</text:span><text:span text:style-name="NormalTok"> </text:span><text:span text:style-name="StringTok">"</text:span><text:span text:style-name="VariableTok">$LOG_FILE</text:span><text:span text:style-name="StringTok">"</text:span> </text:p>
          <text:p text:style-name="P23"><text:span text:style-name="ControlFlowTok">else</text:span> </text:p>
          <text:p text:style-name="P23"><text:span text:style-name="NormalTok"><text:s text:c="2"/></text:span><text:span text:style-name="BuiltInTok">echo</text:span><text:span text:style-name="NormalTok"> </text:span><text:span text:style-name="StringTok">"</text:span><text:span text:style-name="VariableTok">$TIMESTAMP</text:span><text:span text:style-name="StringTok"> - Script completed successfully."</text:span><text:span text:style-name="NormalTok"> </text:span><text:span text:style-name="OperatorTok">&gt;&gt;</text:span><text:span text:style-name="NormalTok"> </text:span><text:span text:style-name="StringTok">"</text:span><text:span text:style-name="VariableTok">$LOG_FILE</text:span><text:span text:style-name="StringTok">"</text:span> </text:p>
          <text:p text:style-name="P23"><text:span text:style-name="ControlFlowTok">fi</text:span> </text:p>
        </text:list-item>
        <text:list-item>
          <text:p text:style-name="P114"><text:span text:style-name="T3">Using</text:span> <text:span text:style-name="Source_5f_Text">logger</text:span> <text:span text:style-name="T3">Command</text:span>: The <text:span text:style-name="Source_5f_Text">logger</text:span> utility provides a more standardized way to write to the system log.</text:p>
          <text:p text:style-name="P23"><text:span text:style-name="CommentTok">#!/bin/bash</text:span> </text:p>
          <text:p text:style-name="P23"><text:span text:style-name="ExtensionTok">logger</text:span><text:span text:style-name="NormalTok"> </text:span><text:span text:style-name="StringTok">"Script started."</text:span> </text:p>
          <text:p text:style-name="P23"><text:span text:style-name="CommentTok"># ... your script commands ...</text:span> </text:p>
          <text:p text:style-name="P23"><text:span text:style-name="ControlFlowTok">if</text:span><text:span text:style-name="NormalTok"> </text:span><text:span text:style-name="BuiltInTok">[</text:span><text:span text:style-name="NormalTok"> </text:span><text:span text:style-name="StringTok">"</text:span><text:span text:style-name="VariableTok">$?</text:span><text:span text:style-name="StringTok">"</text:span><text:span text:style-name="NormalTok"> </text:span><text:span text:style-name="OtherTok">-ne</text:span><text:span text:style-name="NormalTok"> 0 </text:span><text:span text:style-name="BuiltInTok">]</text:span><text:span text:style-name="KeywordTok">;</text:span><text:span text:style-name="NormalTok"> </text:span><text:span text:style-name="ControlFlowTok">then</text:span> </text:p>
          <text:p text:style-name="P23"><text:span text:style-name="NormalTok"><text:s text:c="2"/></text:span><text:span text:style-name="ExtensionTok">logger</text:span><text:span text:style-name="NormalTok"> </text:span><text:span text:style-name="AttributeTok">-p</text:span><text:span text:style-name="NormalTok"> user.error </text:span><text:span text:style-name="StringTok">"Error in script."</text:span> </text:p>
          <text:p text:style-name="P23"><text:span text:style-name="ControlFlowTok">else</text:span> </text:p>
          <text:p text:style-name="P23"><text:span text:style-name="NormalTok"><text:s text:c="2"/></text:span><text:span text:style-name="ExtensionTok">logger</text:span><text:span text:style-name="NormalTok"> </text:span><text:span text:style-name="AttributeTok">-p</text:span><text:span text:style-name="NormalTok"> user.info </text:span><text:span text:style-name="StringTok">"Script completed successfully."</text:span> </text:p>
          <text:p text:style-name="P23"><text:span text:style-name="ControlFlowTok">fi</text:span> </text:p>
          <text:p text:style-name="P114"><text:soft-page-break/>Log messages written with logger can often be viewed using system log tools (like journalctl on Linux).</text:p>
        </text:list-item>
      </text:list>
      <text:p text:style-name="First_20_paragraph">Implementing proper error handling and logging makes your scripts more reliable, easier to debug, and provides valuable insights into their execution.</text:p>
      <text:h text:style-name="Heading_20_3" text:outline-level="3"><text:bookmark-start text:name="environment-variables"/>Environment Variables<text:bookmark-end text:name="environment-variables"/></text:h>
      <text:p text:style-name="First_20_paragraph">Environment variables are dynamic named values that can affect the way running processes will behave on a computer. They provide a way to configure applications and scripts without directly modifying their code. Bash scripts can both access existing environment variables and set their own.</text:p>
      <text:h text:style-name="Heading_20_4" text:outline-level="4"><text:bookmark-start text:name="accessing-environment-variables"/>Accessing Environment Variables<text:bookmark-end text:name="accessing-environment-variables"/></text:h>
      <text:p text:style-name="First_20_paragraph"><text:span text:style-name="T3">Accessing Environment Variables</text:span>:</text:p>
      <text:p text:style-name="Text_20_body">You can access the value of an environment variable in your Bash scripts using the dollar sign $ followed by the variable name (similar to how you access regular variables).</text:p>
      <text:p text:style-name="Preformatted_20_Text"><text:span text:style-name="CommentTok">#!/bin/bash</text:span> </text:p>
      <text:p text:style-name="Preformatted_20_Text"><text:span text:style-name="BuiltInTok">echo</text:span><text:span text:style-name="NormalTok"> </text:span><text:span text:style-name="StringTok">"Your home directory is: </text:span><text:span text:style-name="VariableTok">$HOME</text:span><text:span text:style-name="StringTok">"</text:span> </text:p>
      <text:p text:style-name="Preformatted_20_Text"><text:span text:style-name="BuiltInTok">echo</text:span><text:span text:style-name="NormalTok"> </text:span><text:span text:style-name="StringTok">"Your current user is: </text:span><text:span text:style-name="VariableTok">$USER</text:span><text:span text:style-name="StringTok">"</text:span> </text:p>
      <text:p text:style-name="Preformatted_20_Text"><text:span text:style-name="BuiltInTok">echo</text:span><text:span text:style-name="NormalTok"> </text:span><text:span text:style-name="StringTok">"Your operating system is: </text:span><text:span text:style-name="VariableTok">$OSTYPE</text:span><text:span text:style-name="StringTok">"</text:span> </text:p>
      <text:p text:style-name="Preformatted_20_Text"><text:span text:style-name="BuiltInTok">echo</text:span><text:span text:style-name="NormalTok"> </text:span><text:span text:style-name="StringTok">"The path to executable files is in: </text:span><text:span text:style-name="VariableTok">$PATH</text:span><text:span text:style-name="StringTok">"</text:span> </text:p>
      <text:p text:style-name="First_20_paragraph">These are just a few examples of common environment variables that are usually set by your system.</text:p>
      <text:h text:style-name="Heading_20_4" text:outline-level="4"><text:bookmark-start text:name="setting-environment-variables"/>Setting Environment Variables<text:bookmark-end text:name="setting-environment-variables"/></text:h>
      <text:p text:style-name="First_20_paragraph"><text:span text:style-name="T3">Setting Environment Variables</text:span>:</text:p>
      <text:p text:style-name="Text_20_body">You can set your own environment variables in your scripts using the <text:span text:style-name="Source_5f_Text">export</text:span> command.</text:p>
      <text:list xml:id="list3294267727" text:style-name="L91">
        <text:list-item>
          <text:p text:style-name="P115"><text:span text:style-name="T3">To set a variable that is only available within the current script</text:span>:</text:p>
          <text:p text:style-name="P24"><text:span text:style-name="VariableTok">MY_VARIABLE</text:span><text:span text:style-name="OperatorTok">=</text:span><text:span text:style-name="StringTok">"my_value"</text:span> </text:p>
          <text:p text:style-name="P24"><text:span text:style-name="BuiltInTok">echo</text:span><text:span text:style-name="NormalTok"> </text:span><text:span text:style-name="StringTok">"Inside the script: </text:span><text:span text:style-name="VariableTok">$MY_VARIABLE</text:span><text:span text:style-name="StringTok">"</text:span> </text:p>
        </text:list-item>
        <text:list-item>
          <text:p text:style-name="P115"><text:span text:style-name="T3">To set a variable that will be available to the current script and any child processes it creates (i.e., commands or other scripts run from this script), you use</text:span> <text:span text:style-name="Source_5f_Text">export</text:span>:</text:p>
          <text:p text:style-name="P24"><text:span text:style-name="BuiltInTok">export</text:span><text:span text:style-name="NormalTok"> </text:span><text:span text:style-name="VariableTok">MY_EXPORTED_VARIABLE</text:span><text:span text:style-name="OperatorTok">=</text:span><text:span text:style-name="StringTok">"exported_value"</text:span> </text:p>
          <text:p text:style-name="P24"><text:span text:style-name="BuiltInTok">echo</text:span><text:span text:style-name="NormalTok"> </text:span><text:span text:style-name="StringTok">"Inside the script: </text:span><text:span text:style-name="VariableTok">$MY_EXPORTED_VARIABLE</text:span><text:span text:style-name="StringTok">"</text:span> </text:p>
          <text:p text:style-name="P115">When a script sets an exported environment variable, that variable will be in the environment of any commands or scripts that are executed by that script. However, it will not affect the environment of the parent shell (the terminal where you ran the script) once the script finishes.</text:p>
        </text:list-item>
      </text:list>
      <text:h text:style-name="Heading_20_4" text:outline-level="4"><text:bookmark-start text:name="common-use-cases-for-environment-variables-in-scripts"/><text:soft-page-break/>Common Use Cases for Environment Variables in Scripts<text:bookmark-end text:name="common-use-cases-for-environment-variables-in-scripts"/></text:h>
      <text:p text:style-name="First_20_paragraph"><text:span text:style-name="T3">Common Use Cases for Environment Variables in Scripts</text:span>:</text:p>
      <text:list xml:id="list1280370149" text:style-name="L92">
        <text:list-item>
          <text:p text:style-name="P116"><text:span text:style-name="T3">Configuration</text:span>: Instead of hardcoding paths or settings within a script, you can use environment variables to make the script more flexible. Users can then configure the script's behavior by setting these variables before running it.</text:p>
        </text:list-item>
        <text:list-item>
          <text:p text:style-name="P116"><text:span text:style-name="T3">Passing Information</text:span>: Environment variables can be used to pass information between a parent script and child scripts or commands.</text:p>
        </text:list-item>
        <text:list-item>
          <text:p text:style-name="P116"><text:span text:style-name="T3">Accessing System Information</text:span>: As seen in the first example, they provide access to various system settings and user information.</text:p>
        </text:list-item>
      </text:list>
      <text:p text:style-name="First_20_paragraph"><text:span text:style-name="T3">Example Script Using Environment Variables</text:span>:</text:p>
      <text:p text:style-name="Preformatted_20_Text"><text:span text:style-name="CommentTok">#!/bin/bash</text:span> </text:p>
      <text:p text:style-name="Preformatted_20_Text"/>
      <text:p text:style-name="Preformatted_20_Text"><text:span text:style-name="CommentTok"># Check if a custom log directory is set, otherwise use a default</text:span> </text:p>
      <text:p text:style-name="Preformatted_20_Text"><text:span text:style-name="ControlFlowTok">if</text:span><text:span text:style-name="NormalTok"> </text:span><text:span text:style-name="BuiltInTok">[</text:span><text:span text:style-name="NormalTok"> </text:span><text:span text:style-name="OtherTok">-z</text:span><text:span text:style-name="NormalTok"> </text:span><text:span text:style-name="StringTok">"</text:span><text:span text:style-name="VariableTok">$LOG_DIR</text:span><text:span text:style-name="StringTok">"</text:span><text:span text:style-name="NormalTok"> </text:span><text:span text:style-name="BuiltInTok">]</text:span><text:span text:style-name="KeywordTok">;</text:span><text:span text:style-name="NormalTok"> </text:span><text:span text:style-name="ControlFlowTok">then</text:span> </text:p>
      <text:p text:style-name="Preformatted_20_Text"><text:span text:style-name="NormalTok"><text:s text:c="2"/></text:span><text:span text:style-name="VariableTok">LOG_DIR</text:span><text:span text:style-name="OperatorTok">=</text:span><text:span text:style-name="StringTok">"./logs"</text:span> </text:p>
      <text:p text:style-name="Preformatted_20_Text"><text:span text:style-name="ControlFlowTok">fi</text:span> </text:p>
      <text:p text:style-name="Preformatted_20_Text"/>
      <text:p text:style-name="Preformatted_20_Text"><text:span text:style-name="CommentTok"># Create the log directory if it doesn't exist</text:span> </text:p>
      <text:p text:style-name="Preformatted_20_Text"><text:span text:style-name="FunctionTok">mkdir</text:span><text:span text:style-name="NormalTok"> </text:span><text:span text:style-name="AttributeTok">-p</text:span><text:span text:style-name="NormalTok"> </text:span><text:span text:style-name="StringTok">"</text:span><text:span text:style-name="VariableTok">$LOG_DIR</text:span><text:span text:style-name="StringTok">"</text:span> </text:p>
      <text:p text:style-name="Preformatted_20_Text"/>
      <text:p text:style-name="Preformatted_20_Text"><text:span text:style-name="VariableTok">LOG_FILE</text:span><text:span text:style-name="OperatorTok">=</text:span><text:span text:style-name="StringTok">"</text:span><text:span text:style-name="VariableTok">$LOG_DIR</text:span><text:span text:style-name="StringTok">/my_script.log"</text:span> </text:p>
      <text:p text:style-name="Preformatted_20_Text"><text:span text:style-name="VariableTok">TIMESTAMP</text:span><text:span text:style-name="OperatorTok">=</text:span><text:span text:style-name="VariableTok">$(</text:span><text:span text:style-name="FunctionTok">date</text:span><text:span text:style-name="NormalTok"> +</text:span><text:span text:style-name="StringTok">"%Y-%m-%d %H:%M:%S"</text:span><text:span text:style-name="VariableTok">)</text:span> </text:p>
      <text:p text:style-name="Preformatted_20_Text"/>
      <text:p text:style-name="Preformatted_20_Text"><text:span text:style-name="BuiltInTok">echo</text:span><text:span text:style-name="NormalTok"> </text:span><text:span text:style-name="StringTok">"</text:span><text:span text:style-name="VariableTok">$TIMESTAMP</text:span><text:span text:style-name="StringTok"> - Script started."</text:span><text:span text:style-name="NormalTok"> </text:span><text:span text:style-name="OperatorTok">&gt;&gt;</text:span><text:span text:style-name="NormalTok"> </text:span><text:span text:style-name="StringTok">"</text:span><text:span text:style-name="VariableTok">$LOG_FILE</text:span><text:span text:style-name="StringTok">"</text:span> </text:p>
      <text:p text:style-name="Preformatted_20_Text"/>
      <text:p text:style-name="Preformatted_20_Text"><text:span text:style-name="CommentTok"># ... your script commands ...</text:span> </text:p>
      <text:p text:style-name="Preformatted_20_Text"/>
      <text:p text:style-name="Preformatted_20_Text"><text:span text:style-name="BuiltInTok">echo</text:span><text:span text:style-name="NormalTok"> </text:span><text:span text:style-name="StringTok">"</text:span><text:span text:style-name="VariableTok">$TIMESTAMP</text:span><text:span text:style-name="StringTok"> - Script finished."</text:span><text:span text:style-name="NormalTok"> </text:span><text:span text:style-name="OperatorTok">&gt;&gt;</text:span><text:span text:style-name="NormalTok"> </text:span><text:span text:style-name="StringTok">"</text:span><text:span text:style-name="VariableTok">$LOG_FILE</text:span><text:span text:style-name="StringTok">"</text:span> </text:p>
      <text:p text:style-name="First_20_paragraph">In this script, the user can optionally set the <text:span text:style-name="Source_5f_Text">LOG_DIR</text:span> environment variable before running the script to specify where the log files should be stored. If the variable is not set, the script defaults to a <text:span text:style-name="Source_5f_Text">./logs</text:span> directory.</text:p>
      <text:p text:style-name="Text_20_body">Understanding and using environment variables is a key aspect of writing flexible and well-configured Bash scripts.</text:p>
      <text:h text:style-name="Heading_20_3" text:outline-level="3"><text:bookmark-start text:name="working-with-command-line-arguments"/>Working with Command-Line Arguments<text:bookmark-end text:name="working-with-command-line-arguments"/></text:h>
      <text:p text:style-name="First_20_paragraph">Just like you can pass arguments to the script itself when you run it from the terminal (e.g., <text:span text:style-name="Source_5f_Text">./my_script.sh input.txt output.log</text:span>), your scripts can access and use these arguments. This makes your scripts more flexible and allows users to customize their behavior when they run them.</text:p>
      <text:p text:style-name="Text_20_body">Inside your Bash script, the command-line arguments are stored in special positional parameters, similar to how function arguments are handled:</text:p>
      <text:list xml:id="list835690680" text:style-name="L93">
        <text:list-item>
          <text:p text:style-name="P117"><text:span text:style-name="Source_5f_Text">$0</text:span>: Represents the name of the script itself.</text:p>
        </text:list-item>
        <text:list-item>
          <text:p text:style-name="P117"><text:span text:style-name="Source_5f_Text">$1</text:span>: Represents the first argument passed to the script.</text:p>
        </text:list-item>
        <text:list-item>
          <text:p text:style-name="P117"><text:soft-page-break/><text:span text:style-name="Source_5f_Text">$2</text:span>: Represents the second argument.</text:p>
        </text:list-item>
        <text:list-item>
          <text:p text:style-name="P117"><text:span text:style-name="Source_5f_Text">$3</text:span>: Represents the third argument, and so on.</text:p>
        </text:list-item>
        <text:list-item>
          <text:p text:style-name="P117"><text:span text:style-name="Source_5f_Text">$#</text:span>: Contains the total number of arguments passed to the script (excluding the script name $0).</text:p>
        </text:list-item>
        <text:list-item>
          <text:p text:style-name="P117"><text:span text:style-name="Source_5f_Text">$*</text:span>: Contains all the arguments (starting from <text:span text:style-name="Source_5f_Text">$1</text:span>) as a single string, separated by spaces.</text:p>
        </text:list-item>
        <text:list-item>
          <text:p text:style-name="P117"><text:span text:style-name="Source_5f_Text">$@</text:span>: Contains all the arguments (starting from <text:span text:style-name="Source_5f_Text">$1</text:span>) as separate words (generally safer to use for iteration).</text:p>
        </text:list-item>
      </text:list>
      <text:p text:style-name="First_20_paragraph"><text:span text:style-name="T3">Example</text:span>:</text:p>
      <text:p text:style-name="Text_20_body">Let's create a simple script that takes a name as a command-line argument and greets that person:</text:p>
      <text:p text:style-name="Preformatted_20_Text"><text:span text:style-name="CommentTok">#!/bin/bash</text:span> </text:p>
      <text:p text:style-name="Preformatted_20_Text"/>
      <text:p text:style-name="Preformatted_20_Text"><text:span text:style-name="ControlFlowTok">if</text:span><text:span text:style-name="NormalTok"> </text:span><text:span text:style-name="BuiltInTok">[</text:span><text:span text:style-name="NormalTok"> </text:span><text:span text:style-name="StringTok">"</text:span><text:span text:style-name="VariableTok">$#</text:span><text:span text:style-name="StringTok">"</text:span><text:span text:style-name="NormalTok"> </text:span><text:span text:style-name="OtherTok">-eq</text:span><text:span text:style-name="NormalTok"> 1 </text:span><text:span text:style-name="BuiltInTok">]</text:span><text:span text:style-name="KeywordTok">;</text:span><text:span text:style-name="NormalTok"> </text:span><text:span text:style-name="ControlFlowTok">then</text:span> </text:p>
      <text:p text:style-name="Preformatted_20_Text"><text:span text:style-name="NormalTok"><text:s text:c="2"/></text:span><text:span text:style-name="VariableTok">NAME</text:span><text:span text:style-name="OperatorTok">=</text:span><text:span text:style-name="StringTok">"</text:span><text:span text:style-name="VariableTok">$1</text:span><text:span text:style-name="StringTok">"</text:span> </text:p>
      <text:p text:style-name="Preformatted_20_Text"><text:span text:style-name="NormalTok"><text:s text:c="2"/></text:span><text:span text:style-name="BuiltInTok">echo</text:span><text:span text:style-name="NormalTok"> </text:span><text:span text:style-name="StringTok">"Hello, </text:span><text:span text:style-name="VariableTok">$NAME</text:span><text:span text:style-name="StringTok">!"</text:span> </text:p>
      <text:p text:style-name="Preformatted_20_Text"><text:span text:style-name="ControlFlowTok">elif</text:span><text:span text:style-name="NormalTok"> </text:span><text:span text:style-name="BuiltInTok">[</text:span><text:span text:style-name="NormalTok"> </text:span><text:span text:style-name="StringTok">"</text:span><text:span text:style-name="VariableTok">$#</text:span><text:span text:style-name="StringTok">"</text:span><text:span text:style-name="NormalTok"> </text:span><text:span text:style-name="OtherTok">-gt</text:span><text:span text:style-name="NormalTok"> 1 </text:span><text:span text:style-name="BuiltInTok">]</text:span><text:span text:style-name="KeywordTok">;</text:span><text:span text:style-name="NormalTok"> </text:span><text:span text:style-name="ControlFlowTok">then</text:span> </text:p>
      <text:p text:style-name="Preformatted_20_Text"><text:span text:style-name="NormalTok"><text:s text:c="2"/></text:span><text:span text:style-name="BuiltInTok">echo</text:span><text:span text:style-name="NormalTok"> </text:span><text:span text:style-name="StringTok">"Usage: </text:span><text:span text:style-name="VariableTok">$0</text:span><text:span text:style-name="StringTok"> &lt;name&gt;"</text:span> </text:p>
      <text:p text:style-name="Preformatted_20_Text"><text:span text:style-name="NormalTok"><text:s text:c="2"/></text:span><text:span text:style-name="BuiltInTok">echo</text:span><text:span text:style-name="NormalTok"> </text:span><text:span text:style-name="StringTok">"Too many arguments provided."</text:span> </text:p>
      <text:p text:style-name="Preformatted_20_Text"><text:span text:style-name="NormalTok"><text:s text:c="2"/></text:span><text:span text:style-name="BuiltInTok">exit</text:span><text:span text:style-name="NormalTok"> 1</text:span> </text:p>
      <text:p text:style-name="Preformatted_20_Text"><text:span text:style-name="ControlFlowTok">else</text:span> </text:p>
      <text:p text:style-name="Preformatted_20_Text"><text:span text:style-name="NormalTok"><text:s text:c="2"/></text:span><text:span text:style-name="BuiltInTok">echo</text:span><text:span text:style-name="NormalTok"> </text:span><text:span text:style-name="StringTok">"Usage: </text:span><text:span text:style-name="VariableTok">$0</text:span><text:span text:style-name="StringTok"> &lt;name&gt;"</text:span> </text:p>
      <text:p text:style-name="Preformatted_20_Text"><text:span text:style-name="NormalTok"><text:s text:c="2"/></text:span><text:span text:style-name="BuiltInTok">echo</text:span><text:span text:style-name="NormalTok"> </text:span><text:span text:style-name="StringTok">"Please provide a name as an argument."</text:span> </text:p>
      <text:p text:style-name="Preformatted_20_Text"><text:span text:style-name="NormalTok"><text:s text:c="2"/></text:span><text:span text:style-name="BuiltInTok">exit</text:span><text:span text:style-name="NormalTok"> 1</text:span> </text:p>
      <text:p text:style-name="Preformatted_20_Text"><text:span text:style-name="ControlFlowTok">fi</text:span> </text:p>
      <text:p text:style-name="First_20_paragraph">If you save this script as <text:span text:style-name="Source_5f_Text">greet.sh</text:span> and run it like this:</text:p>
      <text:p text:style-name="Preformatted_20_Text"><text:span text:style-name="ExtensionTok">./greet.sh</text:span><text:span text:style-name="NormalTok"> Alice</text:span> </text:p>
      <text:p text:style-name="First_20_paragraph">The output will be:</text:p>
      <text:p text:style-name="Preformatted_20_Text">Hello, Alice!</text:p>
      <text:p text:style-name="First_20_paragraph">If you run it with no arguments or more than one argument, it will display a usage message and exit with an error status.</text:p>
      <text:p text:style-name="Text_20_body"><text:span text:style-name="T3">Using</text:span> <text:span text:style-name="Source_5f_Text">$*</text:span> <text:span text:style-name="T3">and</text:span> <text:span text:style-name="Source_5f_Text">$@</text:span> <text:span text:style-name="T3">to Process Multiple Arguments</text:span>:</text:p>
      <text:p text:style-name="Text_20_body">If your script needs to process multiple arguments, you can use <text:span text:style-name="Source_5f_Text">$*</text:span> or <text:span text:style-name="Source_5f_Text">$@</text:span> in loops:</text:p>
      <text:p text:style-name="Preformatted_20_Text"><text:span text:style-name="CommentTok">#!/bin/bash</text:span> </text:p>
      <text:p text:style-name="Preformatted_20_Text"/>
      <text:p text:style-name="Preformatted_20_Text"><text:span text:style-name="BuiltInTok">echo</text:span><text:span text:style-name="NormalTok"> </text:span><text:span text:style-name="StringTok">"Number of arguments: </text:span><text:span text:style-name="VariableTok">$#</text:span><text:span text:style-name="StringTok">"</text:span> </text:p>
      <text:p text:style-name="Preformatted_20_Text"/>
      <text:p text:style-name="Preformatted_20_Text"><text:span text:style-name="BuiltInTok">echo</text:span><text:span text:style-name="NormalTok"> </text:span><text:span text:style-name="StringTok">"Processing arguments using </text:span><text:span text:style-name="DataTypeTok">\$</text:span><text:span text:style-name="StringTok">@:"</text:span> </text:p>
      <text:p text:style-name="Preformatted_20_Text"><text:span text:style-name="ControlFlowTok">for</text:span><text:span text:style-name="NormalTok"> arg </text:span><text:span text:style-name="KeywordTok">in</text:span><text:span text:style-name="NormalTok"> </text:span><text:span text:style-name="StringTok">"</text:span><text:span text:style-name="VariableTok">$@</text:span><text:span text:style-name="StringTok">"</text:span><text:span text:style-name="KeywordTok">;</text:span><text:span text:style-name="NormalTok"> </text:span><text:span text:style-name="ControlFlowTok">do</text:span> </text:p>
      <text:p text:style-name="Preformatted_20_Text"><text:span text:style-name="NormalTok"><text:s text:c="2"/></text:span><text:span text:style-name="BuiltInTok">echo</text:span><text:span text:style-name="NormalTok"> </text:span><text:span text:style-name="StringTok">"Argument: </text:span><text:span text:style-name="VariableTok">$arg</text:span><text:span text:style-name="StringTok">"</text:span> </text:p>
      <text:p text:style-name="Preformatted_20_Text"><text:span text:style-name="ControlFlowTok">done</text:span> </text:p>
      <text:p text:style-name="Preformatted_20_Text"/>
      <text:p text:style-name="Preformatted_20_Text"><text:span text:style-name="BuiltInTok">echo</text:span><text:span text:style-name="NormalTok"> </text:span><text:span text:style-name="StringTok">"Processing arguments using </text:span><text:span text:style-name="DataTypeTok">\$</text:span><text:span text:style-name="StringTok">*:"</text:span> </text:p>
      <text:p text:style-name="Preformatted_20_Text"><text:span text:style-name="ControlFlowTok">for</text:span><text:span text:style-name="NormalTok"> arg </text:span><text:span text:style-name="KeywordTok">in</text:span><text:span text:style-name="NormalTok"> </text:span><text:span text:style-name="VariableTok">$*</text:span><text:span text:style-name="KeywordTok">;</text:span><text:span text:style-name="NormalTok"> </text:span><text:span text:style-name="ControlFlowTok">do</text:span> </text:p>
      <text:p text:style-name="Preformatted_20_Text"><text:span text:style-name="NormalTok"><text:s text:c="2"/></text:span><text:span text:style-name="BuiltInTok">echo</text:span><text:span text:style-name="NormalTok"> </text:span><text:span text:style-name="StringTok">"Argument: </text:span><text:span text:style-name="VariableTok">$arg</text:span><text:span text:style-name="StringTok">"</text:span> </text:p>
      <text:p text:style-name="Preformatted_20_Text"><text:span text:style-name="ControlFlowTok">done</text:span> </text:p>
      <text:p text:style-name="First_20_paragraph">If you run this script with <text:span text:style-name="Source_5f_Text">./process_args.sh one "two three" four</text:span>, the output will <text:soft-page-break/>highlight the difference in how <text:span text:style-name="Source_5f_Text">$@</text:span> and <text:span text:style-name="Source_5f_Text">$*</text:span> handle quoted arguments.</text:p>
      <text:p text:style-name="Text_20_body">Handling command-line arguments is essential for creating scripts that can be used in a variety of situations and can be easily integrated into other workflow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4</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5-06-10T18:39:40Z</meta:creation-date>
    <dc:date>2025-06-10T12:18:32.104320834</dc:date>
    <meta:editing-duration>PT23S</meta:editing-duration>
    <meta:editing-cycles>1</meta:editing-cycles>
    <meta:document-statistic meta:table-count="0" meta:image-count="0" meta:object-count="0" meta:page-count="44" meta:paragraph-count="1252" meta:word-count="13126" meta:character-count="76865" meta:non-whitespace-character-count="64117"/>
  </office:meta>
</office:document-meta>
</file>